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2E0000020E317F6C53AD5B3377.png" manifest:media-type="image/png"/>
  <manifest:file-entry manifest:full-path="Pictures/100002010000032E0000020EDD586300AA0D5C72.png" manifest:media-type="image/png"/>
  <manifest:file-entry manifest:full-path="Pictures/100002010000032E0000020E2F90A3A795E53142.png" manifest:media-type="image/png"/>
  <manifest:file-entry manifest:full-path="Pictures/10000201000002D900000069F2D23FF78FEC9850.png" manifest:media-type="image/png"/>
  <manifest:file-entry manifest:full-path="Pictures/100002010000032E0000020EFCBB7458F7EE6DEA.png" manifest:media-type="image/png"/>
  <manifest:file-entry manifest:full-path="Pictures/100000000000078000000465C870C0FE08B4E7D5.jpg" manifest:media-type="image/jpeg"/>
  <manifest:file-entry manifest:full-path="Pictures/10000200000003CB000001D0B42A684D11E892B7.png" manifest:media-type="image/png"/>
  <manifest:file-entry manifest:full-path="Pictures/1000000000000486000005006FACCE52EDC7DF6B.jpg" manifest:media-type="image/jpeg"/>
  <manifest:file-entry manifest:full-path="Pictures/10000201000001E7000001C27106A3D1568E97A9.png" manifest:media-type="image/png"/>
  <manifest:file-entry manifest:full-path="Pictures/10000201000002DA000000B7971D61A8BA97CAFD.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DFKai-SB" svg:font-family="DFKai-SB"/>
    <style:font-face style:name="DejaVu Sans" svg:font-family="'DejaVu Sans'"/>
    <style:font-face style:name="Dotum" svg:font-family="Dotum"/>
    <style:font-face style:name="Impact" svg:font-family="Impact"/>
    <style:font-face style:name="Microsoft Yi Baiti" svg:font-family="'Microsoft Yi Baiti'"/>
    <style:font-face style:name="等线" svg:font-family="等线"/>
    <style:font-face style:name="等线 Light" svg:font-family="'等线 Light'"/>
    <style:font-face style:name="黑体" svg:font-family="黑体"/>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思源黑体 CN Regular" svg:font-family="'思源黑体 CN Regular'" style:font-family-generic="system" style:font-pitch="variable"/>
  </office:font-face-decl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mil:type="randomBarWipe" smil:subtype="vertical"/>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speed="slow" presentation:background-visible="true" presentation:background-objects-visible="true" presentation:display-footer="false" presentation:display-page-number="false" presentation:display-date-time="false" smil:type="miscShapeWipe" smil:subtype="cornersOut"/>
    </style:style>
    <style:style style:name="dp5" style:family="drawing-page">
      <style:drawing-page-properties presentation:transition-speed="slow" presentation:background-visible="true" presentation:background-objects-visible="true" presentation:display-footer="false" presentation:display-page-number="false" presentation:display-date-time="false" smil:type="miscShapeWipe" smil:subtype="leftToRight"/>
    </style:style>
    <style:style style:name="dp6" style:family="drawing-page">
      <style:drawing-page-properties presentation:transition-speed="slow" presentation:background-visible="true" presentation:background-objects-visible="true" presentation:display-footer="false" presentation:display-page-number="false" presentation:display-date-time="false" smil:type="pinWheelWipe" smil:subtype="oneBlade"/>
    </style:style>
    <style:style style:name="gr1"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2" style:family="graphic" style:parent-style-name="standard">
      <style:graphic-properties draw:stroke="solid" svg:stroke-width="0.009cm" svg:stroke-color="#ffffff" draw:stroke-linejoin="round" draw:fill="none" draw:textarea-vertical-align="top" draw:auto-grow-height="false" draw:fit-to-size="false" fo:min-height="0cm" fo:min-width="0cm" fo:padding-top="0.125cm" fo:padding-bottom="0.125cm" fo:padding-left="0.25cm" fo:padding-right="0.25cm" fo:wrap-option="wrap"/>
    </style:style>
    <style:style style:name="gr3" style:family="graphic">
      <style:graphic-properties style:protect="size"/>
    </style:style>
    <style:style style:name="gr4" style:family="graphic" style:parent-style-name="standard">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5" style:family="graphic" style:parent-style-name="standard">
      <style:graphic-properties draw:stroke="none" svg:stroke-width="0cm" draw:fill="none" draw:textarea-vertical-align="top" draw:auto-grow-height="false" draw:fit-to-size="shrink-to-fit" fo:min-height="0cm" fo:min-width="0cm" fo:padding-top="0.125cm" fo:padding-bottom="0.125cm" fo:padding-left="0.25cm" fo:padding-right="0.25cm" fo:wrap-option="wrap"/>
    </style:style>
    <style:style style:name="gr6" style:family="graphic" style:parent-style-name="standard">
      <style:graphic-properties draw:stroke="none" svg:stroke-width="0cm" draw:fill="none" draw:textarea-vertical-align="top" draw:auto-grow-height="false" draw:fit-to-size="false" fo:min-height="1.185cm" fo:min-width="1.77cm" fo:padding-top="0.125cm" fo:padding-bottom="0.125cm" fo:padding-left="0.25cm" fo:padding-right="0.25cm" fo:wrap-option="wrap"/>
    </style:style>
    <style:style style:name="gr7" style:family="graphic" style:parent-style-name="standard">
      <style:graphic-properties draw:stroke="none" svg:stroke-width="0cm" draw:fill="none" draw:textarea-vertical-align="top" draw:auto-grow-height="false" draw:fit-to-size="false" fo:min-height="1.016cm" fo:min-width="9.564cm" fo:padding-top="0.125cm" fo:padding-bottom="0.125cm" fo:padding-left="0.25cm" fo:padding-right="0.25cm" fo:wrap-option="wrap"/>
    </style:style>
    <style:style style:name="gr8" style:family="graphic" style:parent-style-name="standard">
      <style:graphic-properties draw:stroke="solid" svg:stroke-width="0cm" svg:stroke-color="#000000" draw:fill="none" draw:textarea-vertical-align="top" draw:auto-grow-height="false" draw:fit-to-size="false" fo:min-height="0.762cm" fo:min-width="3.654cm" fo:padding-top="0.125cm" fo:padding-bottom="0.125cm" fo:padding-left="0.25cm" fo:padding-right="0.25cm" fo:wrap-option="wrap"/>
    </style:style>
    <style:style style:name="gr9" style:family="graphic" style:parent-style-name="standard">
      <style:graphic-properties draw:stroke="solid" svg:stroke-width="0cm" svg:stroke-color="#000000" draw:fill="none" draw:textarea-vertical-align="top" draw:auto-grow-height="false" draw:fit-to-size="false" fo:min-height="0.762cm" fo:min-width="3.198cm" fo:padding-top="0.125cm" fo:padding-bottom="0.125cm" fo:padding-left="0.25cm" fo:padding-right="0.25cm" fo:wrap-option="wrap"/>
    </style:style>
    <style:style style:name="gr10" style:family="graphic" style:parent-style-name="standard">
      <style:graphic-properties draw:stroke="solid" svg:stroke-width="0cm" svg:stroke-color="#000000" draw:fill="none" draw:textarea-vertical-align="top" draw:auto-grow-height="false" draw:fit-to-size="false" fo:min-height="0.762cm" fo:min-width="1.992cm" fo:padding-top="0.125cm" fo:padding-bottom="0.125cm" fo:padding-left="0.25cm" fo:padding-right="0.25cm" fo:wrap-option="wrap"/>
    </style:style>
    <style:style style:name="gr11" style:family="graphic" style:parent-style-name="standard">
      <style:graphic-properties draw:stroke="solid" svg:stroke-width="0cm" svg:stroke-color="#000000" draw:fill="none" draw:textarea-vertical-align="top" draw:auto-grow-height="false" draw:fit-to-size="false" fo:min-height="0.76cm" fo:min-width="1.373cm" fo:padding-top="0.125cm" fo:padding-bottom="0.125cm" fo:padding-left="0.25cm" fo:padding-right="0.25cm" fo:wrap-option="wrap"/>
    </style:style>
    <style:style style:name="gr12" style:family="graphic" style:parent-style-name="standard">
      <style:graphic-properties draw:stroke="solid" svg:stroke-width="0cm" svg:stroke-color="#000000" draw:fill="none" draw:textarea-vertical-align="top" draw:auto-grow-height="false" draw:fit-to-size="false" fo:min-height="0.762cm" fo:min-width="1.311cm" fo:padding-top="0.125cm" fo:padding-bottom="0.125cm" fo:padding-left="0.25cm" fo:padding-right="0.25cm" fo:wrap-option="wrap"/>
    </style:style>
    <style:style style:name="gr13" style:family="graphic" style:parent-style-name="standard">
      <style:graphic-properties draw:stroke="solid" svg:stroke-width="0cm" svg:stroke-color="#000000" draw:fill="none" draw:textarea-vertical-align="top" draw:auto-grow-height="false" draw:fit-to-size="false" fo:min-height="2.949cm" fo:min-width="0.775cm" fo:padding-top="0.125cm" fo:padding-bottom="0.125cm" fo:padding-left="0.25cm" fo:padding-right="0.25cm" fo:wrap-option="wrap"/>
    </style:style>
    <style:style style:name="gr14" style:family="graphic" style:parent-style-name="standard">
      <style:graphic-properties draw:stroke="solid" svg:stroke-width="0cm" svg:stroke-color="#000000" draw:fill="none" draw:textarea-vertical-align="top" draw:auto-grow-height="false" draw:fit-to-size="false" fo:min-height="2.958cm" fo:min-width="0.775cm" fo:padding-top="0.125cm" fo:padding-bottom="0.125cm" fo:padding-left="0.25cm" fo:padding-right="0.25cm" fo:wrap-option="wrap"/>
    </style:style>
    <style:style style:name="gr15" style:family="graphic" style:parent-style-name="standard">
      <style:graphic-properties draw:stroke="solid" svg:stroke-width="0cm" svg:stroke-color="#000000" draw:fill="none" draw:textarea-vertical-align="top" draw:auto-grow-height="false" draw:fit-to-size="false" fo:min-height="2.949cm" fo:min-width="0.699cm" fo:padding-top="0.125cm" fo:padding-bottom="0.125cm" fo:padding-left="0.25cm" fo:padding-right="0.25cm" fo:wrap-option="wrap"/>
    </style:style>
    <style:style style:name="gr16" style:family="graphic" style:parent-style-name="standard">
      <style:graphic-properties draw:stroke="solid" svg:stroke-width="0.035cm" svg:stroke-color="#000000" draw:stroke-linejoin="round" draw:fill="none" draw:textarea-horizontal-align="center" draw:textarea-vertical-align="top" draw:auto-grow-height="false" fo:padding-top="0.125cm" fo:padding-bottom="0.125cm" fo:padding-left="0.25cm" fo:padding-right="0.25cm" fo:wrap-option="wrap"/>
    </style:style>
    <style:style style:name="gr17" style:family="graphic" style:parent-style-name="standard">
      <style:graphic-properties draw:stroke="solid" svg:stroke-width="0.026cm" svg:stroke-color="#25262a" draw:marker-end="msArrowOpenEnd_20_5" draw:marker-end-width="0.315cm" draw:marker-end-center="false" draw:stroke-linejoin="round" draw:fill="none" draw:textarea-vertical-align="top" draw:auto-grow-height="false" fo:min-height="0.11cm" fo:min-width="3.84cm" fo:padding-top="0.125cm" fo:padding-bottom="0.125cm" fo:padding-left="0.25cm" fo:padding-right="0.25cm" fo:wrap-option="wrap"/>
    </style:style>
    <style:style style:name="gr18" style:family="graphic" style:parent-style-name="standard">
      <style:graphic-properties draw:stroke="solid" svg:stroke-width="0.026cm" svg:stroke-color="#000000" draw:marker-end="msArrowOpenEnd_20_5" draw:marker-end-width="0.315cm" draw:marker-end-center="false" draw:stroke-linejoin="round" draw:fill="none" draw:textarea-vertical-align="top" draw:auto-grow-height="false" fo:min-height="0.164cm" fo:min-width="3.481cm" fo:padding-top="0.125cm" fo:padding-bottom="0.125cm" fo:padding-left="0.25cm" fo:padding-right="0.25cm" fo:wrap-option="wrap"/>
    </style:style>
    <style:style style:name="gr19" style:family="graphic" style:parent-style-name="standard">
      <style:graphic-properties draw:stroke="solid" svg:stroke-width="0.026cm" svg:stroke-color="#25262a" draw:marker-end="msArrowOpenEnd_20_5" draw:marker-end-width="0.315cm" draw:marker-end-center="false" draw:stroke-linejoin="round" draw:fill="none" draw:textarea-vertical-align="top" draw:auto-grow-height="false" fo:min-height="0cm" fo:min-width="1.691cm" fo:padding-top="0.125cm" fo:padding-bottom="0.125cm" fo:padding-left="0.25cm" fo:padding-right="0.25cm" fo:wrap-option="wrap"/>
    </style:style>
    <style:style style:name="gr20" style:family="graphic" style:parent-style-name="standard">
      <style:graphic-properties draw:stroke="solid" svg:stroke-width="0.026cm" svg:stroke-color="#000000" draw:marker-end="msArrowOpenEnd_20_5" draw:marker-end-width="0.315cm" draw:marker-end-center="false" draw:stroke-linejoin="round" draw:fill="none" draw:textarea-vertical-align="top" draw:auto-grow-height="false" fo:min-height="0.861cm" fo:min-width="11.544cm" fo:padding-top="0.125cm" fo:padding-bottom="0.125cm" fo:padding-left="0.25cm" fo:padding-right="0.25cm" fo:wrap-option="wrap"/>
    </style:style>
    <style:style style:name="gr21" style:family="graphic" style:parent-style-name="standard">
      <style:graphic-properties draw:stroke="solid" svg:stroke-width="0.026cm" svg:stroke-color="#000000" draw:marker-end="msArrowOpenEnd_20_5" draw:marker-end-width="0.315cm" draw:marker-end-center="false" draw:stroke-linejoin="round" draw:fill="none" draw:textarea-vertical-align="top" draw:auto-grow-height="false" fo:min-height="0.832cm" fo:min-width="15.253cm" fo:padding-top="0.125cm" fo:padding-bottom="0.125cm" fo:padding-left="0.25cm" fo:padding-right="0.25cm" fo:wrap-option="wrap"/>
    </style:style>
    <style:style style:name="gr22" style:family="graphic" style:parent-style-name="standard">
      <style:graphic-properties draw:stroke="solid" svg:stroke-width="0.026cm" svg:stroke-color="#25262a" draw:marker-end="msArrowOpenEnd_20_5" draw:marker-end-width="0.315cm" draw:marker-end-center="false" draw:stroke-linejoin="round" draw:fill="none" draw:textarea-vertical-align="top" draw:auto-grow-height="false" fo:min-height="8.681cm" fo:min-width="0.578cm" fo:padding-top="0.125cm" fo:padding-bottom="0.125cm" fo:padding-left="0.25cm" fo:padding-right="0.25cm" fo:wrap-option="wrap"/>
    </style:style>
    <style:style style:name="gr23" style:family="graphic" style:parent-style-name="standard">
      <style:graphic-properties draw:stroke="solid" svg:stroke-width="0.026cm" svg:stroke-color="#25262a" draw:marker-end="msArrowOpenEnd_20_5" draw:marker-end-width="0.315cm" draw:marker-end-center="false" draw:stroke-linejoin="round" draw:fill="none" draw:textarea-vertical-align="top" draw:auto-grow-height="false" fo:min-height="0.31cm" fo:min-width="7.565cm" fo:padding-top="0.125cm" fo:padding-bottom="0.125cm" fo:padding-left="0.25cm" fo:padding-right="0.25cm" fo:wrap-option="wrap"/>
    </style:style>
    <style:style style:name="gr24" style:family="graphic" style:parent-style-name="standard">
      <style:graphic-properties draw:stroke="solid" svg:stroke-width="0.026cm" svg:stroke-color="#25262a" draw:marker-end="msArrowOpenEnd_20_5" draw:marker-end-width="0.315cm" draw:marker-end-center="false" draw:stroke-linejoin="round" draw:fill="none" draw:textarea-vertical-align="top" draw:auto-grow-height="false" fo:min-height="4.8cm" fo:min-width="0.49cm" fo:padding-top="0.125cm" fo:padding-bottom="0.125cm" fo:padding-left="0.25cm" fo:padding-right="0.25cm" fo:wrap-option="wrap"/>
    </style:style>
    <style:style style:name="gr25" style:family="graphic" style:parent-style-name="standard">
      <style:graphic-properties draw:stroke="solid" svg:stroke-width="0.026cm" svg:stroke-color="#25262a" draw:marker-end="msArrowOpenEnd_20_5" draw:marker-end-width="0.315cm" draw:marker-end-center="false" draw:stroke-linejoin="round" draw:fill="none" draw:textarea-vertical-align="top" draw:auto-grow-height="false" fo:min-height="0.31cm" fo:min-width="9.949cm" fo:padding-top="0.125cm" fo:padding-bottom="0.125cm" fo:padding-left="0.25cm" fo:padding-right="0.25cm" fo:wrap-option="wrap"/>
    </style:style>
    <style:style style:name="gr26" style:family="graphic" style:parent-style-name="standard">
      <style:graphic-properties draw:stroke="solid" svg:stroke-width="0.026cm" svg:stroke-color="#25262a" draw:marker-end="msArrowOpenEnd_20_5" draw:marker-end-width="0.315cm" draw:marker-end-center="false" draw:stroke-linejoin="round" draw:fill="none" draw:textarea-vertical-align="top" draw:auto-grow-height="false" fo:min-height="2.949cm" fo:min-width="0.578cm" fo:padding-top="0.125cm" fo:padding-bottom="0.125cm" fo:padding-left="0.25cm" fo:padding-right="0.25cm" fo:wrap-option="wrap"/>
    </style:style>
    <style:style style:name="gr27" style:family="graphic" style:parent-style-name="standard">
      <style:graphic-properties draw:stroke="solid" svg:stroke-width="0.026cm" svg:stroke-color="#25262a" draw:marker-end="msArrowOpenEnd_20_5" draw:marker-end-width="0.315cm" draw:marker-end-center="false" draw:stroke-linejoin="round" draw:fill="none" draw:textarea-vertical-align="top" draw:auto-grow-height="false" fo:min-height="2.749cm" fo:min-width="0.579cm" fo:padding-top="0.125cm" fo:padding-bottom="0.125cm" fo:padding-left="0.25cm" fo:padding-right="0.25cm" fo:wrap-option="wrap"/>
    </style:style>
    <style:style style:name="gr28" style:family="graphic" style:parent-style-name="standard">
      <style:graphic-properties draw:stroke="solid" svg:stroke-width="0.026cm" svg:stroke-color="#25262a" draw:marker-end="msArrowOpenEnd_20_5" draw:marker-end-width="0.315cm" draw:marker-end-center="false" draw:stroke-linejoin="round" draw:fill="none" draw:textarea-vertical-align="top" draw:auto-grow-height="false" fo:min-height="6.148cm" fo:min-width="0.578cm" fo:padding-top="0.125cm" fo:padding-bottom="0.125cm" fo:padding-left="0.25cm" fo:padding-right="0.25cm" fo:wrap-option="wrap"/>
    </style:style>
    <style:style style:name="gr29" style:family="graphic" style:parent-style-name="standard">
      <style:graphic-properties draw:stroke="solid" svg:stroke-width="0cm" svg:stroke-color="#000000" draw:fill="none" draw:textarea-vertical-align="top" draw:auto-grow-height="false" draw:fit-to-size="false" fo:min-height="2.948cm" fo:min-width="0.699cm" fo:padding-top="0.125cm" fo:padding-bottom="0.125cm" fo:padding-left="0.25cm" fo:padding-right="0.25cm" fo:wrap-option="wrap"/>
    </style:style>
    <style:style style:name="gr30" style:family="graphic" style:parent-style-name="standard">
      <style:graphic-properties draw:stroke="solid" svg:stroke-width="0.026cm" svg:stroke-color="#25262a" draw:marker-end="msArrowOpenEnd_20_5" draw:marker-end-width="0.315cm" draw:marker-end-center="false" draw:stroke-linejoin="round" draw:fill="none" draw:textarea-vertical-align="top" draw:auto-grow-height="false" fo:min-height="0cm" fo:min-width="0.579cm" fo:padding-top="0.125cm" fo:padding-bottom="0.125cm" fo:padding-left="0.25cm" fo:padding-right="0.25cm" fo:wrap-option="wrap"/>
    </style:style>
    <style:style style:name="gr31" style:family="graphic" style:parent-style-name="standard">
      <style:graphic-properties draw:stroke="solid" svg:stroke-width="0cm" svg:stroke-color="#000000" draw:fill="none" draw:textarea-vertical-align="top" draw:auto-grow-height="false" draw:fit-to-size="false" fo:min-height="2.947cm" fo:min-width="0.699cm" fo:padding-top="0.125cm" fo:padding-bottom="0.125cm" fo:padding-left="0.25cm" fo:padding-right="0.25cm" fo:wrap-option="wrap"/>
    </style:style>
    <style:style style:name="gr32" style:family="graphic" style:parent-style-name="standard">
      <style:graphic-properties draw:stroke="solid" svg:stroke-width="0.026cm" svg:stroke-color="#25262a" draw:marker-end="msArrowOpenEnd_20_5" draw:marker-end-width="0.315cm" draw:marker-end-center="false" draw:stroke-linejoin="round" draw:fill="none" draw:textarea-vertical-align="top" draw:auto-grow-height="false" fo:min-height="5.097cm" fo:min-width="0.489cm" fo:padding-top="0.125cm" fo:padding-bottom="0.125cm" fo:padding-left="0.25cm" fo:padding-right="0.25cm" fo:wrap-option="wrap"/>
    </style:style>
    <style:style style:name="gr33" style:family="graphic" style:parent-style-name="standard">
      <style:graphic-properties draw:stroke="solid" svg:stroke-width="0.026cm" svg:stroke-color="#25262a" draw:marker-end="msArrowOpenEnd_20_5" draw:marker-end-width="0.315cm" draw:marker-end-center="false" draw:stroke-linejoin="round" draw:fill="none" draw:textarea-vertical-align="top" draw:auto-grow-height="false" fo:min-height="2.2cm" fo:min-width="0.49cm" fo:padding-top="0.125cm" fo:padding-bottom="0.125cm" fo:padding-left="0.25cm" fo:padding-right="0.25cm" fo:wrap-option="wrap"/>
    </style:style>
    <style:style style:name="gr34" style:family="graphic" style:parent-style-name="standard">
      <style:graphic-properties draw:stroke="solid" svg:stroke-width="0.026cm" svg:stroke-color="#25262a" draw:marker-end="msArrowOpenEnd_20_5" draw:marker-end-width="0.315cm" draw:marker-end-center="false" draw:stroke-linejoin="round" draw:fill="none" draw:textarea-vertical-align="top" draw:auto-grow-height="false" fo:min-height="2.297cm" fo:min-width="0.489cm" fo:padding-top="0.125cm" fo:padding-bottom="0.125cm" fo:padding-left="0.25cm" fo:padding-right="0.25cm" fo:wrap-option="wrap"/>
    </style:style>
    <style:style style:name="gr35" style:family="graphic" style:parent-style-name="standard">
      <style:graphic-properties draw:stroke="none" svg:stroke-width="0.071cm" draw:fill="solid" draw:fill-color="#00b3eb" draw:textarea-vertical-align="top" draw:auto-grow-height="false" fo:min-height="2.394cm" fo:min-width="2.144cm" fo:padding-top="0.125cm" fo:padding-bottom="0.125cm" fo:padding-left="0.25cm" fo:padding-right="0.25cm" fo:wrap-option="wrap"/>
    </style:style>
    <style:style style:name="gr36" style:family="graphic" style:parent-style-name="standard">
      <style:graphic-properties draw:stroke="none" svg:stroke-width="0.071cm" draw:fill="solid" draw:fill-color="#e42887" draw:textarea-vertical-align="top" draw:auto-grow-height="false" fo:min-height="3.029cm" fo:min-width="6.246cm" fo:padding-top="0.125cm" fo:padding-bottom="0.125cm" fo:padding-left="0.25cm" fo:padding-right="0.25cm" fo:wrap-option="wrap"/>
    </style:style>
    <style:style style:name="gr37" style:family="graphic" style:parent-style-name="standard">
      <style:graphic-properties draw:stroke="none" svg:stroke-width="0.071cm" draw:fill="solid" draw:fill-color="#f7bc00" draw:textarea-vertical-align="top" draw:auto-grow-height="false" fo:min-height="3.029cm" fo:min-width="6.344cm" fo:padding-top="0.125cm" fo:padding-bottom="0.125cm" fo:padding-left="0.25cm" fo:padding-right="0.25cm" fo:wrap-option="wrap"/>
    </style:style>
    <style:style style:name="gr38" style:family="graphic" style:parent-style-name="standard">
      <style:graphic-properties draw:stroke="none" svg:stroke-width="0.071cm" draw:fill="solid" draw:fill-color="#a8ca04" draw:textarea-vertical-align="top" draw:auto-grow-height="false" fo:min-height="3.029cm" fo:min-width="6.222cm" fo:padding-top="0.125cm" fo:padding-bottom="0.125cm" fo:padding-left="0.25cm" fo:padding-right="0.25cm" fo:wrap-option="wrap"/>
    </style:style>
    <style:style style:name="gr39" style:family="graphic" style:parent-style-name="standard">
      <style:graphic-properties draw:stroke="none" svg:stroke-width="0cm" draw:fill="none" draw:textarea-vertical-align="top" draw:auto-grow-height="false" draw:fit-to-size="false" fo:min-height="1.016cm" fo:min-width="2.599cm" fo:padding-top="0.125cm" fo:padding-bottom="0.125cm" fo:padding-left="0.25cm" fo:padding-right="0.25cm" fo:wrap-option="wrap"/>
    </style:style>
    <style:style style:name="gr40" style:family="graphic" style:parent-style-name="standard">
      <style:graphic-properties draw:stroke="none" svg:stroke-width="0.071cm" draw:fill="solid" draw:fill-color="#e42887" draw:opacity="50%" draw:textarea-vertical-align="top" draw:auto-grow-height="false" fo:min-height="3.035cm" fo:min-width="3.59cm" fo:padding-top="0.125cm" fo:padding-bottom="0.125cm" fo:padding-left="0.25cm" fo:padding-right="0.25cm" fo:wrap-option="wrap"/>
    </style:style>
    <style:style style:name="gr41" style:family="graphic" style:parent-style-name="standard">
      <style:graphic-properties draw:stroke="none" svg:stroke-width="0.071cm" draw:fill="solid" draw:fill-color="#f7bc00" draw:opacity="50%" draw:textarea-vertical-align="top" draw:auto-grow-height="false" fo:min-height="3.024cm" fo:min-width="3.57cm" fo:padding-top="0.125cm" fo:padding-bottom="0.125cm" fo:padding-left="0.25cm" fo:padding-right="0.25cm" fo:wrap-option="wrap"/>
    </style:style>
    <style:style style:name="gr42" style:family="graphic" style:parent-style-name="standard">
      <style:graphic-properties draw:stroke="none" svg:stroke-width="0.071cm" draw:fill="solid" draw:fill-color="#e42887" draw:opacity="50%" draw:textarea-vertical-align="top" draw:auto-grow-height="false" fo:min-height="3.004cm" fo:min-width="3.531cm" fo:padding-top="0.125cm" fo:padding-bottom="0.125cm" fo:padding-left="0.25cm" fo:padding-right="0.25cm" fo:wrap-option="wrap"/>
    </style:style>
    <style:style style:name="gr43" style:family="graphic" style:parent-style-name="standard">
      <style:graphic-properties draw:stroke="none" svg:stroke-width="0.071cm" draw:fill="solid" draw:fill-color="#00b3eb" draw:opacity="50%" draw:textarea-vertical-align="top" draw:auto-grow-height="false" fo:min-height="3.028cm" fo:min-width="3.545cm" fo:padding-top="0.125cm" fo:padding-bottom="0.125cm" fo:padding-left="0.25cm" fo:padding-right="0.25cm" fo:wrap-option="wrap"/>
    </style:style>
    <style:style style:name="gr44" style:family="graphic" style:parent-style-name="standard">
      <style:graphic-properties draw:stroke="none" svg:stroke-width="0.071cm" draw:fill="solid" draw:fill-color="#f7bc00" draw:opacity="50%" draw:textarea-vertical-align="top" draw:auto-grow-height="false" fo:min-height="2.967cm" fo:min-width="3.572cm" fo:padding-top="0.125cm" fo:padding-bottom="0.125cm" fo:padding-left="0.25cm" fo:padding-right="0.25cm" fo:wrap-option="wrap"/>
    </style:style>
    <style:style style:name="gr45" style:family="graphic" style:parent-style-name="standard">
      <style:graphic-properties draw:stroke="none" svg:stroke-width="0.071cm" draw:fill="solid" draw:fill-color="#a8ca04" draw:opacity="50%" draw:textarea-vertical-align="top" draw:auto-grow-height="false" fo:min-height="3.025cm" fo:min-width="3.551cm" fo:padding-top="0.125cm" fo:padding-bottom="0.125cm" fo:padding-left="0.25cm" fo:padding-right="0.25cm" fo:wrap-option="wrap"/>
    </style:style>
    <style:style style:name="gr46" style:family="graphic" style:parent-style-name="standard">
      <style:graphic-properties draw:stroke="none" svg:stroke-width="0.071cm" draw:fill="solid" draw:fill-color="#11c6ff" draw:opacity="50%" draw:textarea-vertical-align="top" draw:auto-grow-height="false" fo:min-height="3.035cm" fo:min-width="3.59cm" fo:padding-top="0.125cm" fo:padding-bottom="0.125cm" fo:padding-left="0.25cm" fo:padding-right="0.25cm" fo:wrap-option="wrap"/>
    </style:style>
    <style:style style:name="gr47" style:family="graphic" style:parent-style-name="standard">
      <style:graphic-properties draw:stroke="none" svg:stroke-width="0.071cm" draw:fill="solid" draw:fill-color="#a8ca04" draw:opacity="50%" draw:textarea-vertical-align="top" draw:auto-grow-height="false" fo:min-height="3.001cm" fo:min-width="3.525cm" fo:padding-top="0.125cm" fo:padding-bottom="0.125cm" fo:padding-left="0.25cm" fo:padding-right="0.25cm" fo:wrap-option="wrap"/>
    </style:style>
    <style:style style:name="gr48" style:family="graphic" style:parent-style-name="standard">
      <style:graphic-properties draw:stroke="none" svg:stroke-width="0cm" draw:fill="none" draw:textarea-vertical-align="top" draw:auto-grow-height="false" draw:fit-to-size="false" fo:min-height="0.847cm" fo:min-width="3.2cm" fo:padding-top="0.125cm" fo:padding-bottom="0.125cm" fo:padding-left="0.25cm" fo:padding-right="0.25cm" fo:wrap-option="wrap"/>
    </style:style>
    <style:style style:name="gr49" style:family="graphic" style:parent-style-name="standard">
      <style:graphic-properties draw:stroke="none" svg:stroke-width="0cm" draw:fill="none" draw:textarea-vertical-align="top" draw:auto-grow-height="false" draw:fit-to-size="false" fo:min-height="2.37cm" fo:min-width="3.506cm" fo:padding-top="0.125cm" fo:padding-bottom="0.125cm" fo:padding-left="0.25cm" fo:padding-right="0.25cm" fo:wrap-option="wrap"/>
    </style:style>
    <style:style style:name="gr50" style:family="graphic" style:parent-style-name="standard">
      <style:graphic-properties draw:stroke="none" svg:stroke-width="0cm" draw:fill="none" draw:textarea-vertical-align="top" draw:auto-grow-height="false" fo:min-height="1.027cm" fo:min-width="9.564cm" fo:padding-top="0.125cm" fo:padding-bottom="0.125cm" fo:padding-left="0.25cm" fo:padding-right="0.25cm" fo:wrap-option="wrap"/>
    </style:style>
    <style:style style:name="gr51" style:family="graphic" style:parent-style-name="standard">
      <style:graphic-properties draw:stroke="none" svg:stroke-width="0cm" draw:fill="none" draw:textarea-vertical-align="top" draw:auto-grow-height="false" draw:fit-to-size="false" fo:min-height="1.522cm" fo:min-width="7.704cm" fo:padding-top="0.125cm" fo:padding-bottom="0.125cm" fo:padding-left="0.25cm" fo:padding-right="0.25cm" fo:wrap-option="wrap"/>
    </style:style>
    <style:style style:name="gr52" style:family="graphic" style:parent-style-name="standard">
      <style:graphic-properties draw:stroke="none" svg:stroke-width="0cm" draw:fill="none" draw:textarea-vertical-align="top" draw:auto-grow-height="false" draw:fit-to-size="false" fo:min-height="2.286cm" fo:min-width="7.649cm" fo:padding-top="0.125cm" fo:padding-bottom="0.125cm" fo:padding-left="0.25cm" fo:padding-right="0.25cm" fo:wrap-option="wrap"/>
    </style:style>
    <style:style style:name="gr53" style:family="graphic" style:parent-style-name="standard">
      <style:graphic-properties draw:stroke="none" svg:stroke-width="0.071cm" draw:fill="solid" draw:fill-color="#e42887" draw:opacity="50%" draw:textarea-vertical-align="top" draw:auto-grow-height="false" fo:min-height="0cm" fo:min-width="0cm" fo:padding-top="0.125cm" fo:padding-bottom="0.125cm" fo:padding-left="0.25cm" fo:padding-right="0.25cm" fo:wrap-option="wrap"/>
    </style:style>
    <style:style style:name="gr54" style:family="graphic" style:parent-style-name="standard">
      <style:graphic-properties draw:stroke="none" svg:stroke-width="0.071cm" draw:fill="solid" draw:fill-color="#f7bc00" draw:opacity="50%" draw:textarea-vertical-align="top" draw:auto-grow-height="false" fo:min-height="0cm" fo:min-width="0cm" fo:padding-top="0.125cm" fo:padding-bottom="0.125cm" fo:padding-left="0.25cm" fo:padding-right="0.25cm" fo:wrap-option="wrap"/>
    </style:style>
    <style:style style:name="gr55" style:family="graphic" style:parent-style-name="standard">
      <style:graphic-properties draw:stroke="none" svg:stroke-width="0.071cm" draw:fill="solid" draw:fill-color="#11c6ff" draw:opacity="50%" draw:textarea-vertical-align="top" draw:auto-grow-height="false" fo:min-height="0cm" fo:min-width="0cm" fo:padding-top="0.125cm" fo:padding-bottom="0.125cm" fo:padding-left="0.25cm" fo:padding-right="0.25cm" fo:wrap-option="wrap"/>
    </style:style>
    <style:style style:name="gr56" style:family="graphic" style:parent-style-name="standard">
      <style:graphic-properties draw:stroke="none" svg:stroke-width="0.071cm" draw:fill="solid" draw:fill-color="#a8ca04" draw:opacity="50%" draw:textarea-vertical-align="top" draw:auto-grow-height="false" fo:min-height="0cm" fo:min-width="0cm" fo:padding-top="0.125cm" fo:padding-bottom="0.125cm" fo:padding-left="0.25cm" fo:padding-right="0.25cm" fo:wrap-option="wrap"/>
    </style:style>
    <style:style style:name="gr57" style:family="graphic" style:parent-style-name="standard">
      <style:graphic-properties draw:stroke="none" svg:stroke-width="0.071cm" draw:fill="solid" draw:fill-color="#e42887" draw:opacity="70%" draw:textarea-vertical-align="top" draw:auto-grow-height="false" fo:min-height="0cm" fo:min-width="0cm" fo:padding-top="0.125cm" fo:padding-bottom="0.125cm" fo:padding-left="0.25cm" fo:padding-right="0.25cm" fo:wrap-option="wrap"/>
    </style:style>
    <style:style style:name="gr58" style:family="graphic" style:parent-style-name="standard">
      <style:graphic-properties draw:stroke="none" svg:stroke-width="0.071cm" draw:fill="solid" draw:fill-color="#e42887" draw:textarea-vertical-align="top" draw:auto-grow-height="false" fo:min-height="0cm" fo:min-width="0cm" fo:padding-top="0.125cm" fo:padding-bottom="0.125cm" fo:padding-left="0.25cm" fo:padding-right="0.25cm" fo:wrap-option="wrap"/>
    </style:style>
    <style:style style:name="gr59" style:family="graphic" style:parent-style-name="standard">
      <style:graphic-properties draw:stroke="none" svg:stroke-width="0.071cm" draw:fill="solid" draw:fill-color="#e42887" draw:opacity="57%" draw:textarea-vertical-align="top" draw:auto-grow-height="false" fo:min-height="0cm" fo:min-width="0cm" fo:padding-top="0.125cm" fo:padding-bottom="0.125cm" fo:padding-left="0.25cm" fo:padding-right="0.25cm" fo:wrap-option="wrap"/>
    </style:style>
    <style:style style:name="gr60" style:family="graphic" style:parent-style-name="standard">
      <style:graphic-properties draw:stroke="none" svg:stroke-width="0.071cm" draw:fill="solid" draw:fill-color="#f7bc00" draw:opacity="70%" draw:textarea-vertical-align="top" draw:auto-grow-height="false" fo:min-height="0cm" fo:min-width="0cm" fo:padding-top="0.125cm" fo:padding-bottom="0.125cm" fo:padding-left="0.25cm" fo:padding-right="0.25cm" fo:wrap-option="wrap"/>
    </style:style>
    <style:style style:name="gr61" style:family="graphic" style:parent-style-name="standard">
      <style:graphic-properties draw:stroke="none" svg:stroke-width="0.071cm" draw:fill="solid" draw:fill-color="#f7bc00" draw:textarea-vertical-align="top" draw:auto-grow-height="false" fo:min-height="0cm" fo:min-width="0cm" fo:padding-top="0.125cm" fo:padding-bottom="0.125cm" fo:padding-left="0.25cm" fo:padding-right="0.25cm" fo:wrap-option="wrap"/>
    </style:style>
    <style:style style:name="gr62" style:family="graphic" style:parent-style-name="standard">
      <style:graphic-properties draw:stroke="none" svg:stroke-width="0.071cm" draw:fill="solid" draw:fill-color="#f7bc00" draw:opacity="57%" draw:textarea-vertical-align="top" draw:auto-grow-height="false" fo:min-height="0cm" fo:min-width="0cm" fo:padding-top="0.125cm" fo:padding-bottom="0.125cm" fo:padding-left="0.25cm" fo:padding-right="0.25cm" fo:wrap-option="wrap"/>
    </style:style>
    <style:style style:name="gr63" style:family="graphic" style:parent-style-name="standard">
      <style:graphic-properties draw:stroke="none" svg:stroke-width="0.071cm" draw:fill="solid" draw:fill-color="#a8ca04" draw:opacity="57%" draw:textarea-vertical-align="top" draw:auto-grow-height="false" fo:min-height="0cm" fo:min-width="0cm" fo:padding-top="0.125cm" fo:padding-bottom="0.125cm" fo:padding-left="0.25cm" fo:padding-right="0.25cm" fo:wrap-option="wrap"/>
    </style:style>
    <style:style style:name="gr64" style:family="graphic" style:parent-style-name="standard">
      <style:graphic-properties draw:stroke="none" svg:stroke-width="0.071cm" draw:fill="solid" draw:fill-color="#a8ca04" draw:opacity="70%" draw:textarea-vertical-align="top" draw:auto-grow-height="false" fo:min-height="0cm" fo:min-width="0cm" fo:padding-top="0.125cm" fo:padding-bottom="0.125cm" fo:padding-left="0.25cm" fo:padding-right="0.25cm" fo:wrap-option="wrap"/>
    </style:style>
    <style:style style:name="gr65" style:family="graphic" style:parent-style-name="standard">
      <style:graphic-properties draw:stroke="none" svg:stroke-width="0.071cm" draw:fill="solid" draw:fill-color="#a8ca04" draw:textarea-vertical-align="top" draw:auto-grow-height="false" fo:min-height="0cm" fo:min-width="0cm" fo:padding-top="0.125cm" fo:padding-bottom="0.125cm" fo:padding-left="0.25cm" fo:padding-right="0.25cm" fo:wrap-option="wrap"/>
    </style:style>
    <style:style style:name="gr66" style:family="graphic" style:parent-style-name="standard">
      <style:graphic-properties draw:stroke="none" svg:stroke-width="0.071cm" draw:fill="solid" draw:fill-color="#11c6ff" draw:textarea-vertical-align="top" draw:auto-grow-height="false" fo:min-height="0cm" fo:min-width="0cm" fo:padding-top="0.125cm" fo:padding-bottom="0.125cm" fo:padding-left="0.25cm" fo:padding-right="0.25cm" fo:wrap-option="wrap"/>
    </style:style>
    <style:style style:name="gr67" style:family="graphic" style:parent-style-name="standard">
      <style:graphic-properties draw:stroke="none" svg:stroke-width="0.071cm" draw:fill="solid" draw:fill-color="#11c6ff" draw:opacity="70%" draw:textarea-vertical-align="top" draw:auto-grow-height="false" fo:min-height="0cm" fo:min-width="0cm" fo:padding-top="0.125cm" fo:padding-bottom="0.125cm" fo:padding-left="0.25cm" fo:padding-right="0.25cm" fo:wrap-option="wrap"/>
    </style:style>
    <style:style style:name="gr68"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no-wrap"/>
    </style:style>
    <style:style style:name="gr69" style:family="graphic" style:parent-style-name="standard">
      <style:graphic-properties draw:stroke="none" svg:stroke-width="0.071cm" draw:fill="solid" draw:fill-color="#00b3eb" draw:textarea-vertical-align="top" draw:auto-grow-height="false" fo:min-height="0cm" fo:min-width="0cm" fo:padding-top="0.125cm" fo:padding-bottom="0.125cm" fo:padding-left="0.25cm" fo:padding-right="0.25cm" fo:wrap-option="wrap"/>
    </style:style>
    <style:style style:name="gr70" style:family="graphic" style:parent-style-name="standard">
      <style:graphic-properties draw:stroke="none" svg:stroke-width="0cm" draw:fill="none" draw:textarea-vertical-align="top" draw:auto-grow-height="false" draw:fit-to-size="false" fo:min-height="0cm" fo:min-width="0cm" fo:padding-top="0.1cm" fo:padding-bottom="0.1cm" fo:padding-left="0.1cm" fo:padding-right="0cm" fo:wrap-option="wrap"/>
    </style:style>
    <style:style style:name="gr7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73" style:family="graphic" style:parent-style-name="standard">
      <style:graphic-properties draw:stroke="none" svg:stroke-color="#000000" draw:fill="none" draw:fill-color="#ffffff" draw:auto-grow-height="true" draw:auto-grow-width="false" fo:max-height="0cm" fo:min-height="0.95cm"/>
    </style:style>
    <style:style style:name="gr74" style:family="graphic" style:parent-style-name="standard">
      <style:graphic-properties draw:stroke="none" svg:stroke-color="#000000" draw:fill="none" draw:fill-color="#ffffff" draw:auto-grow-height="true" draw:auto-grow-width="false" fo:max-height="0cm" fo:min-height="0cm"/>
    </style:style>
    <style:style style:name="gr75" style:family="graphic" style:parent-style-name="standard">
      <style:graphic-properties draw:stroke="none" svg:stroke-width="0cm" draw:fill="none" draw:textarea-vertical-align="bottom" draw:auto-grow-height="false" draw:fit-to-size="false" fo:min-height="0cm" fo:min-width="0cm" fo:padding-top="0.125cm" fo:padding-bottom="0.125cm" fo:padding-left="0.25cm" fo:padding-right="0.25cm" fo:wrap-option="wrap"/>
    </style:style>
    <style:style style:name="pr1" style:family="presentation" style:parent-style-name="Title_2c__20_Content-notes">
      <style:graphic-properties draw:fill-color="#ffffff" fo:min-height="13.364cm"/>
    </style:style>
    <style:style style:name="pr2" style:family="presentation" style:parent-style-name="Blank_20_Slide-notes">
      <style:graphic-properties draw:fill-color="#ffffff" fo:min-height="13.364cm"/>
    </style:style>
    <style:style style:name="pr3" style:family="presentation" style:parent-style-name="Default-notes">
      <style:graphic-properties draw:fill-color="#ffffff" fo:min-height="13.364cm"/>
    </style:style>
    <style:style style:name="pr4" style:family="presentation" style:parent-style-name="Default_20_1-notes">
      <style:graphic-properties draw:fill-color="#ffffff" fo:min-height="13.364cm"/>
    </style:style>
    <style:style style:name="P1" style:family="paragraph">
      <style:paragraph-properties fo:margin-top="0cm" fo:margin-bottom="0cm" fo:line-height="100%" fo:text-align="center"/>
    </style:style>
    <style:style style:name="P2" style:family="paragraph">
      <loext:graphic-properties draw:fill="none"/>
      <style:paragraph-properties fo:text-align="start" style:font-independent-line-spacing="true"/>
      <style:text-properties fo:font-size="18pt"/>
    </style:style>
    <style:style style:name="P3" style:family="paragraph">
      <loext:graphic-properties draw:fill-color="#ffffff"/>
    </style:style>
    <style:style style:name="P4" style:family="paragraph">
      <style:paragraph-properties fo:margin-top="0.353cm" fo:margin-bottom="0cm" fo:line-height="100%" fo:text-align="center"/>
    </style:style>
    <style:style style:name="P5" style:family="paragraph">
      <style:paragraph-properties fo:margin-top="0cm" fo:margin-bottom="0cm" fo:line-height="100%" fo:text-align="center"/>
      <style:text-properties fo:font-size="18pt"/>
    </style:style>
    <style:style style:name="P6" style:family="paragraph">
      <loext:graphic-properties draw:fill="none"/>
      <style:paragraph-properties fo:margin-top="0cm" fo:margin-bottom="0cm" fo:line-height="100%" fo:text-align="center" style:font-independent-line-spacing="true"/>
      <style:text-properties fo:font-size="18pt"/>
    </style:style>
    <style:style style:name="P7" style:family="paragraph">
      <style:paragraph-properties fo:margin-top="0cm" fo:margin-bottom="0cm" fo:line-height="100%" fo:text-align="start"/>
      <style:text-properties style:font-size-asian="18pt"/>
    </style:style>
    <style:style style:name="P8" style:family="paragraph">
      <loext:graphic-properties draw:fill="none"/>
      <style:paragraph-properties fo:margin-top="0cm" fo:margin-bottom="0cm" fo:line-height="100%" fo:text-align="start" style:font-independent-line-spacing="true"/>
      <style:text-properties fo:font-size="18pt" style:font-size-asian="18pt"/>
    </style:style>
    <style:style style:name="P9" style:family="paragraph">
      <style:paragraph-properties fo:margin-top="0cm" fo:margin-bottom="0cm" fo:line-height="100%" fo:text-align="center"/>
      <style:text-properties style:font-size-asian="18pt"/>
    </style:style>
    <style:style style:name="P10" style:family="paragraph">
      <loext:graphic-properties draw:fill="none"/>
      <style:paragraph-properties fo:margin-top="0cm" fo:margin-bottom="0cm" fo:line-height="100%" fo:text-align="center" style:font-independent-line-spacing="true"/>
      <style:text-properties fo:font-size="18pt" style:font-size-asian="18pt"/>
    </style:style>
    <style:style style:name="P11" style:family="paragraph">
      <loext:graphic-properties draw:fill="none"/>
      <style:paragraph-properties fo:text-align="start"/>
      <style:text-properties fo:font-size="18pt"/>
    </style:style>
    <style:style style:name="P12" style:family="paragraph">
      <loext:graphic-properties draw:fill-color="#ffffff"/>
      <style:text-properties fo:font-size="20pt"/>
    </style:style>
    <style:style style:name="P13" style:family="paragraph">
      <loext:graphic-properties draw:fill="solid" draw:fill-color="#00b3eb"/>
      <style:paragraph-properties fo:text-align="start"/>
      <style:text-properties fo:font-size="18pt"/>
    </style:style>
    <style:style style:name="P14" style:family="paragraph">
      <loext:graphic-properties draw:fill="solid" draw:fill-color="#e42887"/>
      <style:paragraph-properties fo:text-align="start"/>
      <style:text-properties fo:font-size="18pt"/>
    </style:style>
    <style:style style:name="P15" style:family="paragraph">
      <loext:graphic-properties draw:fill="solid" draw:fill-color="#f7bc00"/>
      <style:paragraph-properties fo:text-align="start"/>
      <style:text-properties fo:font-size="18pt"/>
    </style:style>
    <style:style style:name="P16" style:family="paragraph">
      <loext:graphic-properties draw:fill="solid" draw:fill-color="#a8ca04"/>
      <style:paragraph-properties fo:text-align="start"/>
      <style:text-properties fo:font-size="18pt"/>
    </style:style>
    <style:style style:name="P17" style:family="paragraph">
      <loext:graphic-properties draw:fill="solid" draw:fill-color="#e42887" draw:opacity="50%"/>
      <style:paragraph-properties fo:text-align="start"/>
      <style:text-properties fo:font-size="18pt"/>
    </style:style>
    <style:style style:name="P18" style:family="paragraph">
      <loext:graphic-properties draw:fill="solid" draw:fill-color="#f7bc00" draw:opacity="50%"/>
      <style:paragraph-properties fo:text-align="start"/>
      <style:text-properties fo:font-size="18pt"/>
    </style:style>
    <style:style style:name="P19" style:family="paragraph">
      <loext:graphic-properties draw:fill="solid" draw:fill-color="#00b3eb" draw:opacity="50%"/>
      <style:paragraph-properties fo:text-align="start"/>
      <style:text-properties fo:font-size="18pt"/>
    </style:style>
    <style:style style:name="P20" style:family="paragraph">
      <loext:graphic-properties draw:fill="solid" draw:fill-color="#a8ca04" draw:opacity="50%"/>
      <style:paragraph-properties fo:text-align="start"/>
      <style:text-properties fo:font-size="18pt"/>
    </style:style>
    <style:style style:name="P21" style:family="paragraph">
      <loext:graphic-properties draw:fill="solid" draw:fill-color="#11c6ff" draw:opacity="50%"/>
      <style:paragraph-properties fo:text-align="start"/>
      <style:text-properties fo:font-size="18pt"/>
    </style:style>
    <style:style style:name="P22" style:family="paragraph">
      <style:paragraph-properties fo:margin-top="0cm" fo:margin-bottom="0cm" fo:line-height="100%" fo:text-align="start"/>
    </style:style>
    <style:style style:name="P23" style:family="paragraph">
      <loext:graphic-properties draw:fill="solid" draw:fill-color="#e42887" draw:opacity="70%"/>
      <style:paragraph-properties fo:text-align="start"/>
      <style:text-properties fo:font-size="18pt"/>
    </style:style>
    <style:style style:name="P24" style:family="paragraph">
      <loext:graphic-properties draw:fill="solid" draw:fill-color="#e42887" draw:opacity="57%"/>
      <style:paragraph-properties fo:text-align="start"/>
      <style:text-properties fo:font-size="18pt"/>
    </style:style>
    <style:style style:name="P25" style:family="paragraph">
      <loext:graphic-properties draw:fill="solid" draw:fill-color="#f7bc00" draw:opacity="70%"/>
      <style:paragraph-properties fo:text-align="start"/>
      <style:text-properties fo:font-size="18pt"/>
    </style:style>
    <style:style style:name="P26" style:family="paragraph">
      <loext:graphic-properties draw:fill="solid" draw:fill-color="#f7bc00" draw:opacity="57%"/>
      <style:paragraph-properties fo:text-align="start"/>
      <style:text-properties fo:font-size="18pt"/>
    </style:style>
    <style:style style:name="P27" style:family="paragraph">
      <loext:graphic-properties draw:fill="solid" draw:fill-color="#a8ca04" draw:opacity="57%"/>
      <style:paragraph-properties fo:text-align="start"/>
      <style:text-properties fo:font-size="18pt"/>
    </style:style>
    <style:style style:name="P28" style:family="paragraph">
      <loext:graphic-properties draw:fill="solid" draw:fill-color="#a8ca04" draw:opacity="70%"/>
      <style:paragraph-properties fo:text-align="start"/>
      <style:text-properties fo:font-size="18pt"/>
    </style:style>
    <style:style style:name="P29" style:family="paragraph">
      <loext:graphic-properties draw:fill="solid" draw:fill-color="#11c6ff"/>
      <style:paragraph-properties fo:text-align="start"/>
      <style:text-properties fo:font-size="18pt"/>
    </style:style>
    <style:style style:name="P30" style:family="paragraph">
      <loext:graphic-properties draw:fill="solid" draw:fill-color="#11c6ff" draw:opacity="70%"/>
      <style:paragraph-properties fo:text-align="start"/>
      <style:text-properties fo:font-size="18pt"/>
    </style:style>
    <style:style style:name="P31" style:family="paragraph">
      <loext:graphic-properties draw:fill="none"/>
      <style:paragraph-properties fo:margin-top="0cm" fo:margin-bottom="0cm" fo:line-height="100%" fo:text-align="start" style:font-independent-line-spacing="true"/>
      <style:text-properties fo:font-size="18pt"/>
    </style:style>
    <style:style style:name="P32" style:family="paragraph">
      <style:paragraph-properties fo:text-align="center"/>
    </style:style>
    <style:style style:name="P33" style:family="paragraph">
      <loext:graphic-properties draw:fill="none" draw:fill-color="#ffffff"/>
    </style:style>
    <style:style style:name="T1" style:family="text">
      <style:text-properties fo:font-variant="normal" fo:text-transform="none" fo:color="#ffffff" style:text-line-through-style="none" style:text-line-through-type="none" style:text-position="0% 100%" style:font-name="Microsoft Yi Baiti" fo:font-size="72pt" fo:letter-spacing="normal" fo:font-style="normal" style:text-underline-style="none" fo:font-weight="bold" style:font-name-asian="等线 Light" style:font-size-asian="72pt" style:font-style-asian="normal" style:font-weight-asian="bold" style:font-name-complex="DejaVu Sans" style:font-size-complex="72pt" style:font-style-complex="normal" style:font-weight-complex="bold"/>
    </style:style>
    <style:style style:name="T2" style:family="text">
      <style:text-properties fo:font-variant="normal" fo:text-transform="none" fo:color="#ffffff" style:text-line-through-style="none" style:text-line-through-type="none" style:text-position="0% 100%" style:font-name="黑体" fo:font-size="18pt" fo:letter-spacing="0.104cm" fo:font-style="normal" style:text-underline-style="none" fo:font-weight="normal" style:font-name-asian="黑体" style:font-size-asian="18pt" style:font-style-asian="normal" style:font-weight-asian="normal" style:font-name-complex="DejaVu Sans" style:font-size-complex="1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Impact" fo:font-size="54pt" fo:letter-spacing="normal" fo:font-style="normal" style:text-underline-style="none" fo:font-weight="normal" style:font-name-asian="等线" style:font-size-asian="54pt" style:font-style-asian="normal" style:font-weight-asian="normal" style:font-name-complex="DejaVu Sans" style:font-size-complex="54pt" style:font-style-complex="normal" style:font-weight-complex="normal"/>
    </style:style>
    <style:style style:name="T4" style:family="text">
      <style:text-properties fo:font-variant="normal" fo:text-transform="none" fo:color="#ffffff" style:text-line-through-style="none" style:text-line-through-type="none" style:text-position="0% 100%" style:font-name="Arial" fo:font-size="36pt" fo:letter-spacing="normal" fo:font-style="normal" style:text-underline-style="none" fo:font-weight="normal" style:font-name-asian="DejaVu Sans" style:font-size-asian="36pt" style:font-style-asian="normal" style:font-weight-asian="normal" style:font-name-complex="DejaVu Sans" style:font-size-complex="36pt" style:font-style-complex="normal" style:font-weight-complex="normal"/>
    </style:style>
    <style:style style:name="T5" style:family="text">
      <style:text-properties fo:font-variant="normal" fo:text-transform="none" fo:color="#ffffff" style:text-line-through-style="none" style:text-line-through-type="none" style:text-position="0% 100%" style:font-name="Arial" fo:font-size="18pt" fo:letter-spacing="normal"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6" style:family="text">
      <style:text-properties fo:font-variant="normal" fo:text-transform="none" fo:color="#ffffff" style:text-line-through-style="none" style:text-line-through-type="none" style:text-position="0% 100%" style:font-name="Dotum" fo:font-size="28pt" fo:letter-spacing="normal" fo:font-style="normal" style:text-underline-style="none" fo:font-weight="bold" style:font-name-asian="Dotum" style:font-size-asian="28pt" style:font-style-asian="normal" style:font-weight-asian="bold" style:font-name-complex="DejaVu Sans" style:font-size-complex="28pt" style:font-style-complex="normal" style:font-weight-complex="bold"/>
    </style:style>
    <style:style style:name="T7" style:family="text">
      <style:text-properties fo:font-variant="normal" fo:text-transform="none" fo:color="#ffffff" style:text-line-through-style="none" style:text-line-through-type="none" style:text-position="0% 100%" style:font-name="等线" fo:font-size="24pt" fo:letter-spacing="normal" fo:font-style="normal" style:text-underline-style="none" fo:font-weight="bold" style:font-name-asian="等线" style:font-size-asian="24pt" style:font-style-asian="normal" style:font-weight-asian="bold" style:font-name-complex="DejaVu Sans" style:font-size-complex="24pt" style:font-style-complex="normal" style:font-weight-complex="bold"/>
    </style:style>
    <style:style style:name="T8"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9" style:family="text">
      <style:text-properties fo:font-variant="normal" fo:text-transform="none" fo:color="#ffffff" style:text-line-through-style="none" style:text-line-through-type="none" style:text-position="0% 100%" style:font-name="等线" fo:font-size="24pt" fo:letter-spacing="normal" fo:font-style="normal" style:text-underline-style="none" fo:font-weight="normal" style:font-name-asian="等线" style:font-size-asian="24pt" style:font-style-asian="normal" style:font-weight-asian="normal" style:font-name-complex="DejaVu Sans" style:font-size-complex="24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等线" fo:font-size="20pt" fo:letter-spacing="normal" fo:font-style="normal" style:text-underline-style="none" fo:font-weight="normal" style:font-name-asian="等线" style:font-size-asian="20pt" style:font-style-asian="normal" style:font-weight-asian="normal" style:font-name-complex="DejaVu Sans" style:font-size-complex="20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等线" fo:font-size="28pt" fo:letter-spacing="normal" fo:font-style="normal" style:text-underline-style="none" fo:font-weight="normal" style:font-name-asian="等线" style:font-size-asian="28pt" style:font-style-asian="normal" style:font-weight-asian="normal" style:font-name-complex="DejaVu Sans" style:font-size-complex="28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Dotum" fo:font-size="32pt" fo:letter-spacing="normal" fo:font-style="normal" style:text-underline-style="none" fo:font-weight="bold" style:font-name-asian="Dotum" style:font-size-asian="32pt" style:font-style-asian="normal" style:font-weight-asian="bold" style:font-name-complex="DejaVu Sans" style:font-size-complex="32pt" style:font-style-complex="normal" style:font-weight-complex="bold"/>
    </style:style>
    <style:style style:name="T13" style:family="text">
      <style:text-properties fo:font-variant="normal" fo:text-transform="none" fo:color="#ffffff" style:text-line-through-style="none" style:text-line-through-type="none" style:text-position="0% 100%" style:font-name="等线" fo:font-size="18pt" fo:letter-spacing="normal" fo:font-style="normal" style:text-underline-style="none" fo:font-weight="normal" style:font-name-asian="等线" style:font-size-asian="18pt" style:font-style-asian="normal" style:font-weight-asian="normal" style:font-name-complex="DejaVu Sans" style:font-size-complex="18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等线" fo:font-size="16pt" fo:letter-spacing="normal" fo:font-style="normal" style:text-underline-style="none" fo:font-weight="normal" style:font-name-asian="等线" style:font-size-asian="16pt" style:font-style-asian="normal" style:font-weight-asian="normal" style:font-name-complex="DejaVu Sans" style:font-size-complex="16pt" style:font-style-complex="normal" style:font-weight-complex="normal"/>
    </style:style>
    <style:style style:name="T15" style:family="text">
      <style:text-properties fo:font-variant="normal" fo:text-transform="none" fo:color="#808080" style:text-line-through-style="none" style:text-line-through-type="none" style:text-position="0% 100%" style:font-name="Arial" fo:font-size="60pt" fo:letter-spacing="normal" fo:font-style="normal" style:text-underline-style="none" fo:font-weight="normal" style:font-name-asian="DejaVu Sans" style:font-size-asian="60pt" style:font-style-asian="normal" style:font-weight-asian="normal" style:font-name-complex="DejaVu Sans" style:font-size-complex="60pt" style:font-style-complex="normal" style:font-weight-complex="normal"/>
    </style:style>
    <style:style style:name="T16" style:family="text">
      <style:text-properties fo:font-variant="normal" fo:text-transform="none" fo:color="#808080" style:text-line-through-style="none" style:text-line-through-type="none" style:text-position="0% 100%" style:font-name="Arial" fo:font-size="32pt" fo:letter-spacing="normal" fo:font-style="normal" style:text-underline-style="none" fo:font-weight="normal" style:font-name-asian="DejaVu Sans" style:font-size-asian="32pt" style:font-style-asian="normal" style:font-weight-asian="normal" style:font-name-complex="DejaVu Sans" style:font-size-complex="3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c__20_Content" presentation:presentation-page-layout-name="AL1T11" xml:id="id1" draw:id="id1">
        <draw:custom-shape draw:name="CustomShape 1" draw:style-name="gr1" draw:text-style-name="P2" draw:layer="layout" svg:width="27.061cm" svg:height="3.297cm" svg:x="3.402cm" svg:y="8.025cm">
          <text:p text:style-name="P1"><text:span text:style-name="T1">网络聊天室</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10.753cm" svg:height="1.011cm" svg:x="20.612cm" svg:y="16.604cm">
          <text:p text:style-name="P1"><text:span text:style-name="T2">李佳灏</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begin">
            <anim:transitionFilter smil:dur="3s" smil:type="randomBarWipe" smil:subtype="vertical"/>
          </anim:par>
          <anim:seq presentation:node-type="main-sequence"/>
        </anim:par>
        <presentation:notes draw:style-name="dp2">
          <draw:page-thumbnail draw:style-name="gr3" draw:layer="layout" svg:width="14.848cm" svg:height="11.136cm" svg:x="3.075cm" svg:y="2.257cm" draw:page-number="1" presentation:class="page"/>
          <draw:frame presentation:style-name="pr1" draw:text-style-name="P3" draw:layer="layout" svg:width="16.799cm" svg:height="13.364cm" svg:x="2.1cm" svg:y="14.107cm" presentation:class="notes" presentation:placeholder="true">
            <draw:text-box/>
          </draw:frame>
        </presentation:notes>
      </draw:page>
      <draw:page draw:name="page2" draw:style-name="dp3" draw:master-page-name="Blank_20_Slide">
        <draw:custom-shape draw:name="CustomShape 1" draw:style-name="gr1" draw:text-style-name="P2" draw:layer="layout" svg:width="5.947cm" svg:height="2.535cm" svg:x="13.773cm" svg:y="1.71cm">
          <text:p text:style-name="P1"><text:span text:style-name="T3">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2" draw:layer="layout" svg:width="16.441cm" svg:height="1.827cm" svg:x="8.711cm" svg:y="7.846cm">
          <text:p text:style-name="P1"><text:span text:style-name="T4">项目简介</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5" draw:text-style-name="P2" draw:layer="layout" svg:width="29.207cm" svg:height="1.672cm" svg:x="2.328cm" svg:y="10.046cm">
          <text:p text:style-name="P4"><text:span text:style-name="T5">本项目是</text:span><text:span text:style-name="T5">Linux</text:span><text:span text:style-name="T5">操作系统下的聊天室，采用了主从式架构 </text:span><text:span text:style-name="T5">(Client–server model)</text:span><text:span text:style-name="T5">，可以实现用户的注册登陆，以及登陆后的一些通信功能。由于最初自己设计的问题导致用户体验不是非常的好。</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4" draw:master-page-name="Default" xml:id="id2" draw:id="id2">
        <draw:custom-shape draw:name="CustomShape 1" draw:style-name="gr6" draw:text-style-name="P6" draw:layer="layout" svg:width="2.269cm" svg:height="1.434cm" svg:x="0.973cm" svg:y="0.561cm">
          <text:p text:style-name="P5"><text:span text:style-name="T6">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8" draw:layer="layout" svg:width="10.063cm" svg:height="1.265cm" svg:x="2.673cm" svg:y="0.699cm">
          <text:p text:style-name="P7"><text:span text:style-name="T7">客户</text:span><text:span text:style-name="T7">端流</text:span><text:span text:style-name="T7">程图</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8" draw:text-style-name="P10" draw:layer="layout" svg:width="4.153cm" svg:height="1.011cm" svg:x="11.6cm" svg:y="2.297cm">
          <text:p text:style-name="P9"><text:span text:style-name="T8">主函数</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9" draw:text-style-name="P8" draw:layer="layout" svg:width="3.697cm" svg:height="1.011cm" svg:x="8.701cm" svg:y="4.47cm">
          <text:p text:style-name="P7"><text:span text:style-name="T8">连接服务器</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0" draw:text-style-name="P8" draw:layer="layout" svg:width="2.491cm" svg:height="1.011cm" svg:x="15.507cm" svg:y="4.523cm">
          <text:p text:style-name="P7"><text:span text:style-name="T8">主菜单</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1" draw:text-style-name="P8" draw:layer="layout" svg:width="1.872cm" svg:height="1.009cm" svg:x="2cm" svg:y="7.684cm">
          <text:p text:style-name="P7"><text:span text:style-name="T8">注册</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2" draw:text-style-name="P8" draw:layer="layout" svg:width="1.81cm" svg:height="1.011cm" svg:x="15.936cm" svg:y="7.729cm">
          <text:p text:style-name="P7"><text:span text:style-name="T8">登陆</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13" draw:text-style-name="P8" draw:layer="layout" svg:width="1.274cm" svg:height="3.198cm" svg:x="8.2cm" svg:y="9.8cm">
          <text:p text:style-name="P7"><text:span text:style-name="T8">好友列表</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4" draw:text-style-name="P8" draw:layer="layout" svg:width="1.274cm" svg:height="3.207cm" svg:x="25.2cm" svg:y="9.8cm">
          <text:p text:style-name="P7"><text:span text:style-name="T8">群列表</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5" draw:text-style-name="P8" draw:layer="layout" svg:width="1.198cm" svg:height="3.198cm" svg:x="2.6cm" svg:y="14cm">
          <text:p text:style-name="P7"><text:span text:style-name="T8">添加好友</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 draw:style-name="gr16" draw:text-style-name="P11" draw:layer="layout" svg:x1="13.6cm" svg:y1="3.31cm" svg:x2="13.609cm" svg:y2="4.152cm">
          <text:p/>
        </draw:line>
        <draw:custom-shape draw:name="CustomShape 12" draw:style-name="gr17" draw:text-style-name="P11" draw:layer="layout" svg:width="4.34cm" svg:height="0.36cm" draw:transform="rotate (-3.14159265358979) translate (14.74cm 4.468cm)">
          <text:p/>
          <draw:enhanced-geometry draw:mirror-horizontal="false" draw:mirror-vertical="true" svg:viewBox="0 0 0 0" draw:text-areas="0 0 ?f0 ?f1" draw:type="ooxml-bentConnector2" draw:enhanced-path="M 0 0 L ?f0 0 ?f0 ?f1 F N">
            <draw:equation draw:name="f0" draw:formula="logwidth"/>
            <draw:equation draw:name="f1" draw:formula="logheight"/>
          </draw:enhanced-geometry>
        </draw:custom-shape>
        <draw:custom-shape draw:name="CustomShape 13" draw:style-name="gr18" draw:text-style-name="P11" draw:layer="layout" svg:width="3.98cm" svg:height="0.413cm" svg:x="12.845cm" svg:y="4.108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4" draw:style-name="gr19" draw:text-style-name="P11" draw:layer="layout" svg:width="2.191cm" svg:height="0.001cm" draw:transform="rotate (-1.5707963267949) translate (16.801cm 5.529cm)">
          <text:p/>
          <draw:enhanced-geometry draw:mirror-horizontal="false" draw:mirror-vertical="true" svg:viewBox="0 0 0 0" draw:text-areas="0 0 ?f2 ?f3" draw:type="ooxml-bentConnector3" draw:modifiers="4996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CustomShape 15" draw:style-name="gr20" draw:text-style-name="P11" draw:layer="layout" svg:width="12.043cm" svg:height="1.11cm" svg:x="18.357cm" svg:y="6.601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6" draw:style-name="gr21" draw:text-style-name="P11" draw:layer="layout" svg:width="15.753cm" svg:height="1.082cm" draw:transform="rotate (-3.14159265358979) translate (18.601cm 7.682cm)">
          <text:p/>
          <draw:enhanced-geometry draw:mirror-horizontal="false" draw:mirror-vertical="true" svg:viewBox="0 0 0 0" draw:text-areas="0 0 ?f0 ?f1" draw:type="ooxml-bentConnector2" draw:enhanced-path="M 0 0 L ?f0 0 ?f0 ?f1 F N">
            <draw:equation draw:name="f0" draw:formula="logwidth"/>
            <draw:equation draw:name="f1" draw:formula="logheight"/>
          </draw:enhanced-geometry>
        </draw:custom-shape>
        <draw:custom-shape draw:name="CustomShape 17" draw:style-name="gr22" draw:text-style-name="P11" draw:layer="layout" svg:width="1.078cm" svg:height="8.931cm" draw:transform="rotate (-1.5707963267949) translate (25.8cm 8.709cm)">
          <text:p/>
          <draw:enhanced-geometry draw:mirror-horizontal="false" draw:mirror-vertical="true" svg:viewBox="0 0 0 0" draw:text-areas="0 0 ?f2 ?f3" draw:type="ooxml-bentConnector3" draw:modifiers="47641"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CustomShape 18" draw:style-name="gr23" draw:text-style-name="P11" draw:layer="layout" svg:width="8.065cm" svg:height="0.56cm" draw:transform="rotate (-3.14159265358979) translate (16.865cm 9.8cm)">
          <text:p/>
          <draw:enhanced-geometry draw:mirror-horizontal="false" draw:mirror-vertical="tru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24" draw:text-style-name="P11" draw:layer="layout" svg:width="0.989cm" svg:height="5.049cm" draw:transform="rotate (-1.5707963267949) translate (25.851cm 13.009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CustomShape 20" draw:style-name="gr12" draw:text-style-name="P8" draw:layer="layout" svg:width="1.81cm" svg:height="1.011cm" svg:x="29.589cm" svg:y="7.711cm">
          <text:p text:style-name="P7"><text:span text:style-name="T8">注</text:span><text:span text:style-name="T8">销</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25" draw:text-style-name="P11" draw:layer="layout" svg:width="10.449cm" svg:height="0.56cm" draw:transform="rotate (-3.14159265358979) translate (13.6cm 14cm)">
          <text:p/>
          <draw:enhanced-geometry draw:mirror-horizontal="false" draw:mirror-vertical="true" svg:viewBox="0 0 0 0" draw:text-areas="0 0 ?f0 ?f1" draw:type="ooxml-bentConnector2" draw:enhanced-path="M 0 0 L ?f0 0 ?f0 ?f1 F N">
            <draw:equation draw:name="f0" draw:formula="logwidth"/>
            <draw:equation draw:name="f1" draw:formula="logheight"/>
          </draw:enhanced-geometry>
        </draw:custom-shape>
        <draw:custom-shape draw:name="CustomShape 22" draw:style-name="gr26" draw:text-style-name="P11" draw:layer="layout" svg:width="1.078cm" svg:height="3.199cm" draw:transform="rotate (-1.5707963267949) translate (12.2cm 12.92cm)">
          <text:p/>
          <draw:enhanced-geometry draw:mirror-horizontal="false" draw:mirror-vertical="true" svg:viewBox="0 0 0 0" draw:text-areas="0 0 ?f2 ?f3" draw:type="ooxml-bentConnector3" draw:modifiers="47641"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CustomShape 23" draw:style-name="gr27" draw:text-style-name="P11" draw:layer="layout" svg:width="1.078cm" svg:height="2.998cm" draw:transform="rotate (-1.5707963267949) translate (9cm 12.921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CustomShape 24" draw:style-name="gr28" draw:text-style-name="P11" draw:layer="layout" svg:width="1.078cm" svg:height="6.398cm" draw:transform="rotate (-1.5707963267949) translate (15.4cm 12.919cm)">
          <text:p/>
          <draw:enhanced-geometry draw:mirror-horizontal="false" draw:mirror-vertical="true" svg:viewBox="0 0 0 0" draw:text-areas="0 0 ?f2 ?f3" draw:type="ooxml-bentConnector3" draw:modifiers="47641"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CustomShape 25" draw:style-name="gr29" draw:text-style-name="P8" draw:layer="layout" svg:width="1.198cm" svg:height="3.197cm" svg:x="5.4cm" svg:y="14.001cm">
          <text:p text:style-name="P7"><text:span text:style-name="T8">删除好</text:span><text:span text:style-name="T8">友</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6" draw:style-name="gr30" draw:text-style-name="P11" draw:layer="layout" svg:width="1.078cm" svg:height="0.001cm" draw:transform="rotate (-1.5707963267949) translate (9cm 12.922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CustomShape 27" draw:style-name="gr15" draw:text-style-name="P8" draw:layer="layout" svg:width="1.198cm" svg:height="3.198cm" svg:x="8.4cm" svg:y="14.001cm">
          <text:p text:style-name="P7"><text:span text:style-name="T8">好友通知</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8" draw:style-name="gr31" draw:text-style-name="P8" draw:layer="layout" svg:width="1.198cm" svg:height="3.196cm" svg:x="11.6cm" svg:y="14.002cm">
          <text:p text:style-name="P7"><text:span text:style-name="T8">聊天</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9" draw:style-name="gr31" draw:text-style-name="P8" draw:layer="layout" svg:width="1.198cm" svg:height="3.196cm" svg:x="14.8cm" svg:y="14.002cm">
          <text:p text:style-name="P7"><text:span text:style-name="T8">文件</text:span><text:span text:style-name="T8">传送</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0" draw:style-name="gr32" draw:text-style-name="P11" draw:layer="layout" svg:width="0.989cm" svg:height="5.347cm" draw:transform="rotate (-1.5707963267949) translate (31.2cm 13.002cm)">
          <text:p/>
          <draw:enhanced-geometry draw:mirror-horizontal="false" draw:mirror-vertical="true" svg:viewBox="0 0 0 0" draw:text-areas="0 0 ?f2 ?f3" draw:type="ooxml-bentConnector3" draw:modifiers="47641"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CustomShape 31" draw:style-name="gr33" draw:text-style-name="P11" draw:layer="layout" svg:width="0.989cm" svg:height="2.449cm" draw:transform="rotate (-1.5707963267949) translate (25.851cm 13.011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CustomShape 32" draw:style-name="gr34" draw:text-style-name="P11" draw:layer="layout" svg:width="0.989cm" svg:height="2.547cm" draw:transform="rotate (-1.5707963267949) translate (28.4cm 13.002cm)">
          <text:p/>
          <draw:enhanced-geometry draw:mirror-horizontal="false" draw:mirror-vertical="true" svg:viewBox="0 0 0 0" draw:text-areas="0 0 ?f2 ?f3" draw:type="ooxml-bentConnector3" draw:modifiers="47641"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CustomShape 33" draw:style-name="gr31" draw:text-style-name="P8" draw:layer="layout" svg:width="1.198cm" svg:height="3.196cm" svg:x="20.2cm" svg:y="14cm">
          <text:p text:style-name="P7"><text:span text:style-name="T8">创建群</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4" draw:style-name="gr31" draw:text-style-name="P8" draw:layer="layout" svg:width="1.198cm" svg:height="3.196cm" svg:x="22.8cm" svg:y="14.002cm">
          <text:p text:style-name="P7"><text:span text:style-name="T8">群管理</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5" draw:style-name="gr31" draw:text-style-name="P8" draw:layer="layout" svg:width="1.198cm" svg:height="3.196cm" svg:x="27.8cm" svg:y="14cm">
          <text:p text:style-name="P7"><text:span text:style-name="T8">群请求</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6" draw:style-name="gr31" draw:text-style-name="P8" draw:layer="layout" svg:width="1.198cm" svg:height="3.196cm" svg:x="30.6cm" svg:y="14cm">
          <text:p text:style-name="P7"><text:span text:style-name="T8">群聊</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begin">
            <anim:transitionFilter smil:dur="3s" smil:type="miscShapeWipe" smil:subtype="cornersOut"/>
          </anim:par>
          <anim:seq presentation:node-type="main-sequence"/>
        </anim:par>
        <presentation:notes draw:style-name="dp2">
          <draw:page-thumbnail draw:style-name="gr3" draw:layer="layout" svg:width="19.798cm" svg:height="11.136cm" svg:x="0.6cm" svg:y="2.257cm" draw:page-number="3" presentation:class="page"/>
          <draw:frame presentation:style-name="pr3" draw:text-style-name="P12" draw:layer="layout" svg:width="16.799cm" svg:height="13.364cm" svg:x="2.1cm" svg:y="14.107cm" presentation:class="notes" presentation:placeholder="true">
            <draw:text-box/>
          </draw:frame>
        </presentation:notes>
      </draw:page>
      <draw:page draw:name="page4" draw:style-name="dp5" draw:master-page-name="Default" xml:id="id3" draw:id="id3">
        <draw:custom-shape draw:name="CustomShape 1" draw:style-name="gr35" draw:text-style-name="P13" draw:layer="layout" svg:width="3.738cm" svg:height="3.738cm" svg:x="6.031cm" svg:y="9.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 draw:style-name="gr36" draw:text-style-name="P14" draw:layer="layout" svg:width="7.855cm" svg:height="7.854cm" draw:transform="rotate (-2.9862583501623) translate (12.408cm 14.38cm)">
          <text:p/>
          <draw:enhanced-geometry draw:mirror-horizontal="false" draw:mirror-vertical="false" svg:viewBox="0 0 0 0" draw:text-areas="?f60 ?f68 ?f44 ?f52" draw:type="ooxml-blockArc" draw:modifiers="13112442 20355119 26713" draw:enhanced-path="M ?f18 ?f20 L ?f35 ?f36 Z N" drawooo:enhanced-path="M ?f18 ?f20 G ?f7 ?f9 ?f76 ?f77 L ?f35 ?f36 G ?f25 ?f26 ?f78 ?f79 Z N">
            <draw:equation draw:name="f0" draw:formula="if(0-$0 ,0,if(21599999-$0 ,$0 ,21599999))"/>
            <draw:equation draw:name="f1" draw:formula="if(0-$1 ,0,if(21599999-$1 ,$1 ,21599999))"/>
            <draw:equation draw:name="f2" draw:formula="if(0-$2 ,0,if(50000-$2 ,$2 ,50000))"/>
            <draw:equation draw:name="f3" draw:formula="?f1 +0-?f0 "/>
            <draw:equation draw:name="f4" draw:formula="?f3 +21600000-0"/>
            <draw:equation draw:name="f5" draw:formula="if(?f3 ,?f3 ,?f4 )"/>
            <draw:equation draw:name="f6" draw:formula="0+0-?f5 "/>
            <draw:equation draw:name="f7" draw:formula="logwidth/2"/>
            <draw:equation draw:name="f8" draw:formula="?f7 *sin(pi*(?f0 )/10800000)"/>
            <draw:equation draw:name="f9" draw:formula="logheight/2"/>
            <draw:equation draw:name="f10" draw:formula="?f9 *cos(pi*(?f0 )/10800000)"/>
            <draw:equation draw:name="f11" draw:formula="?f7 *sin(pi*(?f1 )/10800000)"/>
            <draw:equation draw:name="f12" draw:formula="?f9 *cos(pi*(?f1 )/10800000)"/>
            <draw:equation draw:name="f13" draw:formula="?f7 *(cos(atan2(?f8 ,?f10 )))"/>
            <draw:equation draw:name="f14" draw:formula="?f9 *(sin(atan2(?f8 ,?f10 )))"/>
            <draw:equation draw:name="f15" draw:formula="?f7 *(cos(atan2(?f11 ,?f12 )))"/>
            <draw:equation draw:name="f16" draw:formula="?f9 *(sin(atan2(?f11 ,?f12 )))"/>
            <draw:equation draw:name="f17" draw:formula="logwidth/2"/>
            <draw:equation draw:name="f18" draw:formula="?f17 +?f13 -0"/>
            <draw:equation draw:name="f19" draw:formula="logheight/2"/>
            <draw:equation draw:name="f20" draw:formula="?f19 +?f14 -0"/>
            <draw:equation draw:name="f21" draw:formula="?f17 +?f15 -0"/>
            <draw:equation draw:name="f22" draw:formula="?f19 +?f16 -0"/>
            <draw:equation draw:name="f23" draw:formula="min(logwidth,logheight)"/>
            <draw:equation draw:name="f24" draw:formula="?f23 *?f2 /100000"/>
            <draw:equation draw:name="f25" draw:formula="?f7 +0-?f24 "/>
            <draw:equation draw:name="f26" draw:formula="?f9 +0-?f24 "/>
            <draw:equation draw:name="f27" draw:formula="?f25 *sin(pi*(?f1 )/10800000)"/>
            <draw:equation draw:name="f28" draw:formula="?f26 *cos(pi*(?f1 )/10800000)"/>
            <draw:equation draw:name="f29" draw:formula="?f25 *sin(pi*(?f0 )/10800000)"/>
            <draw:equation draw:name="f30" draw:formula="?f26 *cos(pi*(?f0 )/10800000)"/>
            <draw:equation draw:name="f31" draw:formula="?f25 *(cos(atan2(?f27 ,?f28 )))"/>
            <draw:equation draw:name="f32" draw:formula="?f26 *(sin(atan2(?f27 ,?f28 )))"/>
            <draw:equation draw:name="f33" draw:formula="?f25 *(cos(atan2(?f29 ,?f30 )))"/>
            <draw:equation draw:name="f34" draw:formula="?f26 *(sin(atan2(?f29 ,?f30 )))"/>
            <draw:equation draw:name="f35" draw:formula="?f17 +?f31 -0"/>
            <draw:equation draw:name="f36" draw:formula="?f19 +?f32 -0"/>
            <draw:equation draw:name="f37" draw:formula="?f17 +?f33 -0"/>
            <draw:equation draw:name="f38" draw:formula="?f19 +?f34 -0"/>
            <draw:equation draw:name="f39" draw:formula="21600000+0-?f0 "/>
            <draw:equation draw:name="f40" draw:formula="?f5 +0-?f39 "/>
            <draw:equation draw:name="f41" draw:formula="max(?f18 ,?f35 )"/>
            <draw:equation draw:name="f42" draw:formula="max(?f21 ,?f37 )"/>
            <draw:equation draw:name="f43" draw:formula="max(?f41 ,?f42 )"/>
            <draw:equation draw:name="f44" draw:formula="if(?f40 ,logwidth,?f43 )"/>
            <draw:equation draw:name="f45" draw:formula="5400000+0-?f0 "/>
            <draw:equation draw:name="f46" draw:formula="27000000+0-?f0 "/>
            <draw:equation draw:name="f47" draw:formula="if(?f45 ,?f45 ,?f46 )"/>
            <draw:equation draw:name="f48" draw:formula="?f5 +0-?f47 "/>
            <draw:equation draw:name="f49" draw:formula="max(?f20 ,?f36 )"/>
            <draw:equation draw:name="f50" draw:formula="max(?f22 ,?f38 )"/>
            <draw:equation draw:name="f51" draw:formula="max(?f49 ,?f50 )"/>
            <draw:equation draw:name="f52" draw:formula="if(?f48 ,logheight,?f51 )"/>
            <draw:equation draw:name="f53" draw:formula="10800000+0-?f0 "/>
            <draw:equation draw:name="f54" draw:formula="32400000+0-?f0 "/>
            <draw:equation draw:name="f55" draw:formula="if(?f53 ,?f53 ,?f54 )"/>
            <draw:equation draw:name="f56" draw:formula="?f5 +0-?f55 "/>
            <draw:equation draw:name="f57" draw:formula="min(?f18 ,?f35 )"/>
            <draw:equation draw:name="f58" draw:formula="min(?f21 ,?f37 )"/>
            <draw:equation draw:name="f59" draw:formula="min(?f57 ,?f58 )"/>
            <draw:equation draw:name="f60" draw:formula="if(?f56 ,0,?f59 )"/>
            <draw:equation draw:name="f61" draw:formula="16200000+0-?f0 "/>
            <draw:equation draw:name="f62" draw:formula="37800000+0-?f0 "/>
            <draw:equation draw:name="f63" draw:formula="if(?f61 ,?f61 ,?f62 )"/>
            <draw:equation draw:name="f64" draw:formula="?f5 +0-?f63 "/>
            <draw:equation draw:name="f65" draw:formula="min(?f20 ,?f36 )"/>
            <draw:equation draw:name="f66" draw:formula="min(?f22 ,?f38 )"/>
            <draw:equation draw:name="f67" draw:formula="min(?f65 ,?f66 )"/>
            <draw:equation draw:name="f68" draw:formula="if(?f64 ,0,?f67 )"/>
            <draw:equation draw:name="f69" draw:formula="(?f18 +?f37 )/2"/>
            <draw:equation draw:name="f70" draw:formula="(?f20 +?f38 )/2"/>
            <draw:equation draw:name="f71" draw:formula="(?f21 +?f35 )/2"/>
            <draw:equation draw:name="f72" draw:formula="(?f22 +?f36 )/2"/>
            <draw:equation draw:name="f73" draw:formula="?f0 +0-5400000"/>
            <draw:equation draw:name="f74" draw:formula="?f1 +5400000-0"/>
            <draw:equation draw:name="f75" draw:formula="(?f73 +?f74 )/2"/>
            <draw:equation draw:name="f76" draw:formula="(?f0 )/60000.0"/>
            <draw:equation draw:name="f77" draw:formula="(?f5 )/60000.0"/>
            <draw:equation draw:name="f78" draw:formula="(?f1 )/60000.0"/>
            <draw:equation draw:name="f79" draw:formula="(?f6 )/60000.0"/>
            <draw:handle draw:handle-position="?f18 ?f20"/>
            <draw:handle draw:handle-position="?f35 ?f36" draw:handle-radius-range-maximum="50000" draw:handle-radius-range-minimum="0"/>
          </draw:enhanced-geometry>
        </draw:custom-shape>
        <draw:custom-shape draw:name="CustomShape 3" draw:style-name="gr37" draw:text-style-name="P15" draw:layer="layout" svg:width="7.854cm" svg:height="7.855cm" draw:transform="rotate (1.19153628033653) translate (2.785cm 13.268cm)">
          <text:p/>
          <draw:enhanced-geometry draw:mirror-horizontal="false" draw:mirror-vertical="false" svg:viewBox="0 0 0 0" draw:text-areas="?f60 ?f68 ?f44 ?f52" draw:type="ooxml-blockArc" draw:modifiers="12969377 20355119 26713" draw:enhanced-path="M ?f18 ?f20 L ?f35 ?f36 Z N" drawooo:enhanced-path="M ?f18 ?f20 G ?f7 ?f9 ?f76 ?f77 L ?f35 ?f36 G ?f25 ?f26 ?f78 ?f79 Z N">
            <draw:equation draw:name="f0" draw:formula="if(0-$0 ,0,if(21599999-$0 ,$0 ,21599999))"/>
            <draw:equation draw:name="f1" draw:formula="if(0-$1 ,0,if(21599999-$1 ,$1 ,21599999))"/>
            <draw:equation draw:name="f2" draw:formula="if(0-$2 ,0,if(50000-$2 ,$2 ,50000))"/>
            <draw:equation draw:name="f3" draw:formula="?f1 +0-?f0 "/>
            <draw:equation draw:name="f4" draw:formula="?f3 +21600000-0"/>
            <draw:equation draw:name="f5" draw:formula="if(?f3 ,?f3 ,?f4 )"/>
            <draw:equation draw:name="f6" draw:formula="0+0-?f5 "/>
            <draw:equation draw:name="f7" draw:formula="logwidth/2"/>
            <draw:equation draw:name="f8" draw:formula="?f7 *sin(pi*(?f0 )/10800000)"/>
            <draw:equation draw:name="f9" draw:formula="logheight/2"/>
            <draw:equation draw:name="f10" draw:formula="?f9 *cos(pi*(?f0 )/10800000)"/>
            <draw:equation draw:name="f11" draw:formula="?f7 *sin(pi*(?f1 )/10800000)"/>
            <draw:equation draw:name="f12" draw:formula="?f9 *cos(pi*(?f1 )/10800000)"/>
            <draw:equation draw:name="f13" draw:formula="?f7 *(cos(atan2(?f8 ,?f10 )))"/>
            <draw:equation draw:name="f14" draw:formula="?f9 *(sin(atan2(?f8 ,?f10 )))"/>
            <draw:equation draw:name="f15" draw:formula="?f7 *(cos(atan2(?f11 ,?f12 )))"/>
            <draw:equation draw:name="f16" draw:formula="?f9 *(sin(atan2(?f11 ,?f12 )))"/>
            <draw:equation draw:name="f17" draw:formula="logwidth/2"/>
            <draw:equation draw:name="f18" draw:formula="?f17 +?f13 -0"/>
            <draw:equation draw:name="f19" draw:formula="logheight/2"/>
            <draw:equation draw:name="f20" draw:formula="?f19 +?f14 -0"/>
            <draw:equation draw:name="f21" draw:formula="?f17 +?f15 -0"/>
            <draw:equation draw:name="f22" draw:formula="?f19 +?f16 -0"/>
            <draw:equation draw:name="f23" draw:formula="min(logwidth,logheight)"/>
            <draw:equation draw:name="f24" draw:formula="?f23 *?f2 /100000"/>
            <draw:equation draw:name="f25" draw:formula="?f7 +0-?f24 "/>
            <draw:equation draw:name="f26" draw:formula="?f9 +0-?f24 "/>
            <draw:equation draw:name="f27" draw:formula="?f25 *sin(pi*(?f1 )/10800000)"/>
            <draw:equation draw:name="f28" draw:formula="?f26 *cos(pi*(?f1 )/10800000)"/>
            <draw:equation draw:name="f29" draw:formula="?f25 *sin(pi*(?f0 )/10800000)"/>
            <draw:equation draw:name="f30" draw:formula="?f26 *cos(pi*(?f0 )/10800000)"/>
            <draw:equation draw:name="f31" draw:formula="?f25 *(cos(atan2(?f27 ,?f28 )))"/>
            <draw:equation draw:name="f32" draw:formula="?f26 *(sin(atan2(?f27 ,?f28 )))"/>
            <draw:equation draw:name="f33" draw:formula="?f25 *(cos(atan2(?f29 ,?f30 )))"/>
            <draw:equation draw:name="f34" draw:formula="?f26 *(sin(atan2(?f29 ,?f30 )))"/>
            <draw:equation draw:name="f35" draw:formula="?f17 +?f31 -0"/>
            <draw:equation draw:name="f36" draw:formula="?f19 +?f32 -0"/>
            <draw:equation draw:name="f37" draw:formula="?f17 +?f33 -0"/>
            <draw:equation draw:name="f38" draw:formula="?f19 +?f34 -0"/>
            <draw:equation draw:name="f39" draw:formula="21600000+0-?f0 "/>
            <draw:equation draw:name="f40" draw:formula="?f5 +0-?f39 "/>
            <draw:equation draw:name="f41" draw:formula="max(?f18 ,?f35 )"/>
            <draw:equation draw:name="f42" draw:formula="max(?f21 ,?f37 )"/>
            <draw:equation draw:name="f43" draw:formula="max(?f41 ,?f42 )"/>
            <draw:equation draw:name="f44" draw:formula="if(?f40 ,logwidth,?f43 )"/>
            <draw:equation draw:name="f45" draw:formula="5400000+0-?f0 "/>
            <draw:equation draw:name="f46" draw:formula="27000000+0-?f0 "/>
            <draw:equation draw:name="f47" draw:formula="if(?f45 ,?f45 ,?f46 )"/>
            <draw:equation draw:name="f48" draw:formula="?f5 +0-?f47 "/>
            <draw:equation draw:name="f49" draw:formula="max(?f20 ,?f36 )"/>
            <draw:equation draw:name="f50" draw:formula="max(?f22 ,?f38 )"/>
            <draw:equation draw:name="f51" draw:formula="max(?f49 ,?f50 )"/>
            <draw:equation draw:name="f52" draw:formula="if(?f48 ,logheight,?f51 )"/>
            <draw:equation draw:name="f53" draw:formula="10800000+0-?f0 "/>
            <draw:equation draw:name="f54" draw:formula="32400000+0-?f0 "/>
            <draw:equation draw:name="f55" draw:formula="if(?f53 ,?f53 ,?f54 )"/>
            <draw:equation draw:name="f56" draw:formula="?f5 +0-?f55 "/>
            <draw:equation draw:name="f57" draw:formula="min(?f18 ,?f35 )"/>
            <draw:equation draw:name="f58" draw:formula="min(?f21 ,?f37 )"/>
            <draw:equation draw:name="f59" draw:formula="min(?f57 ,?f58 )"/>
            <draw:equation draw:name="f60" draw:formula="if(?f56 ,0,?f59 )"/>
            <draw:equation draw:name="f61" draw:formula="16200000+0-?f0 "/>
            <draw:equation draw:name="f62" draw:formula="37800000+0-?f0 "/>
            <draw:equation draw:name="f63" draw:formula="if(?f61 ,?f61 ,?f62 )"/>
            <draw:equation draw:name="f64" draw:formula="?f5 +0-?f63 "/>
            <draw:equation draw:name="f65" draw:formula="min(?f20 ,?f36 )"/>
            <draw:equation draw:name="f66" draw:formula="min(?f22 ,?f38 )"/>
            <draw:equation draw:name="f67" draw:formula="min(?f65 ,?f66 )"/>
            <draw:equation draw:name="f68" draw:formula="if(?f64 ,0,?f67 )"/>
            <draw:equation draw:name="f69" draw:formula="(?f18 +?f37 )/2"/>
            <draw:equation draw:name="f70" draw:formula="(?f20 +?f38 )/2"/>
            <draw:equation draw:name="f71" draw:formula="(?f21 +?f35 )/2"/>
            <draw:equation draw:name="f72" draw:formula="(?f22 +?f36 )/2"/>
            <draw:equation draw:name="f73" draw:formula="?f0 +0-5400000"/>
            <draw:equation draw:name="f74" draw:formula="?f1 +5400000-0"/>
            <draw:equation draw:name="f75" draw:formula="(?f73 +?f74 )/2"/>
            <draw:equation draw:name="f76" draw:formula="(?f0 )/60000.0"/>
            <draw:equation draw:name="f77" draw:formula="(?f5 )/60000.0"/>
            <draw:equation draw:name="f78" draw:formula="(?f1 )/60000.0"/>
            <draw:equation draw:name="f79" draw:formula="(?f6 )/60000.0"/>
            <draw:handle draw:handle-position="?f18 ?f20"/>
            <draw:handle draw:handle-position="?f35 ?f36" draw:handle-radius-range-maximum="50000" draw:handle-radius-range-minimum="0"/>
          </draw:enhanced-geometry>
        </draw:custom-shape>
        <draw:custom-shape draw:name="CustomShape 4" draw:style-name="gr38" draw:text-style-name="P16" draw:layer="layout" svg:width="7.854cm" svg:height="7.855cm" draw:transform="skewX (-6.03687880652171E-017) rotate (-0.884532864910726) translate (8.473cm 5.546cm)">
          <text:p/>
          <draw:enhanced-geometry draw:mirror-horizontal="false" draw:mirror-vertical="false" svg:viewBox="0 0 0 0" draw:text-areas="?f60 ?f68 ?f44 ?f52" draw:type="ooxml-blockArc" draw:modifiers="13144062 20355119 26713" draw:enhanced-path="M ?f18 ?f20 L ?f35 ?f36 Z N" drawooo:enhanced-path="M ?f18 ?f20 G ?f7 ?f9 ?f76 ?f77 L ?f35 ?f36 G ?f25 ?f26 ?f78 ?f79 Z N">
            <draw:equation draw:name="f0" draw:formula="if(0-$0 ,0,if(21599999-$0 ,$0 ,21599999))"/>
            <draw:equation draw:name="f1" draw:formula="if(0-$1 ,0,if(21599999-$1 ,$1 ,21599999))"/>
            <draw:equation draw:name="f2" draw:formula="if(0-$2 ,0,if(50000-$2 ,$2 ,50000))"/>
            <draw:equation draw:name="f3" draw:formula="?f1 +0-?f0 "/>
            <draw:equation draw:name="f4" draw:formula="?f3 +21600000-0"/>
            <draw:equation draw:name="f5" draw:formula="if(?f3 ,?f3 ,?f4 )"/>
            <draw:equation draw:name="f6" draw:formula="0+0-?f5 "/>
            <draw:equation draw:name="f7" draw:formula="logwidth/2"/>
            <draw:equation draw:name="f8" draw:formula="?f7 *sin(pi*(?f0 )/10800000)"/>
            <draw:equation draw:name="f9" draw:formula="logheight/2"/>
            <draw:equation draw:name="f10" draw:formula="?f9 *cos(pi*(?f0 )/10800000)"/>
            <draw:equation draw:name="f11" draw:formula="?f7 *sin(pi*(?f1 )/10800000)"/>
            <draw:equation draw:name="f12" draw:formula="?f9 *cos(pi*(?f1 )/10800000)"/>
            <draw:equation draw:name="f13" draw:formula="?f7 *(cos(atan2(?f8 ,?f10 )))"/>
            <draw:equation draw:name="f14" draw:formula="?f9 *(sin(atan2(?f8 ,?f10 )))"/>
            <draw:equation draw:name="f15" draw:formula="?f7 *(cos(atan2(?f11 ,?f12 )))"/>
            <draw:equation draw:name="f16" draw:formula="?f9 *(sin(atan2(?f11 ,?f12 )))"/>
            <draw:equation draw:name="f17" draw:formula="logwidth/2"/>
            <draw:equation draw:name="f18" draw:formula="?f17 +?f13 -0"/>
            <draw:equation draw:name="f19" draw:formula="logheight/2"/>
            <draw:equation draw:name="f20" draw:formula="?f19 +?f14 -0"/>
            <draw:equation draw:name="f21" draw:formula="?f17 +?f15 -0"/>
            <draw:equation draw:name="f22" draw:formula="?f19 +?f16 -0"/>
            <draw:equation draw:name="f23" draw:formula="min(logwidth,logheight)"/>
            <draw:equation draw:name="f24" draw:formula="?f23 *?f2 /100000"/>
            <draw:equation draw:name="f25" draw:formula="?f7 +0-?f24 "/>
            <draw:equation draw:name="f26" draw:formula="?f9 +0-?f24 "/>
            <draw:equation draw:name="f27" draw:formula="?f25 *sin(pi*(?f1 )/10800000)"/>
            <draw:equation draw:name="f28" draw:formula="?f26 *cos(pi*(?f1 )/10800000)"/>
            <draw:equation draw:name="f29" draw:formula="?f25 *sin(pi*(?f0 )/10800000)"/>
            <draw:equation draw:name="f30" draw:formula="?f26 *cos(pi*(?f0 )/10800000)"/>
            <draw:equation draw:name="f31" draw:formula="?f25 *(cos(atan2(?f27 ,?f28 )))"/>
            <draw:equation draw:name="f32" draw:formula="?f26 *(sin(atan2(?f27 ,?f28 )))"/>
            <draw:equation draw:name="f33" draw:formula="?f25 *(cos(atan2(?f29 ,?f30 )))"/>
            <draw:equation draw:name="f34" draw:formula="?f26 *(sin(atan2(?f29 ,?f30 )))"/>
            <draw:equation draw:name="f35" draw:formula="?f17 +?f31 -0"/>
            <draw:equation draw:name="f36" draw:formula="?f19 +?f32 -0"/>
            <draw:equation draw:name="f37" draw:formula="?f17 +?f33 -0"/>
            <draw:equation draw:name="f38" draw:formula="?f19 +?f34 -0"/>
            <draw:equation draw:name="f39" draw:formula="21600000+0-?f0 "/>
            <draw:equation draw:name="f40" draw:formula="?f5 +0-?f39 "/>
            <draw:equation draw:name="f41" draw:formula="max(?f18 ,?f35 )"/>
            <draw:equation draw:name="f42" draw:formula="max(?f21 ,?f37 )"/>
            <draw:equation draw:name="f43" draw:formula="max(?f41 ,?f42 )"/>
            <draw:equation draw:name="f44" draw:formula="if(?f40 ,logwidth,?f43 )"/>
            <draw:equation draw:name="f45" draw:formula="5400000+0-?f0 "/>
            <draw:equation draw:name="f46" draw:formula="27000000+0-?f0 "/>
            <draw:equation draw:name="f47" draw:formula="if(?f45 ,?f45 ,?f46 )"/>
            <draw:equation draw:name="f48" draw:formula="?f5 +0-?f47 "/>
            <draw:equation draw:name="f49" draw:formula="max(?f20 ,?f36 )"/>
            <draw:equation draw:name="f50" draw:formula="max(?f22 ,?f38 )"/>
            <draw:equation draw:name="f51" draw:formula="max(?f49 ,?f50 )"/>
            <draw:equation draw:name="f52" draw:formula="if(?f48 ,logheight,?f51 )"/>
            <draw:equation draw:name="f53" draw:formula="10800000+0-?f0 "/>
            <draw:equation draw:name="f54" draw:formula="32400000+0-?f0 "/>
            <draw:equation draw:name="f55" draw:formula="if(?f53 ,?f53 ,?f54 )"/>
            <draw:equation draw:name="f56" draw:formula="?f5 +0-?f55 "/>
            <draw:equation draw:name="f57" draw:formula="min(?f18 ,?f35 )"/>
            <draw:equation draw:name="f58" draw:formula="min(?f21 ,?f37 )"/>
            <draw:equation draw:name="f59" draw:formula="min(?f57 ,?f58 )"/>
            <draw:equation draw:name="f60" draw:formula="if(?f56 ,0,?f59 )"/>
            <draw:equation draw:name="f61" draw:formula="16200000+0-?f0 "/>
            <draw:equation draw:name="f62" draw:formula="37800000+0-?f0 "/>
            <draw:equation draw:name="f63" draw:formula="if(?f61 ,?f61 ,?f62 )"/>
            <draw:equation draw:name="f64" draw:formula="?f5 +0-?f63 "/>
            <draw:equation draw:name="f65" draw:formula="min(?f20 ,?f36 )"/>
            <draw:equation draw:name="f66" draw:formula="min(?f22 ,?f38 )"/>
            <draw:equation draw:name="f67" draw:formula="min(?f65 ,?f66 )"/>
            <draw:equation draw:name="f68" draw:formula="if(?f64 ,0,?f67 )"/>
            <draw:equation draw:name="f69" draw:formula="(?f18 +?f37 )/2"/>
            <draw:equation draw:name="f70" draw:formula="(?f20 +?f38 )/2"/>
            <draw:equation draw:name="f71" draw:formula="(?f21 +?f35 )/2"/>
            <draw:equation draw:name="f72" draw:formula="(?f22 +?f36 )/2"/>
            <draw:equation draw:name="f73" draw:formula="?f0 +0-5400000"/>
            <draw:equation draw:name="f74" draw:formula="?f1 +5400000-0"/>
            <draw:equation draw:name="f75" draw:formula="(?f73 +?f74 )/2"/>
            <draw:equation draw:name="f76" draw:formula="(?f0 )/60000.0"/>
            <draw:equation draw:name="f77" draw:formula="(?f5 )/60000.0"/>
            <draw:equation draw:name="f78" draw:formula="(?f1 )/60000.0"/>
            <draw:equation draw:name="f79" draw:formula="(?f6 )/60000.0"/>
            <draw:handle draw:handle-position="?f18 ?f20"/>
            <draw:handle draw:handle-position="?f35 ?f36" draw:handle-radius-range-maximum="50000" draw:handle-radius-range-minimum="0"/>
          </draw:enhanced-geometry>
        </draw:custom-shape>
        <draw:custom-shape draw:name="CustomShape 5" draw:style-name="gr39" draw:text-style-name="P10" draw:layer="layout" svg:width="3.098cm" svg:height="1.265cm" draw:transform="rotate (-0.870395697969572) translate (9.721cm 7.974cm)">
          <text:p text:style-name="P9"><text:span text:style-name="T9">安全性</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40" draw:text-style-name="P17" draw:layer="layout" svg:width="12.499cm" svg:height="12.499cm" svg:x="1.706cm" svg:y="4.769cm">
          <text:p/>
          <draw:enhanced-geometry draw:mirror-horizontal="false" draw:mirror-vertical="false" svg:viewBox="0 0 0 0" draw:text-areas="?f60 ?f68 ?f44 ?f52" draw:type="ooxml-blockArc" draw:modifiers="13765908 16214222 18779" draw:enhanced-path="M ?f18 ?f20 L ?f35 ?f36 Z N" drawooo:enhanced-path="M ?f18 ?f20 G ?f7 ?f9 ?f76 ?f77 L ?f35 ?f36 G ?f25 ?f26 ?f78 ?f79 Z N">
            <draw:equation draw:name="f0" draw:formula="if(0-$0 ,0,if(21599999-$0 ,$0 ,21599999))"/>
            <draw:equation draw:name="f1" draw:formula="if(0-$1 ,0,if(21599999-$1 ,$1 ,21599999))"/>
            <draw:equation draw:name="f2" draw:formula="if(0-$2 ,0,if(50000-$2 ,$2 ,50000))"/>
            <draw:equation draw:name="f3" draw:formula="?f1 +0-?f0 "/>
            <draw:equation draw:name="f4" draw:formula="?f3 +21600000-0"/>
            <draw:equation draw:name="f5" draw:formula="if(?f3 ,?f3 ,?f4 )"/>
            <draw:equation draw:name="f6" draw:formula="0+0-?f5 "/>
            <draw:equation draw:name="f7" draw:formula="logwidth/2"/>
            <draw:equation draw:name="f8" draw:formula="?f7 *sin(pi*(?f0 )/10800000)"/>
            <draw:equation draw:name="f9" draw:formula="logheight/2"/>
            <draw:equation draw:name="f10" draw:formula="?f9 *cos(pi*(?f0 )/10800000)"/>
            <draw:equation draw:name="f11" draw:formula="?f7 *sin(pi*(?f1 )/10800000)"/>
            <draw:equation draw:name="f12" draw:formula="?f9 *cos(pi*(?f1 )/10800000)"/>
            <draw:equation draw:name="f13" draw:formula="?f7 *(cos(atan2(?f8 ,?f10 )))"/>
            <draw:equation draw:name="f14" draw:formula="?f9 *(sin(atan2(?f8 ,?f10 )))"/>
            <draw:equation draw:name="f15" draw:formula="?f7 *(cos(atan2(?f11 ,?f12 )))"/>
            <draw:equation draw:name="f16" draw:formula="?f9 *(sin(atan2(?f11 ,?f12 )))"/>
            <draw:equation draw:name="f17" draw:formula="logwidth/2"/>
            <draw:equation draw:name="f18" draw:formula="?f17 +?f13 -0"/>
            <draw:equation draw:name="f19" draw:formula="logheight/2"/>
            <draw:equation draw:name="f20" draw:formula="?f19 +?f14 -0"/>
            <draw:equation draw:name="f21" draw:formula="?f17 +?f15 -0"/>
            <draw:equation draw:name="f22" draw:formula="?f19 +?f16 -0"/>
            <draw:equation draw:name="f23" draw:formula="min(logwidth,logheight)"/>
            <draw:equation draw:name="f24" draw:formula="?f23 *?f2 /100000"/>
            <draw:equation draw:name="f25" draw:formula="?f7 +0-?f24 "/>
            <draw:equation draw:name="f26" draw:formula="?f9 +0-?f24 "/>
            <draw:equation draw:name="f27" draw:formula="?f25 *sin(pi*(?f1 )/10800000)"/>
            <draw:equation draw:name="f28" draw:formula="?f26 *cos(pi*(?f1 )/10800000)"/>
            <draw:equation draw:name="f29" draw:formula="?f25 *sin(pi*(?f0 )/10800000)"/>
            <draw:equation draw:name="f30" draw:formula="?f26 *cos(pi*(?f0 )/10800000)"/>
            <draw:equation draw:name="f31" draw:formula="?f25 *(cos(atan2(?f27 ,?f28 )))"/>
            <draw:equation draw:name="f32" draw:formula="?f26 *(sin(atan2(?f27 ,?f28 )))"/>
            <draw:equation draw:name="f33" draw:formula="?f25 *(cos(atan2(?f29 ,?f30 )))"/>
            <draw:equation draw:name="f34" draw:formula="?f26 *(sin(atan2(?f29 ,?f30 )))"/>
            <draw:equation draw:name="f35" draw:formula="?f17 +?f31 -0"/>
            <draw:equation draw:name="f36" draw:formula="?f19 +?f32 -0"/>
            <draw:equation draw:name="f37" draw:formula="?f17 +?f33 -0"/>
            <draw:equation draw:name="f38" draw:formula="?f19 +?f34 -0"/>
            <draw:equation draw:name="f39" draw:formula="21600000+0-?f0 "/>
            <draw:equation draw:name="f40" draw:formula="?f5 +0-?f39 "/>
            <draw:equation draw:name="f41" draw:formula="max(?f18 ,?f35 )"/>
            <draw:equation draw:name="f42" draw:formula="max(?f21 ,?f37 )"/>
            <draw:equation draw:name="f43" draw:formula="max(?f41 ,?f42 )"/>
            <draw:equation draw:name="f44" draw:formula="if(?f40 ,logwidth,?f43 )"/>
            <draw:equation draw:name="f45" draw:formula="5400000+0-?f0 "/>
            <draw:equation draw:name="f46" draw:formula="27000000+0-?f0 "/>
            <draw:equation draw:name="f47" draw:formula="if(?f45 ,?f45 ,?f46 )"/>
            <draw:equation draw:name="f48" draw:formula="?f5 +0-?f47 "/>
            <draw:equation draw:name="f49" draw:formula="max(?f20 ,?f36 )"/>
            <draw:equation draw:name="f50" draw:formula="max(?f22 ,?f38 )"/>
            <draw:equation draw:name="f51" draw:formula="max(?f49 ,?f50 )"/>
            <draw:equation draw:name="f52" draw:formula="if(?f48 ,logheight,?f51 )"/>
            <draw:equation draw:name="f53" draw:formula="10800000+0-?f0 "/>
            <draw:equation draw:name="f54" draw:formula="32400000+0-?f0 "/>
            <draw:equation draw:name="f55" draw:formula="if(?f53 ,?f53 ,?f54 )"/>
            <draw:equation draw:name="f56" draw:formula="?f5 +0-?f55 "/>
            <draw:equation draw:name="f57" draw:formula="min(?f18 ,?f35 )"/>
            <draw:equation draw:name="f58" draw:formula="min(?f21 ,?f37 )"/>
            <draw:equation draw:name="f59" draw:formula="min(?f57 ,?f58 )"/>
            <draw:equation draw:name="f60" draw:formula="if(?f56 ,0,?f59 )"/>
            <draw:equation draw:name="f61" draw:formula="16200000+0-?f0 "/>
            <draw:equation draw:name="f62" draw:formula="37800000+0-?f0 "/>
            <draw:equation draw:name="f63" draw:formula="if(?f61 ,?f61 ,?f62 )"/>
            <draw:equation draw:name="f64" draw:formula="?f5 +0-?f63 "/>
            <draw:equation draw:name="f65" draw:formula="min(?f20 ,?f36 )"/>
            <draw:equation draw:name="f66" draw:formula="min(?f22 ,?f38 )"/>
            <draw:equation draw:name="f67" draw:formula="min(?f65 ,?f66 )"/>
            <draw:equation draw:name="f68" draw:formula="if(?f64 ,0,?f67 )"/>
            <draw:equation draw:name="f69" draw:formula="(?f18 +?f37 )/2"/>
            <draw:equation draw:name="f70" draw:formula="(?f20 +?f38 )/2"/>
            <draw:equation draw:name="f71" draw:formula="(?f21 +?f35 )/2"/>
            <draw:equation draw:name="f72" draw:formula="(?f22 +?f36 )/2"/>
            <draw:equation draw:name="f73" draw:formula="?f0 +0-5400000"/>
            <draw:equation draw:name="f74" draw:formula="?f1 +5400000-0"/>
            <draw:equation draw:name="f75" draw:formula="(?f73 +?f74 )/2"/>
            <draw:equation draw:name="f76" draw:formula="(?f0 )/60000.0"/>
            <draw:equation draw:name="f77" draw:formula="(?f5 )/60000.0"/>
            <draw:equation draw:name="f78" draw:formula="(?f1 )/60000.0"/>
            <draw:equation draw:name="f79" draw:formula="(?f6 )/60000.0"/>
            <draw:handle draw:handle-position="?f18 ?f20"/>
            <draw:handle draw:handle-position="?f35 ?f36" draw:handle-radius-range-maximum="50000" draw:handle-radius-range-minimum="0"/>
          </draw:enhanced-geometry>
        </draw:custom-shape>
        <draw:custom-shape draw:name="CustomShape 7" draw:style-name="gr41" draw:text-style-name="P18" draw:layer="layout" svg:width="12.499cm" svg:height="12.499cm" draw:transform="rotate (-0.718028454270467) translate (7.272cm 2.196cm)">
          <text:p/>
          <draw:enhanced-geometry draw:mirror-horizontal="false" draw:mirror-vertical="false" svg:viewBox="0 0 0 0" draw:text-areas="?f60 ?f68 ?f44 ?f52" draw:type="ooxml-blockArc" draw:modifiers="13780460 16214222 18779" draw:enhanced-path="M ?f18 ?f20 L ?f35 ?f36 Z N" drawooo:enhanced-path="M ?f18 ?f20 G ?f7 ?f9 ?f76 ?f77 L ?f35 ?f36 G ?f25 ?f26 ?f78 ?f79 Z N">
            <draw:equation draw:name="f0" draw:formula="if(0-$0 ,0,if(21599999-$0 ,$0 ,21599999))"/>
            <draw:equation draw:name="f1" draw:formula="if(0-$1 ,0,if(21599999-$1 ,$1 ,21599999))"/>
            <draw:equation draw:name="f2" draw:formula="if(0-$2 ,0,if(50000-$2 ,$2 ,50000))"/>
            <draw:equation draw:name="f3" draw:formula="?f1 +0-?f0 "/>
            <draw:equation draw:name="f4" draw:formula="?f3 +21600000-0"/>
            <draw:equation draw:name="f5" draw:formula="if(?f3 ,?f3 ,?f4 )"/>
            <draw:equation draw:name="f6" draw:formula="0+0-?f5 "/>
            <draw:equation draw:name="f7" draw:formula="logwidth/2"/>
            <draw:equation draw:name="f8" draw:formula="?f7 *sin(pi*(?f0 )/10800000)"/>
            <draw:equation draw:name="f9" draw:formula="logheight/2"/>
            <draw:equation draw:name="f10" draw:formula="?f9 *cos(pi*(?f0 )/10800000)"/>
            <draw:equation draw:name="f11" draw:formula="?f7 *sin(pi*(?f1 )/10800000)"/>
            <draw:equation draw:name="f12" draw:formula="?f9 *cos(pi*(?f1 )/10800000)"/>
            <draw:equation draw:name="f13" draw:formula="?f7 *(cos(atan2(?f8 ,?f10 )))"/>
            <draw:equation draw:name="f14" draw:formula="?f9 *(sin(atan2(?f8 ,?f10 )))"/>
            <draw:equation draw:name="f15" draw:formula="?f7 *(cos(atan2(?f11 ,?f12 )))"/>
            <draw:equation draw:name="f16" draw:formula="?f9 *(sin(atan2(?f11 ,?f12 )))"/>
            <draw:equation draw:name="f17" draw:formula="logwidth/2"/>
            <draw:equation draw:name="f18" draw:formula="?f17 +?f13 -0"/>
            <draw:equation draw:name="f19" draw:formula="logheight/2"/>
            <draw:equation draw:name="f20" draw:formula="?f19 +?f14 -0"/>
            <draw:equation draw:name="f21" draw:formula="?f17 +?f15 -0"/>
            <draw:equation draw:name="f22" draw:formula="?f19 +?f16 -0"/>
            <draw:equation draw:name="f23" draw:formula="min(logwidth,logheight)"/>
            <draw:equation draw:name="f24" draw:formula="?f23 *?f2 /100000"/>
            <draw:equation draw:name="f25" draw:formula="?f7 +0-?f24 "/>
            <draw:equation draw:name="f26" draw:formula="?f9 +0-?f24 "/>
            <draw:equation draw:name="f27" draw:formula="?f25 *sin(pi*(?f1 )/10800000)"/>
            <draw:equation draw:name="f28" draw:formula="?f26 *cos(pi*(?f1 )/10800000)"/>
            <draw:equation draw:name="f29" draw:formula="?f25 *sin(pi*(?f0 )/10800000)"/>
            <draw:equation draw:name="f30" draw:formula="?f26 *cos(pi*(?f0 )/10800000)"/>
            <draw:equation draw:name="f31" draw:formula="?f25 *(cos(atan2(?f27 ,?f28 )))"/>
            <draw:equation draw:name="f32" draw:formula="?f26 *(sin(atan2(?f27 ,?f28 )))"/>
            <draw:equation draw:name="f33" draw:formula="?f25 *(cos(atan2(?f29 ,?f30 )))"/>
            <draw:equation draw:name="f34" draw:formula="?f26 *(sin(atan2(?f29 ,?f30 )))"/>
            <draw:equation draw:name="f35" draw:formula="?f17 +?f31 -0"/>
            <draw:equation draw:name="f36" draw:formula="?f19 +?f32 -0"/>
            <draw:equation draw:name="f37" draw:formula="?f17 +?f33 -0"/>
            <draw:equation draw:name="f38" draw:formula="?f19 +?f34 -0"/>
            <draw:equation draw:name="f39" draw:formula="21600000+0-?f0 "/>
            <draw:equation draw:name="f40" draw:formula="?f5 +0-?f39 "/>
            <draw:equation draw:name="f41" draw:formula="max(?f18 ,?f35 )"/>
            <draw:equation draw:name="f42" draw:formula="max(?f21 ,?f37 )"/>
            <draw:equation draw:name="f43" draw:formula="max(?f41 ,?f42 )"/>
            <draw:equation draw:name="f44" draw:formula="if(?f40 ,logwidth,?f43 )"/>
            <draw:equation draw:name="f45" draw:formula="5400000+0-?f0 "/>
            <draw:equation draw:name="f46" draw:formula="27000000+0-?f0 "/>
            <draw:equation draw:name="f47" draw:formula="if(?f45 ,?f45 ,?f46 )"/>
            <draw:equation draw:name="f48" draw:formula="?f5 +0-?f47 "/>
            <draw:equation draw:name="f49" draw:formula="max(?f20 ,?f36 )"/>
            <draw:equation draw:name="f50" draw:formula="max(?f22 ,?f38 )"/>
            <draw:equation draw:name="f51" draw:formula="max(?f49 ,?f50 )"/>
            <draw:equation draw:name="f52" draw:formula="if(?f48 ,logheight,?f51 )"/>
            <draw:equation draw:name="f53" draw:formula="10800000+0-?f0 "/>
            <draw:equation draw:name="f54" draw:formula="32400000+0-?f0 "/>
            <draw:equation draw:name="f55" draw:formula="if(?f53 ,?f53 ,?f54 )"/>
            <draw:equation draw:name="f56" draw:formula="?f5 +0-?f55 "/>
            <draw:equation draw:name="f57" draw:formula="min(?f18 ,?f35 )"/>
            <draw:equation draw:name="f58" draw:formula="min(?f21 ,?f37 )"/>
            <draw:equation draw:name="f59" draw:formula="min(?f57 ,?f58 )"/>
            <draw:equation draw:name="f60" draw:formula="if(?f56 ,0,?f59 )"/>
            <draw:equation draw:name="f61" draw:formula="16200000+0-?f0 "/>
            <draw:equation draw:name="f62" draw:formula="37800000+0-?f0 "/>
            <draw:equation draw:name="f63" draw:formula="if(?f61 ,?f61 ,?f62 )"/>
            <draw:equation draw:name="f64" draw:formula="?f5 +0-?f63 "/>
            <draw:equation draw:name="f65" draw:formula="min(?f20 ,?f36 )"/>
            <draw:equation draw:name="f66" draw:formula="min(?f22 ,?f38 )"/>
            <draw:equation draw:name="f67" draw:formula="min(?f65 ,?f66 )"/>
            <draw:equation draw:name="f68" draw:formula="if(?f64 ,0,?f67 )"/>
            <draw:equation draw:name="f69" draw:formula="(?f18 +?f37 )/2"/>
            <draw:equation draw:name="f70" draw:formula="(?f20 +?f38 )/2"/>
            <draw:equation draw:name="f71" draw:formula="(?f21 +?f35 )/2"/>
            <draw:equation draw:name="f72" draw:formula="(?f22 +?f36 )/2"/>
            <draw:equation draw:name="f73" draw:formula="?f0 +0-5400000"/>
            <draw:equation draw:name="f74" draw:formula="?f1 +5400000-0"/>
            <draw:equation draw:name="f75" draw:formula="(?f73 +?f74 )/2"/>
            <draw:equation draw:name="f76" draw:formula="(?f0 )/60000.0"/>
            <draw:equation draw:name="f77" draw:formula="(?f5 )/60000.0"/>
            <draw:equation draw:name="f78" draw:formula="(?f1 )/60000.0"/>
            <draw:equation draw:name="f79" draw:formula="(?f6 )/60000.0"/>
            <draw:handle draw:handle-position="?f18 ?f20"/>
            <draw:handle draw:handle-position="?f35 ?f36" draw:handle-radius-range-maximum="50000" draw:handle-radius-range-minimum="0"/>
          </draw:enhanced-geometry>
        </draw:custom-shape>
        <draw:custom-shape draw:name="CustomShape 8" draw:style-name="gr42" draw:text-style-name="P17" draw:layer="layout" svg:width="12.499cm" svg:height="12.499cm" draw:transform="rotate (-1.39626340159546) translate (13.022cm 3.856cm)">
          <text:p/>
          <draw:enhanced-geometry draw:mirror-horizontal="false" draw:mirror-vertical="false" svg:viewBox="0 0 0 0" draw:text-areas="?f60 ?f68 ?f44 ?f52" draw:type="ooxml-blockArc" draw:modifiers="13808658 16214222 18779" draw:enhanced-path="M ?f18 ?f20 L ?f35 ?f36 Z N" drawooo:enhanced-path="M ?f18 ?f20 G ?f7 ?f9 ?f76 ?f77 L ?f35 ?f36 G ?f25 ?f26 ?f78 ?f79 Z N">
            <draw:equation draw:name="f0" draw:formula="if(0-$0 ,0,if(21599999-$0 ,$0 ,21599999))"/>
            <draw:equation draw:name="f1" draw:formula="if(0-$1 ,0,if(21599999-$1 ,$1 ,21599999))"/>
            <draw:equation draw:name="f2" draw:formula="if(0-$2 ,0,if(50000-$2 ,$2 ,50000))"/>
            <draw:equation draw:name="f3" draw:formula="?f1 +0-?f0 "/>
            <draw:equation draw:name="f4" draw:formula="?f3 +21600000-0"/>
            <draw:equation draw:name="f5" draw:formula="if(?f3 ,?f3 ,?f4 )"/>
            <draw:equation draw:name="f6" draw:formula="0+0-?f5 "/>
            <draw:equation draw:name="f7" draw:formula="logwidth/2"/>
            <draw:equation draw:name="f8" draw:formula="?f7 *sin(pi*(?f0 )/10800000)"/>
            <draw:equation draw:name="f9" draw:formula="logheight/2"/>
            <draw:equation draw:name="f10" draw:formula="?f9 *cos(pi*(?f0 )/10800000)"/>
            <draw:equation draw:name="f11" draw:formula="?f7 *sin(pi*(?f1 )/10800000)"/>
            <draw:equation draw:name="f12" draw:formula="?f9 *cos(pi*(?f1 )/10800000)"/>
            <draw:equation draw:name="f13" draw:formula="?f7 *(cos(atan2(?f8 ,?f10 )))"/>
            <draw:equation draw:name="f14" draw:formula="?f9 *(sin(atan2(?f8 ,?f10 )))"/>
            <draw:equation draw:name="f15" draw:formula="?f7 *(cos(atan2(?f11 ,?f12 )))"/>
            <draw:equation draw:name="f16" draw:formula="?f9 *(sin(atan2(?f11 ,?f12 )))"/>
            <draw:equation draw:name="f17" draw:formula="logwidth/2"/>
            <draw:equation draw:name="f18" draw:formula="?f17 +?f13 -0"/>
            <draw:equation draw:name="f19" draw:formula="logheight/2"/>
            <draw:equation draw:name="f20" draw:formula="?f19 +?f14 -0"/>
            <draw:equation draw:name="f21" draw:formula="?f17 +?f15 -0"/>
            <draw:equation draw:name="f22" draw:formula="?f19 +?f16 -0"/>
            <draw:equation draw:name="f23" draw:formula="min(logwidth,logheight)"/>
            <draw:equation draw:name="f24" draw:formula="?f23 *?f2 /100000"/>
            <draw:equation draw:name="f25" draw:formula="?f7 +0-?f24 "/>
            <draw:equation draw:name="f26" draw:formula="?f9 +0-?f24 "/>
            <draw:equation draw:name="f27" draw:formula="?f25 *sin(pi*(?f1 )/10800000)"/>
            <draw:equation draw:name="f28" draw:formula="?f26 *cos(pi*(?f1 )/10800000)"/>
            <draw:equation draw:name="f29" draw:formula="?f25 *sin(pi*(?f0 )/10800000)"/>
            <draw:equation draw:name="f30" draw:formula="?f26 *cos(pi*(?f0 )/10800000)"/>
            <draw:equation draw:name="f31" draw:formula="?f25 *(cos(atan2(?f27 ,?f28 )))"/>
            <draw:equation draw:name="f32" draw:formula="?f26 *(sin(atan2(?f27 ,?f28 )))"/>
            <draw:equation draw:name="f33" draw:formula="?f25 *(cos(atan2(?f29 ,?f30 )))"/>
            <draw:equation draw:name="f34" draw:formula="?f26 *(sin(atan2(?f29 ,?f30 )))"/>
            <draw:equation draw:name="f35" draw:formula="?f17 +?f31 -0"/>
            <draw:equation draw:name="f36" draw:formula="?f19 +?f32 -0"/>
            <draw:equation draw:name="f37" draw:formula="?f17 +?f33 -0"/>
            <draw:equation draw:name="f38" draw:formula="?f19 +?f34 -0"/>
            <draw:equation draw:name="f39" draw:formula="21600000+0-?f0 "/>
            <draw:equation draw:name="f40" draw:formula="?f5 +0-?f39 "/>
            <draw:equation draw:name="f41" draw:formula="max(?f18 ,?f35 )"/>
            <draw:equation draw:name="f42" draw:formula="max(?f21 ,?f37 )"/>
            <draw:equation draw:name="f43" draw:formula="max(?f41 ,?f42 )"/>
            <draw:equation draw:name="f44" draw:formula="if(?f40 ,logwidth,?f43 )"/>
            <draw:equation draw:name="f45" draw:formula="5400000+0-?f0 "/>
            <draw:equation draw:name="f46" draw:formula="27000000+0-?f0 "/>
            <draw:equation draw:name="f47" draw:formula="if(?f45 ,?f45 ,?f46 )"/>
            <draw:equation draw:name="f48" draw:formula="?f5 +0-?f47 "/>
            <draw:equation draw:name="f49" draw:formula="max(?f20 ,?f36 )"/>
            <draw:equation draw:name="f50" draw:formula="max(?f22 ,?f38 )"/>
            <draw:equation draw:name="f51" draw:formula="max(?f49 ,?f50 )"/>
            <draw:equation draw:name="f52" draw:formula="if(?f48 ,logheight,?f51 )"/>
            <draw:equation draw:name="f53" draw:formula="10800000+0-?f0 "/>
            <draw:equation draw:name="f54" draw:formula="32400000+0-?f0 "/>
            <draw:equation draw:name="f55" draw:formula="if(?f53 ,?f53 ,?f54 )"/>
            <draw:equation draw:name="f56" draw:formula="?f5 +0-?f55 "/>
            <draw:equation draw:name="f57" draw:formula="min(?f18 ,?f35 )"/>
            <draw:equation draw:name="f58" draw:formula="min(?f21 ,?f37 )"/>
            <draw:equation draw:name="f59" draw:formula="min(?f57 ,?f58 )"/>
            <draw:equation draw:name="f60" draw:formula="if(?f56 ,0,?f59 )"/>
            <draw:equation draw:name="f61" draw:formula="16200000+0-?f0 "/>
            <draw:equation draw:name="f62" draw:formula="37800000+0-?f0 "/>
            <draw:equation draw:name="f63" draw:formula="if(?f61 ,?f61 ,?f62 )"/>
            <draw:equation draw:name="f64" draw:formula="?f5 +0-?f63 "/>
            <draw:equation draw:name="f65" draw:formula="min(?f20 ,?f36 )"/>
            <draw:equation draw:name="f66" draw:formula="min(?f22 ,?f38 )"/>
            <draw:equation draw:name="f67" draw:formula="min(?f65 ,?f66 )"/>
            <draw:equation draw:name="f68" draw:formula="if(?f64 ,0,?f67 )"/>
            <draw:equation draw:name="f69" draw:formula="(?f18 +?f37 )/2"/>
            <draw:equation draw:name="f70" draw:formula="(?f20 +?f38 )/2"/>
            <draw:equation draw:name="f71" draw:formula="(?f21 +?f35 )/2"/>
            <draw:equation draw:name="f72" draw:formula="(?f22 +?f36 )/2"/>
            <draw:equation draw:name="f73" draw:formula="?f0 +0-5400000"/>
            <draw:equation draw:name="f74" draw:formula="?f1 +5400000-0"/>
            <draw:equation draw:name="f75" draw:formula="(?f73 +?f74 )/2"/>
            <draw:equation draw:name="f76" draw:formula="(?f0 )/60000.0"/>
            <draw:equation draw:name="f77" draw:formula="(?f5 )/60000.0"/>
            <draw:equation draw:name="f78" draw:formula="(?f1 )/60000.0"/>
            <draw:equation draw:name="f79" draw:formula="(?f6 )/60000.0"/>
            <draw:handle draw:handle-position="?f18 ?f20"/>
            <draw:handle draw:handle-position="?f35 ?f36" draw:handle-radius-range-maximum="50000" draw:handle-radius-range-minimum="0"/>
          </draw:enhanced-geometry>
        </draw:custom-shape>
        <draw:custom-shape draw:name="CustomShape 9" draw:style-name="gr43" draw:text-style-name="P19" draw:layer="layout" svg:width="12.499cm" svg:height="12.499cm" draw:transform="rotate (-2.0943951023932) translate (16.464cm 8.848cm)">
          <text:p/>
          <draw:enhanced-geometry draw:mirror-horizontal="false" draw:mirror-vertical="false" svg:viewBox="0 0 0 0" draw:text-areas="?f60 ?f68 ?f44 ?f52" draw:type="ooxml-blockArc" draw:modifiers="13765908 16182432 18701" draw:enhanced-path="M ?f18 ?f20 L ?f35 ?f36 Z N" drawooo:enhanced-path="M ?f18 ?f20 G ?f7 ?f9 ?f76 ?f77 L ?f35 ?f36 G ?f25 ?f26 ?f78 ?f79 Z N">
            <draw:equation draw:name="f0" draw:formula="if(0-$0 ,0,if(21599999-$0 ,$0 ,21599999))"/>
            <draw:equation draw:name="f1" draw:formula="if(0-$1 ,0,if(21599999-$1 ,$1 ,21599999))"/>
            <draw:equation draw:name="f2" draw:formula="if(0-$2 ,0,if(50000-$2 ,$2 ,50000))"/>
            <draw:equation draw:name="f3" draw:formula="?f1 +0-?f0 "/>
            <draw:equation draw:name="f4" draw:formula="?f3 +21600000-0"/>
            <draw:equation draw:name="f5" draw:formula="if(?f3 ,?f3 ,?f4 )"/>
            <draw:equation draw:name="f6" draw:formula="0+0-?f5 "/>
            <draw:equation draw:name="f7" draw:formula="logwidth/2"/>
            <draw:equation draw:name="f8" draw:formula="?f7 *sin(pi*(?f0 )/10800000)"/>
            <draw:equation draw:name="f9" draw:formula="logheight/2"/>
            <draw:equation draw:name="f10" draw:formula="?f9 *cos(pi*(?f0 )/10800000)"/>
            <draw:equation draw:name="f11" draw:formula="?f7 *sin(pi*(?f1 )/10800000)"/>
            <draw:equation draw:name="f12" draw:formula="?f9 *cos(pi*(?f1 )/10800000)"/>
            <draw:equation draw:name="f13" draw:formula="?f7 *(cos(atan2(?f8 ,?f10 )))"/>
            <draw:equation draw:name="f14" draw:formula="?f9 *(sin(atan2(?f8 ,?f10 )))"/>
            <draw:equation draw:name="f15" draw:formula="?f7 *(cos(atan2(?f11 ,?f12 )))"/>
            <draw:equation draw:name="f16" draw:formula="?f9 *(sin(atan2(?f11 ,?f12 )))"/>
            <draw:equation draw:name="f17" draw:formula="logwidth/2"/>
            <draw:equation draw:name="f18" draw:formula="?f17 +?f13 -0"/>
            <draw:equation draw:name="f19" draw:formula="logheight/2"/>
            <draw:equation draw:name="f20" draw:formula="?f19 +?f14 -0"/>
            <draw:equation draw:name="f21" draw:formula="?f17 +?f15 -0"/>
            <draw:equation draw:name="f22" draw:formula="?f19 +?f16 -0"/>
            <draw:equation draw:name="f23" draw:formula="min(logwidth,logheight)"/>
            <draw:equation draw:name="f24" draw:formula="?f23 *?f2 /100000"/>
            <draw:equation draw:name="f25" draw:formula="?f7 +0-?f24 "/>
            <draw:equation draw:name="f26" draw:formula="?f9 +0-?f24 "/>
            <draw:equation draw:name="f27" draw:formula="?f25 *sin(pi*(?f1 )/10800000)"/>
            <draw:equation draw:name="f28" draw:formula="?f26 *cos(pi*(?f1 )/10800000)"/>
            <draw:equation draw:name="f29" draw:formula="?f25 *sin(pi*(?f0 )/10800000)"/>
            <draw:equation draw:name="f30" draw:formula="?f26 *cos(pi*(?f0 )/10800000)"/>
            <draw:equation draw:name="f31" draw:formula="?f25 *(cos(atan2(?f27 ,?f28 )))"/>
            <draw:equation draw:name="f32" draw:formula="?f26 *(sin(atan2(?f27 ,?f28 )))"/>
            <draw:equation draw:name="f33" draw:formula="?f25 *(cos(atan2(?f29 ,?f30 )))"/>
            <draw:equation draw:name="f34" draw:formula="?f26 *(sin(atan2(?f29 ,?f30 )))"/>
            <draw:equation draw:name="f35" draw:formula="?f17 +?f31 -0"/>
            <draw:equation draw:name="f36" draw:formula="?f19 +?f32 -0"/>
            <draw:equation draw:name="f37" draw:formula="?f17 +?f33 -0"/>
            <draw:equation draw:name="f38" draw:formula="?f19 +?f34 -0"/>
            <draw:equation draw:name="f39" draw:formula="21600000+0-?f0 "/>
            <draw:equation draw:name="f40" draw:formula="?f5 +0-?f39 "/>
            <draw:equation draw:name="f41" draw:formula="max(?f18 ,?f35 )"/>
            <draw:equation draw:name="f42" draw:formula="max(?f21 ,?f37 )"/>
            <draw:equation draw:name="f43" draw:formula="max(?f41 ,?f42 )"/>
            <draw:equation draw:name="f44" draw:formula="if(?f40 ,logwidth,?f43 )"/>
            <draw:equation draw:name="f45" draw:formula="5400000+0-?f0 "/>
            <draw:equation draw:name="f46" draw:formula="27000000+0-?f0 "/>
            <draw:equation draw:name="f47" draw:formula="if(?f45 ,?f45 ,?f46 )"/>
            <draw:equation draw:name="f48" draw:formula="?f5 +0-?f47 "/>
            <draw:equation draw:name="f49" draw:formula="max(?f20 ,?f36 )"/>
            <draw:equation draw:name="f50" draw:formula="max(?f22 ,?f38 )"/>
            <draw:equation draw:name="f51" draw:formula="max(?f49 ,?f50 )"/>
            <draw:equation draw:name="f52" draw:formula="if(?f48 ,logheight,?f51 )"/>
            <draw:equation draw:name="f53" draw:formula="10800000+0-?f0 "/>
            <draw:equation draw:name="f54" draw:formula="32400000+0-?f0 "/>
            <draw:equation draw:name="f55" draw:formula="if(?f53 ,?f53 ,?f54 )"/>
            <draw:equation draw:name="f56" draw:formula="?f5 +0-?f55 "/>
            <draw:equation draw:name="f57" draw:formula="min(?f18 ,?f35 )"/>
            <draw:equation draw:name="f58" draw:formula="min(?f21 ,?f37 )"/>
            <draw:equation draw:name="f59" draw:formula="min(?f57 ,?f58 )"/>
            <draw:equation draw:name="f60" draw:formula="if(?f56 ,0,?f59 )"/>
            <draw:equation draw:name="f61" draw:formula="16200000+0-?f0 "/>
            <draw:equation draw:name="f62" draw:formula="37800000+0-?f0 "/>
            <draw:equation draw:name="f63" draw:formula="if(?f61 ,?f61 ,?f62 )"/>
            <draw:equation draw:name="f64" draw:formula="?f5 +0-?f63 "/>
            <draw:equation draw:name="f65" draw:formula="min(?f20 ,?f36 )"/>
            <draw:equation draw:name="f66" draw:formula="min(?f22 ,?f38 )"/>
            <draw:equation draw:name="f67" draw:formula="min(?f65 ,?f66 )"/>
            <draw:equation draw:name="f68" draw:formula="if(?f64 ,0,?f67 )"/>
            <draw:equation draw:name="f69" draw:formula="(?f18 +?f37 )/2"/>
            <draw:equation draw:name="f70" draw:formula="(?f20 +?f38 )/2"/>
            <draw:equation draw:name="f71" draw:formula="(?f21 +?f35 )/2"/>
            <draw:equation draw:name="f72" draw:formula="(?f22 +?f36 )/2"/>
            <draw:equation draw:name="f73" draw:formula="?f0 +0-5400000"/>
            <draw:equation draw:name="f74" draw:formula="?f1 +5400000-0"/>
            <draw:equation draw:name="f75" draw:formula="(?f73 +?f74 )/2"/>
            <draw:equation draw:name="f76" draw:formula="(?f0 )/60000.0"/>
            <draw:equation draw:name="f77" draw:formula="(?f5 )/60000.0"/>
            <draw:equation draw:name="f78" draw:formula="(?f1 )/60000.0"/>
            <draw:equation draw:name="f79" draw:formula="(?f6 )/60000.0"/>
            <draw:handle draw:handle-position="?f18 ?f20"/>
            <draw:handle draw:handle-position="?f35 ?f36" draw:handle-radius-range-maximum="50000" draw:handle-radius-range-minimum="0"/>
          </draw:enhanced-geometry>
        </draw:custom-shape>
        <draw:custom-shape draw:name="CustomShape 10" draw:style-name="gr44" draw:text-style-name="P18" draw:layer="layout" svg:width="12.499cm" svg:height="12.499cm" draw:transform="rotate (-2.77716790577338) translate (15.955cm 14.725cm)">
          <text:p/>
          <draw:enhanced-geometry draw:mirror-horizontal="false" draw:mirror-vertical="false" svg:viewBox="0 0 0 0" draw:text-areas="?f60 ?f68 ?f44 ?f52" draw:type="ooxml-blockArc" draw:modifiers="13822063 16247204 18495" draw:enhanced-path="M ?f18 ?f20 L ?f35 ?f36 Z N" drawooo:enhanced-path="M ?f18 ?f20 G ?f7 ?f9 ?f76 ?f77 L ?f35 ?f36 G ?f25 ?f26 ?f78 ?f79 Z N">
            <draw:equation draw:name="f0" draw:formula="if(0-$0 ,0,if(21599999-$0 ,$0 ,21599999))"/>
            <draw:equation draw:name="f1" draw:formula="if(0-$1 ,0,if(21599999-$1 ,$1 ,21599999))"/>
            <draw:equation draw:name="f2" draw:formula="if(0-$2 ,0,if(50000-$2 ,$2 ,50000))"/>
            <draw:equation draw:name="f3" draw:formula="?f1 +0-?f0 "/>
            <draw:equation draw:name="f4" draw:formula="?f3 +21600000-0"/>
            <draw:equation draw:name="f5" draw:formula="if(?f3 ,?f3 ,?f4 )"/>
            <draw:equation draw:name="f6" draw:formula="0+0-?f5 "/>
            <draw:equation draw:name="f7" draw:formula="logwidth/2"/>
            <draw:equation draw:name="f8" draw:formula="?f7 *sin(pi*(?f0 )/10800000)"/>
            <draw:equation draw:name="f9" draw:formula="logheight/2"/>
            <draw:equation draw:name="f10" draw:formula="?f9 *cos(pi*(?f0 )/10800000)"/>
            <draw:equation draw:name="f11" draw:formula="?f7 *sin(pi*(?f1 )/10800000)"/>
            <draw:equation draw:name="f12" draw:formula="?f9 *cos(pi*(?f1 )/10800000)"/>
            <draw:equation draw:name="f13" draw:formula="?f7 *(cos(atan2(?f8 ,?f10 )))"/>
            <draw:equation draw:name="f14" draw:formula="?f9 *(sin(atan2(?f8 ,?f10 )))"/>
            <draw:equation draw:name="f15" draw:formula="?f7 *(cos(atan2(?f11 ,?f12 )))"/>
            <draw:equation draw:name="f16" draw:formula="?f9 *(sin(atan2(?f11 ,?f12 )))"/>
            <draw:equation draw:name="f17" draw:formula="logwidth/2"/>
            <draw:equation draw:name="f18" draw:formula="?f17 +?f13 -0"/>
            <draw:equation draw:name="f19" draw:formula="logheight/2"/>
            <draw:equation draw:name="f20" draw:formula="?f19 +?f14 -0"/>
            <draw:equation draw:name="f21" draw:formula="?f17 +?f15 -0"/>
            <draw:equation draw:name="f22" draw:formula="?f19 +?f16 -0"/>
            <draw:equation draw:name="f23" draw:formula="min(logwidth,logheight)"/>
            <draw:equation draw:name="f24" draw:formula="?f23 *?f2 /100000"/>
            <draw:equation draw:name="f25" draw:formula="?f7 +0-?f24 "/>
            <draw:equation draw:name="f26" draw:formula="?f9 +0-?f24 "/>
            <draw:equation draw:name="f27" draw:formula="?f25 *sin(pi*(?f1 )/10800000)"/>
            <draw:equation draw:name="f28" draw:formula="?f26 *cos(pi*(?f1 )/10800000)"/>
            <draw:equation draw:name="f29" draw:formula="?f25 *sin(pi*(?f0 )/10800000)"/>
            <draw:equation draw:name="f30" draw:formula="?f26 *cos(pi*(?f0 )/10800000)"/>
            <draw:equation draw:name="f31" draw:formula="?f25 *(cos(atan2(?f27 ,?f28 )))"/>
            <draw:equation draw:name="f32" draw:formula="?f26 *(sin(atan2(?f27 ,?f28 )))"/>
            <draw:equation draw:name="f33" draw:formula="?f25 *(cos(atan2(?f29 ,?f30 )))"/>
            <draw:equation draw:name="f34" draw:formula="?f26 *(sin(atan2(?f29 ,?f30 )))"/>
            <draw:equation draw:name="f35" draw:formula="?f17 +?f31 -0"/>
            <draw:equation draw:name="f36" draw:formula="?f19 +?f32 -0"/>
            <draw:equation draw:name="f37" draw:formula="?f17 +?f33 -0"/>
            <draw:equation draw:name="f38" draw:formula="?f19 +?f34 -0"/>
            <draw:equation draw:name="f39" draw:formula="21600000+0-?f0 "/>
            <draw:equation draw:name="f40" draw:formula="?f5 +0-?f39 "/>
            <draw:equation draw:name="f41" draw:formula="max(?f18 ,?f35 )"/>
            <draw:equation draw:name="f42" draw:formula="max(?f21 ,?f37 )"/>
            <draw:equation draw:name="f43" draw:formula="max(?f41 ,?f42 )"/>
            <draw:equation draw:name="f44" draw:formula="if(?f40 ,logwidth,?f43 )"/>
            <draw:equation draw:name="f45" draw:formula="5400000+0-?f0 "/>
            <draw:equation draw:name="f46" draw:formula="27000000+0-?f0 "/>
            <draw:equation draw:name="f47" draw:formula="if(?f45 ,?f45 ,?f46 )"/>
            <draw:equation draw:name="f48" draw:formula="?f5 +0-?f47 "/>
            <draw:equation draw:name="f49" draw:formula="max(?f20 ,?f36 )"/>
            <draw:equation draw:name="f50" draw:formula="max(?f22 ,?f38 )"/>
            <draw:equation draw:name="f51" draw:formula="max(?f49 ,?f50 )"/>
            <draw:equation draw:name="f52" draw:formula="if(?f48 ,logheight,?f51 )"/>
            <draw:equation draw:name="f53" draw:formula="10800000+0-?f0 "/>
            <draw:equation draw:name="f54" draw:formula="32400000+0-?f0 "/>
            <draw:equation draw:name="f55" draw:formula="if(?f53 ,?f53 ,?f54 )"/>
            <draw:equation draw:name="f56" draw:formula="?f5 +0-?f55 "/>
            <draw:equation draw:name="f57" draw:formula="min(?f18 ,?f35 )"/>
            <draw:equation draw:name="f58" draw:formula="min(?f21 ,?f37 )"/>
            <draw:equation draw:name="f59" draw:formula="min(?f57 ,?f58 )"/>
            <draw:equation draw:name="f60" draw:formula="if(?f56 ,0,?f59 )"/>
            <draw:equation draw:name="f61" draw:formula="16200000+0-?f0 "/>
            <draw:equation draw:name="f62" draw:formula="37800000+0-?f0 "/>
            <draw:equation draw:name="f63" draw:formula="if(?f61 ,?f61 ,?f62 )"/>
            <draw:equation draw:name="f64" draw:formula="?f5 +0-?f63 "/>
            <draw:equation draw:name="f65" draw:formula="min(?f20 ,?f36 )"/>
            <draw:equation draw:name="f66" draw:formula="min(?f22 ,?f38 )"/>
            <draw:equation draw:name="f67" draw:formula="min(?f65 ,?f66 )"/>
            <draw:equation draw:name="f68" draw:formula="if(?f64 ,0,?f67 )"/>
            <draw:equation draw:name="f69" draw:formula="(?f18 +?f37 )/2"/>
            <draw:equation draw:name="f70" draw:formula="(?f20 +?f38 )/2"/>
            <draw:equation draw:name="f71" draw:formula="(?f21 +?f35 )/2"/>
            <draw:equation draw:name="f72" draw:formula="(?f22 +?f36 )/2"/>
            <draw:equation draw:name="f73" draw:formula="?f0 +0-5400000"/>
            <draw:equation draw:name="f74" draw:formula="?f1 +5400000-0"/>
            <draw:equation draw:name="f75" draw:formula="(?f73 +?f74 )/2"/>
            <draw:equation draw:name="f76" draw:formula="(?f0 )/60000.0"/>
            <draw:equation draw:name="f77" draw:formula="(?f5 )/60000.0"/>
            <draw:equation draw:name="f78" draw:formula="(?f1 )/60000.0"/>
            <draw:equation draw:name="f79" draw:formula="(?f6 )/60000.0"/>
            <draw:handle draw:handle-position="?f18 ?f20"/>
            <draw:handle draw:handle-position="?f35 ?f36" draw:handle-radius-range-maximum="50000" draw:handle-radius-range-minimum="0"/>
          </draw:enhanced-geometry>
        </draw:custom-shape>
        <draw:custom-shape draw:name="CustomShape 11" draw:style-name="gr45" draw:text-style-name="P20" draw:layer="layout" svg:width="12.499cm" svg:height="12.499cm" draw:transform="rotate (2.79252680319093) translate (11.6cm 19.157cm)">
          <text:p/>
          <draw:enhanced-geometry draw:mirror-horizontal="false" draw:mirror-vertical="false" svg:viewBox="0 0 0 0" draw:text-areas="?f60 ?f68 ?f44 ?f52" draw:type="ooxml-blockArc" draw:modifiers="13765908 16188425 18670" draw:enhanced-path="M ?f18 ?f20 L ?f35 ?f36 Z N" drawooo:enhanced-path="M ?f18 ?f20 G ?f7 ?f9 ?f76 ?f77 L ?f35 ?f36 G ?f25 ?f26 ?f78 ?f79 Z N">
            <draw:equation draw:name="f0" draw:formula="if(0-$0 ,0,if(21599999-$0 ,$0 ,21599999))"/>
            <draw:equation draw:name="f1" draw:formula="if(0-$1 ,0,if(21599999-$1 ,$1 ,21599999))"/>
            <draw:equation draw:name="f2" draw:formula="if(0-$2 ,0,if(50000-$2 ,$2 ,50000))"/>
            <draw:equation draw:name="f3" draw:formula="?f1 +0-?f0 "/>
            <draw:equation draw:name="f4" draw:formula="?f3 +21600000-0"/>
            <draw:equation draw:name="f5" draw:formula="if(?f3 ,?f3 ,?f4 )"/>
            <draw:equation draw:name="f6" draw:formula="0+0-?f5 "/>
            <draw:equation draw:name="f7" draw:formula="logwidth/2"/>
            <draw:equation draw:name="f8" draw:formula="?f7 *sin(pi*(?f0 )/10800000)"/>
            <draw:equation draw:name="f9" draw:formula="logheight/2"/>
            <draw:equation draw:name="f10" draw:formula="?f9 *cos(pi*(?f0 )/10800000)"/>
            <draw:equation draw:name="f11" draw:formula="?f7 *sin(pi*(?f1 )/10800000)"/>
            <draw:equation draw:name="f12" draw:formula="?f9 *cos(pi*(?f1 )/10800000)"/>
            <draw:equation draw:name="f13" draw:formula="?f7 *(cos(atan2(?f8 ,?f10 )))"/>
            <draw:equation draw:name="f14" draw:formula="?f9 *(sin(atan2(?f8 ,?f10 )))"/>
            <draw:equation draw:name="f15" draw:formula="?f7 *(cos(atan2(?f11 ,?f12 )))"/>
            <draw:equation draw:name="f16" draw:formula="?f9 *(sin(atan2(?f11 ,?f12 )))"/>
            <draw:equation draw:name="f17" draw:formula="logwidth/2"/>
            <draw:equation draw:name="f18" draw:formula="?f17 +?f13 -0"/>
            <draw:equation draw:name="f19" draw:formula="logheight/2"/>
            <draw:equation draw:name="f20" draw:formula="?f19 +?f14 -0"/>
            <draw:equation draw:name="f21" draw:formula="?f17 +?f15 -0"/>
            <draw:equation draw:name="f22" draw:formula="?f19 +?f16 -0"/>
            <draw:equation draw:name="f23" draw:formula="min(logwidth,logheight)"/>
            <draw:equation draw:name="f24" draw:formula="?f23 *?f2 /100000"/>
            <draw:equation draw:name="f25" draw:formula="?f7 +0-?f24 "/>
            <draw:equation draw:name="f26" draw:formula="?f9 +0-?f24 "/>
            <draw:equation draw:name="f27" draw:formula="?f25 *sin(pi*(?f1 )/10800000)"/>
            <draw:equation draw:name="f28" draw:formula="?f26 *cos(pi*(?f1 )/10800000)"/>
            <draw:equation draw:name="f29" draw:formula="?f25 *sin(pi*(?f0 )/10800000)"/>
            <draw:equation draw:name="f30" draw:formula="?f26 *cos(pi*(?f0 )/10800000)"/>
            <draw:equation draw:name="f31" draw:formula="?f25 *(cos(atan2(?f27 ,?f28 )))"/>
            <draw:equation draw:name="f32" draw:formula="?f26 *(sin(atan2(?f27 ,?f28 )))"/>
            <draw:equation draw:name="f33" draw:formula="?f25 *(cos(atan2(?f29 ,?f30 )))"/>
            <draw:equation draw:name="f34" draw:formula="?f26 *(sin(atan2(?f29 ,?f30 )))"/>
            <draw:equation draw:name="f35" draw:formula="?f17 +?f31 -0"/>
            <draw:equation draw:name="f36" draw:formula="?f19 +?f32 -0"/>
            <draw:equation draw:name="f37" draw:formula="?f17 +?f33 -0"/>
            <draw:equation draw:name="f38" draw:formula="?f19 +?f34 -0"/>
            <draw:equation draw:name="f39" draw:formula="21600000+0-?f0 "/>
            <draw:equation draw:name="f40" draw:formula="?f5 +0-?f39 "/>
            <draw:equation draw:name="f41" draw:formula="max(?f18 ,?f35 )"/>
            <draw:equation draw:name="f42" draw:formula="max(?f21 ,?f37 )"/>
            <draw:equation draw:name="f43" draw:formula="max(?f41 ,?f42 )"/>
            <draw:equation draw:name="f44" draw:formula="if(?f40 ,logwidth,?f43 )"/>
            <draw:equation draw:name="f45" draw:formula="5400000+0-?f0 "/>
            <draw:equation draw:name="f46" draw:formula="27000000+0-?f0 "/>
            <draw:equation draw:name="f47" draw:formula="if(?f45 ,?f45 ,?f46 )"/>
            <draw:equation draw:name="f48" draw:formula="?f5 +0-?f47 "/>
            <draw:equation draw:name="f49" draw:formula="max(?f20 ,?f36 )"/>
            <draw:equation draw:name="f50" draw:formula="max(?f22 ,?f38 )"/>
            <draw:equation draw:name="f51" draw:formula="max(?f49 ,?f50 )"/>
            <draw:equation draw:name="f52" draw:formula="if(?f48 ,logheight,?f51 )"/>
            <draw:equation draw:name="f53" draw:formula="10800000+0-?f0 "/>
            <draw:equation draw:name="f54" draw:formula="32400000+0-?f0 "/>
            <draw:equation draw:name="f55" draw:formula="if(?f53 ,?f53 ,?f54 )"/>
            <draw:equation draw:name="f56" draw:formula="?f5 +0-?f55 "/>
            <draw:equation draw:name="f57" draw:formula="min(?f18 ,?f35 )"/>
            <draw:equation draw:name="f58" draw:formula="min(?f21 ,?f37 )"/>
            <draw:equation draw:name="f59" draw:formula="min(?f57 ,?f58 )"/>
            <draw:equation draw:name="f60" draw:formula="if(?f56 ,0,?f59 )"/>
            <draw:equation draw:name="f61" draw:formula="16200000+0-?f0 "/>
            <draw:equation draw:name="f62" draw:formula="37800000+0-?f0 "/>
            <draw:equation draw:name="f63" draw:formula="if(?f61 ,?f61 ,?f62 )"/>
            <draw:equation draw:name="f64" draw:formula="?f5 +0-?f63 "/>
            <draw:equation draw:name="f65" draw:formula="min(?f20 ,?f36 )"/>
            <draw:equation draw:name="f66" draw:formula="min(?f22 ,?f38 )"/>
            <draw:equation draw:name="f67" draw:formula="min(?f65 ,?f66 )"/>
            <draw:equation draw:name="f68" draw:formula="if(?f64 ,0,?f67 )"/>
            <draw:equation draw:name="f69" draw:formula="(?f18 +?f37 )/2"/>
            <draw:equation draw:name="f70" draw:formula="(?f20 +?f38 )/2"/>
            <draw:equation draw:name="f71" draw:formula="(?f21 +?f35 )/2"/>
            <draw:equation draw:name="f72" draw:formula="(?f22 +?f36 )/2"/>
            <draw:equation draw:name="f73" draw:formula="?f0 +0-5400000"/>
            <draw:equation draw:name="f74" draw:formula="?f1 +5400000-0"/>
            <draw:equation draw:name="f75" draw:formula="(?f73 +?f74 )/2"/>
            <draw:equation draw:name="f76" draw:formula="(?f0 )/60000.0"/>
            <draw:equation draw:name="f77" draw:formula="(?f5 )/60000.0"/>
            <draw:equation draw:name="f78" draw:formula="(?f1 )/60000.0"/>
            <draw:equation draw:name="f79" draw:formula="(?f6 )/60000.0"/>
            <draw:handle draw:handle-position="?f18 ?f20"/>
            <draw:handle draw:handle-position="?f35 ?f36" draw:handle-radius-range-maximum="50000" draw:handle-radius-range-minimum="0"/>
          </draw:enhanced-geometry>
        </draw:custom-shape>
        <draw:custom-shape draw:name="CustomShape 12" draw:style-name="gr46" draw:text-style-name="P21" draw:layer="layout" svg:width="12.499cm" svg:height="12.499cm" draw:transform="rotate (2.0943951023932) translate (5.579cm 19.679cm)">
          <text:p/>
          <draw:enhanced-geometry draw:mirror-horizontal="false" draw:mirror-vertical="false" svg:viewBox="0 0 0 0" draw:text-areas="?f60 ?f68 ?f44 ?f52" draw:type="ooxml-blockArc" draw:modifiers="13765908 16214222 18779" draw:enhanced-path="M ?f18 ?f20 L ?f35 ?f36 Z N" drawooo:enhanced-path="M ?f18 ?f20 G ?f7 ?f9 ?f76 ?f77 L ?f35 ?f36 G ?f25 ?f26 ?f78 ?f79 Z N">
            <draw:equation draw:name="f0" draw:formula="if(0-$0 ,0,if(21599999-$0 ,$0 ,21599999))"/>
            <draw:equation draw:name="f1" draw:formula="if(0-$1 ,0,if(21599999-$1 ,$1 ,21599999))"/>
            <draw:equation draw:name="f2" draw:formula="if(0-$2 ,0,if(50000-$2 ,$2 ,50000))"/>
            <draw:equation draw:name="f3" draw:formula="?f1 +0-?f0 "/>
            <draw:equation draw:name="f4" draw:formula="?f3 +21600000-0"/>
            <draw:equation draw:name="f5" draw:formula="if(?f3 ,?f3 ,?f4 )"/>
            <draw:equation draw:name="f6" draw:formula="0+0-?f5 "/>
            <draw:equation draw:name="f7" draw:formula="logwidth/2"/>
            <draw:equation draw:name="f8" draw:formula="?f7 *sin(pi*(?f0 )/10800000)"/>
            <draw:equation draw:name="f9" draw:formula="logheight/2"/>
            <draw:equation draw:name="f10" draw:formula="?f9 *cos(pi*(?f0 )/10800000)"/>
            <draw:equation draw:name="f11" draw:formula="?f7 *sin(pi*(?f1 )/10800000)"/>
            <draw:equation draw:name="f12" draw:formula="?f9 *cos(pi*(?f1 )/10800000)"/>
            <draw:equation draw:name="f13" draw:formula="?f7 *(cos(atan2(?f8 ,?f10 )))"/>
            <draw:equation draw:name="f14" draw:formula="?f9 *(sin(atan2(?f8 ,?f10 )))"/>
            <draw:equation draw:name="f15" draw:formula="?f7 *(cos(atan2(?f11 ,?f12 )))"/>
            <draw:equation draw:name="f16" draw:formula="?f9 *(sin(atan2(?f11 ,?f12 )))"/>
            <draw:equation draw:name="f17" draw:formula="logwidth/2"/>
            <draw:equation draw:name="f18" draw:formula="?f17 +?f13 -0"/>
            <draw:equation draw:name="f19" draw:formula="logheight/2"/>
            <draw:equation draw:name="f20" draw:formula="?f19 +?f14 -0"/>
            <draw:equation draw:name="f21" draw:formula="?f17 +?f15 -0"/>
            <draw:equation draw:name="f22" draw:formula="?f19 +?f16 -0"/>
            <draw:equation draw:name="f23" draw:formula="min(logwidth,logheight)"/>
            <draw:equation draw:name="f24" draw:formula="?f23 *?f2 /100000"/>
            <draw:equation draw:name="f25" draw:formula="?f7 +0-?f24 "/>
            <draw:equation draw:name="f26" draw:formula="?f9 +0-?f24 "/>
            <draw:equation draw:name="f27" draw:formula="?f25 *sin(pi*(?f1 )/10800000)"/>
            <draw:equation draw:name="f28" draw:formula="?f26 *cos(pi*(?f1 )/10800000)"/>
            <draw:equation draw:name="f29" draw:formula="?f25 *sin(pi*(?f0 )/10800000)"/>
            <draw:equation draw:name="f30" draw:formula="?f26 *cos(pi*(?f0 )/10800000)"/>
            <draw:equation draw:name="f31" draw:formula="?f25 *(cos(atan2(?f27 ,?f28 )))"/>
            <draw:equation draw:name="f32" draw:formula="?f26 *(sin(atan2(?f27 ,?f28 )))"/>
            <draw:equation draw:name="f33" draw:formula="?f25 *(cos(atan2(?f29 ,?f30 )))"/>
            <draw:equation draw:name="f34" draw:formula="?f26 *(sin(atan2(?f29 ,?f30 )))"/>
            <draw:equation draw:name="f35" draw:formula="?f17 +?f31 -0"/>
            <draw:equation draw:name="f36" draw:formula="?f19 +?f32 -0"/>
            <draw:equation draw:name="f37" draw:formula="?f17 +?f33 -0"/>
            <draw:equation draw:name="f38" draw:formula="?f19 +?f34 -0"/>
            <draw:equation draw:name="f39" draw:formula="21600000+0-?f0 "/>
            <draw:equation draw:name="f40" draw:formula="?f5 +0-?f39 "/>
            <draw:equation draw:name="f41" draw:formula="max(?f18 ,?f35 )"/>
            <draw:equation draw:name="f42" draw:formula="max(?f21 ,?f37 )"/>
            <draw:equation draw:name="f43" draw:formula="max(?f41 ,?f42 )"/>
            <draw:equation draw:name="f44" draw:formula="if(?f40 ,logwidth,?f43 )"/>
            <draw:equation draw:name="f45" draw:formula="5400000+0-?f0 "/>
            <draw:equation draw:name="f46" draw:formula="27000000+0-?f0 "/>
            <draw:equation draw:name="f47" draw:formula="if(?f45 ,?f45 ,?f46 )"/>
            <draw:equation draw:name="f48" draw:formula="?f5 +0-?f47 "/>
            <draw:equation draw:name="f49" draw:formula="max(?f20 ,?f36 )"/>
            <draw:equation draw:name="f50" draw:formula="max(?f22 ,?f38 )"/>
            <draw:equation draw:name="f51" draw:formula="max(?f49 ,?f50 )"/>
            <draw:equation draw:name="f52" draw:formula="if(?f48 ,logheight,?f51 )"/>
            <draw:equation draw:name="f53" draw:formula="10800000+0-?f0 "/>
            <draw:equation draw:name="f54" draw:formula="32400000+0-?f0 "/>
            <draw:equation draw:name="f55" draw:formula="if(?f53 ,?f53 ,?f54 )"/>
            <draw:equation draw:name="f56" draw:formula="?f5 +0-?f55 "/>
            <draw:equation draw:name="f57" draw:formula="min(?f18 ,?f35 )"/>
            <draw:equation draw:name="f58" draw:formula="min(?f21 ,?f37 )"/>
            <draw:equation draw:name="f59" draw:formula="min(?f57 ,?f58 )"/>
            <draw:equation draw:name="f60" draw:formula="if(?f56 ,0,?f59 )"/>
            <draw:equation draw:name="f61" draw:formula="16200000+0-?f0 "/>
            <draw:equation draw:name="f62" draw:formula="37800000+0-?f0 "/>
            <draw:equation draw:name="f63" draw:formula="if(?f61 ,?f61 ,?f62 )"/>
            <draw:equation draw:name="f64" draw:formula="?f5 +0-?f63 "/>
            <draw:equation draw:name="f65" draw:formula="min(?f20 ,?f36 )"/>
            <draw:equation draw:name="f66" draw:formula="min(?f22 ,?f38 )"/>
            <draw:equation draw:name="f67" draw:formula="min(?f65 ,?f66 )"/>
            <draw:equation draw:name="f68" draw:formula="if(?f64 ,0,?f67 )"/>
            <draw:equation draw:name="f69" draw:formula="(?f18 +?f37 )/2"/>
            <draw:equation draw:name="f70" draw:formula="(?f20 +?f38 )/2"/>
            <draw:equation draw:name="f71" draw:formula="(?f21 +?f35 )/2"/>
            <draw:equation draw:name="f72" draw:formula="(?f22 +?f36 )/2"/>
            <draw:equation draw:name="f73" draw:formula="?f0 +0-5400000"/>
            <draw:equation draw:name="f74" draw:formula="?f1 +5400000-0"/>
            <draw:equation draw:name="f75" draw:formula="(?f73 +?f74 )/2"/>
            <draw:equation draw:name="f76" draw:formula="(?f0 )/60000.0"/>
            <draw:equation draw:name="f77" draw:formula="(?f5 )/60000.0"/>
            <draw:equation draw:name="f78" draw:formula="(?f1 )/60000.0"/>
            <draw:equation draw:name="f79" draw:formula="(?f6 )/60000.0"/>
            <draw:handle draw:handle-position="?f18 ?f20"/>
            <draw:handle draw:handle-position="?f35 ?f36" draw:handle-radius-range-maximum="50000" draw:handle-radius-range-minimum="0"/>
          </draw:enhanced-geometry>
        </draw:custom-shape>
        <draw:custom-shape draw:name="CustomShape 13" draw:style-name="gr47" draw:text-style-name="P20" draw:layer="layout" svg:width="12.499cm" svg:height="12.499cm" draw:transform="rotate (1.39626340159546) translate (0.655cm 16.195cm)">
          <text:p/>
          <draw:enhanced-geometry draw:mirror-horizontal="false" draw:mirror-vertical="false" svg:viewBox="0 0 0 0" draw:text-areas="?f60 ?f68 ?f44 ?f52" draw:type="ooxml-blockArc" draw:modifiers="13812851 16214222 18779" draw:enhanced-path="M ?f18 ?f20 L ?f35 ?f36 Z N" drawooo:enhanced-path="M ?f18 ?f20 G ?f7 ?f9 ?f76 ?f77 L ?f35 ?f36 G ?f25 ?f26 ?f78 ?f79 Z N">
            <draw:equation draw:name="f0" draw:formula="if(0-$0 ,0,if(21599999-$0 ,$0 ,21599999))"/>
            <draw:equation draw:name="f1" draw:formula="if(0-$1 ,0,if(21599999-$1 ,$1 ,21599999))"/>
            <draw:equation draw:name="f2" draw:formula="if(0-$2 ,0,if(50000-$2 ,$2 ,50000))"/>
            <draw:equation draw:name="f3" draw:formula="?f1 +0-?f0 "/>
            <draw:equation draw:name="f4" draw:formula="?f3 +21600000-0"/>
            <draw:equation draw:name="f5" draw:formula="if(?f3 ,?f3 ,?f4 )"/>
            <draw:equation draw:name="f6" draw:formula="0+0-?f5 "/>
            <draw:equation draw:name="f7" draw:formula="logwidth/2"/>
            <draw:equation draw:name="f8" draw:formula="?f7 *sin(pi*(?f0 )/10800000)"/>
            <draw:equation draw:name="f9" draw:formula="logheight/2"/>
            <draw:equation draw:name="f10" draw:formula="?f9 *cos(pi*(?f0 )/10800000)"/>
            <draw:equation draw:name="f11" draw:formula="?f7 *sin(pi*(?f1 )/10800000)"/>
            <draw:equation draw:name="f12" draw:formula="?f9 *cos(pi*(?f1 )/10800000)"/>
            <draw:equation draw:name="f13" draw:formula="?f7 *(cos(atan2(?f8 ,?f10 )))"/>
            <draw:equation draw:name="f14" draw:formula="?f9 *(sin(atan2(?f8 ,?f10 )))"/>
            <draw:equation draw:name="f15" draw:formula="?f7 *(cos(atan2(?f11 ,?f12 )))"/>
            <draw:equation draw:name="f16" draw:formula="?f9 *(sin(atan2(?f11 ,?f12 )))"/>
            <draw:equation draw:name="f17" draw:formula="logwidth/2"/>
            <draw:equation draw:name="f18" draw:formula="?f17 +?f13 -0"/>
            <draw:equation draw:name="f19" draw:formula="logheight/2"/>
            <draw:equation draw:name="f20" draw:formula="?f19 +?f14 -0"/>
            <draw:equation draw:name="f21" draw:formula="?f17 +?f15 -0"/>
            <draw:equation draw:name="f22" draw:formula="?f19 +?f16 -0"/>
            <draw:equation draw:name="f23" draw:formula="min(logwidth,logheight)"/>
            <draw:equation draw:name="f24" draw:formula="?f23 *?f2 /100000"/>
            <draw:equation draw:name="f25" draw:formula="?f7 +0-?f24 "/>
            <draw:equation draw:name="f26" draw:formula="?f9 +0-?f24 "/>
            <draw:equation draw:name="f27" draw:formula="?f25 *sin(pi*(?f1 )/10800000)"/>
            <draw:equation draw:name="f28" draw:formula="?f26 *cos(pi*(?f1 )/10800000)"/>
            <draw:equation draw:name="f29" draw:formula="?f25 *sin(pi*(?f0 )/10800000)"/>
            <draw:equation draw:name="f30" draw:formula="?f26 *cos(pi*(?f0 )/10800000)"/>
            <draw:equation draw:name="f31" draw:formula="?f25 *(cos(atan2(?f27 ,?f28 )))"/>
            <draw:equation draw:name="f32" draw:formula="?f26 *(sin(atan2(?f27 ,?f28 )))"/>
            <draw:equation draw:name="f33" draw:formula="?f25 *(cos(atan2(?f29 ,?f30 )))"/>
            <draw:equation draw:name="f34" draw:formula="?f26 *(sin(atan2(?f29 ,?f30 )))"/>
            <draw:equation draw:name="f35" draw:formula="?f17 +?f31 -0"/>
            <draw:equation draw:name="f36" draw:formula="?f19 +?f32 -0"/>
            <draw:equation draw:name="f37" draw:formula="?f17 +?f33 -0"/>
            <draw:equation draw:name="f38" draw:formula="?f19 +?f34 -0"/>
            <draw:equation draw:name="f39" draw:formula="21600000+0-?f0 "/>
            <draw:equation draw:name="f40" draw:formula="?f5 +0-?f39 "/>
            <draw:equation draw:name="f41" draw:formula="max(?f18 ,?f35 )"/>
            <draw:equation draw:name="f42" draw:formula="max(?f21 ,?f37 )"/>
            <draw:equation draw:name="f43" draw:formula="max(?f41 ,?f42 )"/>
            <draw:equation draw:name="f44" draw:formula="if(?f40 ,logwidth,?f43 )"/>
            <draw:equation draw:name="f45" draw:formula="5400000+0-?f0 "/>
            <draw:equation draw:name="f46" draw:formula="27000000+0-?f0 "/>
            <draw:equation draw:name="f47" draw:formula="if(?f45 ,?f45 ,?f46 )"/>
            <draw:equation draw:name="f48" draw:formula="?f5 +0-?f47 "/>
            <draw:equation draw:name="f49" draw:formula="max(?f20 ,?f36 )"/>
            <draw:equation draw:name="f50" draw:formula="max(?f22 ,?f38 )"/>
            <draw:equation draw:name="f51" draw:formula="max(?f49 ,?f50 )"/>
            <draw:equation draw:name="f52" draw:formula="if(?f48 ,logheight,?f51 )"/>
            <draw:equation draw:name="f53" draw:formula="10800000+0-?f0 "/>
            <draw:equation draw:name="f54" draw:formula="32400000+0-?f0 "/>
            <draw:equation draw:name="f55" draw:formula="if(?f53 ,?f53 ,?f54 )"/>
            <draw:equation draw:name="f56" draw:formula="?f5 +0-?f55 "/>
            <draw:equation draw:name="f57" draw:formula="min(?f18 ,?f35 )"/>
            <draw:equation draw:name="f58" draw:formula="min(?f21 ,?f37 )"/>
            <draw:equation draw:name="f59" draw:formula="min(?f57 ,?f58 )"/>
            <draw:equation draw:name="f60" draw:formula="if(?f56 ,0,?f59 )"/>
            <draw:equation draw:name="f61" draw:formula="16200000+0-?f0 "/>
            <draw:equation draw:name="f62" draw:formula="37800000+0-?f0 "/>
            <draw:equation draw:name="f63" draw:formula="if(?f61 ,?f61 ,?f62 )"/>
            <draw:equation draw:name="f64" draw:formula="?f5 +0-?f63 "/>
            <draw:equation draw:name="f65" draw:formula="min(?f20 ,?f36 )"/>
            <draw:equation draw:name="f66" draw:formula="min(?f22 ,?f38 )"/>
            <draw:equation draw:name="f67" draw:formula="min(?f65 ,?f66 )"/>
            <draw:equation draw:name="f68" draw:formula="if(?f64 ,0,?f67 )"/>
            <draw:equation draw:name="f69" draw:formula="(?f18 +?f37 )/2"/>
            <draw:equation draw:name="f70" draw:formula="(?f20 +?f38 )/2"/>
            <draw:equation draw:name="f71" draw:formula="(?f21 +?f35 )/2"/>
            <draw:equation draw:name="f72" draw:formula="(?f22 +?f36 )/2"/>
            <draw:equation draw:name="f73" draw:formula="?f0 +0-5400000"/>
            <draw:equation draw:name="f74" draw:formula="?f1 +5400000-0"/>
            <draw:equation draw:name="f75" draw:formula="(?f73 +?f74 )/2"/>
            <draw:equation draw:name="f76" draw:formula="(?f0 )/60000.0"/>
            <draw:equation draw:name="f77" draw:formula="(?f5 )/60000.0"/>
            <draw:equation draw:name="f78" draw:formula="(?f1 )/60000.0"/>
            <draw:equation draw:name="f79" draw:formula="(?f6 )/60000.0"/>
            <draw:handle draw:handle-position="?f18 ?f20"/>
            <draw:handle draw:handle-position="?f35 ?f36" draw:handle-radius-range-maximum="50000" draw:handle-radius-range-minimum="0"/>
          </draw:enhanced-geometry>
        </draw:custom-shape>
        <draw:custom-shape draw:name="CustomShape 14" draw:style-name="gr46" draw:text-style-name="P21" draw:layer="layout" svg:width="12.499cm" svg:height="12.499cm" draw:transform="rotate (0.698131700797732) translate (-0.908cm 10.286cm)">
          <text:p/>
          <draw:enhanced-geometry draw:mirror-horizontal="false" draw:mirror-vertical="false" svg:viewBox="0 0 0 0" draw:text-areas="?f60 ?f68 ?f44 ?f52" draw:type="ooxml-blockArc" draw:modifiers="13765908 16214222 18779" draw:enhanced-path="M ?f18 ?f20 L ?f35 ?f36 Z N" drawooo:enhanced-path="M ?f18 ?f20 G ?f7 ?f9 ?f76 ?f77 L ?f35 ?f36 G ?f25 ?f26 ?f78 ?f79 Z N">
            <draw:equation draw:name="f0" draw:formula="if(0-$0 ,0,if(21599999-$0 ,$0 ,21599999))"/>
            <draw:equation draw:name="f1" draw:formula="if(0-$1 ,0,if(21599999-$1 ,$1 ,21599999))"/>
            <draw:equation draw:name="f2" draw:formula="if(0-$2 ,0,if(50000-$2 ,$2 ,50000))"/>
            <draw:equation draw:name="f3" draw:formula="?f1 +0-?f0 "/>
            <draw:equation draw:name="f4" draw:formula="?f3 +21600000-0"/>
            <draw:equation draw:name="f5" draw:formula="if(?f3 ,?f3 ,?f4 )"/>
            <draw:equation draw:name="f6" draw:formula="0+0-?f5 "/>
            <draw:equation draw:name="f7" draw:formula="logwidth/2"/>
            <draw:equation draw:name="f8" draw:formula="?f7 *sin(pi*(?f0 )/10800000)"/>
            <draw:equation draw:name="f9" draw:formula="logheight/2"/>
            <draw:equation draw:name="f10" draw:formula="?f9 *cos(pi*(?f0 )/10800000)"/>
            <draw:equation draw:name="f11" draw:formula="?f7 *sin(pi*(?f1 )/10800000)"/>
            <draw:equation draw:name="f12" draw:formula="?f9 *cos(pi*(?f1 )/10800000)"/>
            <draw:equation draw:name="f13" draw:formula="?f7 *(cos(atan2(?f8 ,?f10 )))"/>
            <draw:equation draw:name="f14" draw:formula="?f9 *(sin(atan2(?f8 ,?f10 )))"/>
            <draw:equation draw:name="f15" draw:formula="?f7 *(cos(atan2(?f11 ,?f12 )))"/>
            <draw:equation draw:name="f16" draw:formula="?f9 *(sin(atan2(?f11 ,?f12 )))"/>
            <draw:equation draw:name="f17" draw:formula="logwidth/2"/>
            <draw:equation draw:name="f18" draw:formula="?f17 +?f13 -0"/>
            <draw:equation draw:name="f19" draw:formula="logheight/2"/>
            <draw:equation draw:name="f20" draw:formula="?f19 +?f14 -0"/>
            <draw:equation draw:name="f21" draw:formula="?f17 +?f15 -0"/>
            <draw:equation draw:name="f22" draw:formula="?f19 +?f16 -0"/>
            <draw:equation draw:name="f23" draw:formula="min(logwidth,logheight)"/>
            <draw:equation draw:name="f24" draw:formula="?f23 *?f2 /100000"/>
            <draw:equation draw:name="f25" draw:formula="?f7 +0-?f24 "/>
            <draw:equation draw:name="f26" draw:formula="?f9 +0-?f24 "/>
            <draw:equation draw:name="f27" draw:formula="?f25 *sin(pi*(?f1 )/10800000)"/>
            <draw:equation draw:name="f28" draw:formula="?f26 *cos(pi*(?f1 )/10800000)"/>
            <draw:equation draw:name="f29" draw:formula="?f25 *sin(pi*(?f0 )/10800000)"/>
            <draw:equation draw:name="f30" draw:formula="?f26 *cos(pi*(?f0 )/10800000)"/>
            <draw:equation draw:name="f31" draw:formula="?f25 *(cos(atan2(?f27 ,?f28 )))"/>
            <draw:equation draw:name="f32" draw:formula="?f26 *(sin(atan2(?f27 ,?f28 )))"/>
            <draw:equation draw:name="f33" draw:formula="?f25 *(cos(atan2(?f29 ,?f30 )))"/>
            <draw:equation draw:name="f34" draw:formula="?f26 *(sin(atan2(?f29 ,?f30 )))"/>
            <draw:equation draw:name="f35" draw:formula="?f17 +?f31 -0"/>
            <draw:equation draw:name="f36" draw:formula="?f19 +?f32 -0"/>
            <draw:equation draw:name="f37" draw:formula="?f17 +?f33 -0"/>
            <draw:equation draw:name="f38" draw:formula="?f19 +?f34 -0"/>
            <draw:equation draw:name="f39" draw:formula="21600000+0-?f0 "/>
            <draw:equation draw:name="f40" draw:formula="?f5 +0-?f39 "/>
            <draw:equation draw:name="f41" draw:formula="max(?f18 ,?f35 )"/>
            <draw:equation draw:name="f42" draw:formula="max(?f21 ,?f37 )"/>
            <draw:equation draw:name="f43" draw:formula="max(?f41 ,?f42 )"/>
            <draw:equation draw:name="f44" draw:formula="if(?f40 ,logwidth,?f43 )"/>
            <draw:equation draw:name="f45" draw:formula="5400000+0-?f0 "/>
            <draw:equation draw:name="f46" draw:formula="27000000+0-?f0 "/>
            <draw:equation draw:name="f47" draw:formula="if(?f45 ,?f45 ,?f46 )"/>
            <draw:equation draw:name="f48" draw:formula="?f5 +0-?f47 "/>
            <draw:equation draw:name="f49" draw:formula="max(?f20 ,?f36 )"/>
            <draw:equation draw:name="f50" draw:formula="max(?f22 ,?f38 )"/>
            <draw:equation draw:name="f51" draw:formula="max(?f49 ,?f50 )"/>
            <draw:equation draw:name="f52" draw:formula="if(?f48 ,logheight,?f51 )"/>
            <draw:equation draw:name="f53" draw:formula="10800000+0-?f0 "/>
            <draw:equation draw:name="f54" draw:formula="32400000+0-?f0 "/>
            <draw:equation draw:name="f55" draw:formula="if(?f53 ,?f53 ,?f54 )"/>
            <draw:equation draw:name="f56" draw:formula="?f5 +0-?f55 "/>
            <draw:equation draw:name="f57" draw:formula="min(?f18 ,?f35 )"/>
            <draw:equation draw:name="f58" draw:formula="min(?f21 ,?f37 )"/>
            <draw:equation draw:name="f59" draw:formula="min(?f57 ,?f58 )"/>
            <draw:equation draw:name="f60" draw:formula="if(?f56 ,0,?f59 )"/>
            <draw:equation draw:name="f61" draw:formula="16200000+0-?f0 "/>
            <draw:equation draw:name="f62" draw:formula="37800000+0-?f0 "/>
            <draw:equation draw:name="f63" draw:formula="if(?f61 ,?f61 ,?f62 )"/>
            <draw:equation draw:name="f64" draw:formula="?f5 +0-?f63 "/>
            <draw:equation draw:name="f65" draw:formula="min(?f20 ,?f36 )"/>
            <draw:equation draw:name="f66" draw:formula="min(?f22 ,?f38 )"/>
            <draw:equation draw:name="f67" draw:formula="min(?f65 ,?f66 )"/>
            <draw:equation draw:name="f68" draw:formula="if(?f64 ,0,?f67 )"/>
            <draw:equation draw:name="f69" draw:formula="(?f18 +?f37 )/2"/>
            <draw:equation draw:name="f70" draw:formula="(?f20 +?f38 )/2"/>
            <draw:equation draw:name="f71" draw:formula="(?f21 +?f35 )/2"/>
            <draw:equation draw:name="f72" draw:formula="(?f22 +?f36 )/2"/>
            <draw:equation draw:name="f73" draw:formula="?f0 +0-5400000"/>
            <draw:equation draw:name="f74" draw:formula="?f1 +5400000-0"/>
            <draw:equation draw:name="f75" draw:formula="(?f73 +?f74 )/2"/>
            <draw:equation draw:name="f76" draw:formula="(?f0 )/60000.0"/>
            <draw:equation draw:name="f77" draw:formula="(?f5 )/60000.0"/>
            <draw:equation draw:name="f78" draw:formula="(?f1 )/60000.0"/>
            <draw:equation draw:name="f79" draw:formula="(?f6 )/60000.0"/>
            <draw:handle draw:handle-position="?f18 ?f20"/>
            <draw:handle draw:handle-position="?f35 ?f36" draw:handle-radius-range-maximum="50000" draw:handle-radius-range-minimum="0"/>
          </draw:enhanced-geometry>
        </draw:custom-shape>
        <draw:custom-shape draw:name="CustomShape 15" draw:style-name="gr48" draw:text-style-name="P10" draw:layer="layout" svg:width="3.699cm" svg:height="1.096cm" draw:transform="rotate (-0.64332836228511) translate (3.429cm 13.544cm)">
          <text:p text:style-name="P9"><text:span text:style-name="T10">可操作性</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48" draw:text-style-name="P10" draw:layer="layout" svg:width="3.699cm" svg:height="1.096cm" svg:x="4.204cm" svg:y="5.745cm">
          <text:p text:style-name="P9"><text:span text:style-name="T10">实用性</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48" draw:text-style-name="P10" draw:layer="layout" svg:width="3.699cm" svg:height="1.096cm" svg:x="11.08cm" svg:y="11.519cm">
          <text:p text:style-name="P9"><text:span text:style-name="T10">可扩充性</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39" draw:text-style-name="P10" draw:layer="layout" svg:width="3.098cm" svg:height="1.265cm" svg:x="6.514cm" svg:y="13.31cm">
          <text:p text:style-name="P9"><text:span text:style-name="T9">经济性</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39" draw:text-style-name="P10" draw:layer="layout" svg:width="3.098cm" svg:height="1.265cm" draw:transform="rotate (0.946317520431325) translate (4.144cm 10.424cm)">
          <text:p text:style-name="P9"><text:span text:style-name="T9">稳定性</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49" draw:text-style-name="P10" draw:layer="layout" svg:width="4.005cm" svg:height="2.619cm" svg:x="5.888cm" svg:y="10.334cm">
          <text:p text:style-name="P9"><text:span text:style-name="T11">设计原则</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6" draw:text-style-name="P6" draw:layer="layout" svg:width="2.269cm" svg:height="1.434cm" svg:x="0.973cm" svg:y="0.561cm">
          <text:p text:style-name="P5"><text:span text:style-name="T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50" draw:text-style-name="P11" draw:layer="layout" svg:width="10.063cm" svg:height="1.276cm" svg:x="2.673cm" svg:y="0.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51" draw:text-style-name="P8" draw:layer="layout" svg:width="8.203cm" svg:height="1.771cm" svg:x="19.062cm" svg:y="7.976cm">
          <text:p text:style-name="P7"><text:span text:style-name="T8">设计思路：</text:span><text:span text:style-name="T8">Linux C</text:span><text:span text:style-name="T8">编程实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gr52" draw:text-style-name="P8" draw:layer="layout" svg:width="8.148cm" svg:height="2.535cm" svg:x="19.117cm" svg:y="9.728cm">
          <text:p text:style-name="P7"><text:span text:style-name="T8">解决问题方法：小组讨论，请教学长学姐，网上查阅资料</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begin">
            <anim:transitionFilter smil:dur="3s" smil:type="miscShapeWipe" smil:subtype="leftToRight"/>
          </anim:par>
          <anim:seq presentation:node-type="main-sequence"/>
        </anim:par>
        <presentation:notes draw:style-name="dp2">
          <draw:page-thumbnail draw:style-name="gr3" draw:layer="layout" svg:width="19.798cm" svg:height="11.136cm" svg:x="0.6cm" svg:y="2.257cm" draw:page-number="4" presentation:class="page"/>
          <draw:frame presentation:style-name="pr3" draw:text-style-name="P12" draw:layer="layout" svg:width="16.799cm" svg:height="13.364cm" svg:x="2.1cm" svg:y="14.107cm" presentation:class="notes" presentation:placeholder="true">
            <draw:text-box/>
          </draw:frame>
        </presentation:notes>
      </draw:page>
      <draw:page draw:name="page5" draw:style-name="dp3" draw:master-page-name="Default">
        <draw:custom-shape draw:name="CustomShape 1" draw:style-name="gr1" draw:text-style-name="P2" draw:layer="layout" svg:width="2.269cm" svg:height="1.434cm" svg:x="0.973cm" svg:y="0.561cm">
          <text:p text:style-name="P1"><text:span text:style-name="T6">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2" draw:layer="layout" svg:width="10.063cm" svg:height="1.265cm" svg:x="2.673cm" svg:y="0.699cm">
          <text:p text:style-name="P22"><text:span text:style-name="T7">应用环境</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53" draw:text-style-name="P17" draw:layer="layout" svg:width="9.794cm" svg:height="1.977cm" svg:x="11.486cm" svg:y="11.879cm">
          <text:p/>
          <draw:enhanced-geometry draw:mirror-horizontal="false" draw:mirror-vertical="false" svg:viewBox="0 0 0 0" drawooo:sub-view-size="4203631 723600" draw:text-areas="0 0 ?f0 ?f1" draw:type="ooxml-non-primitive" draw:enhanced-path="M 8452 0 L 3700357 0 4203631 400050 3700357 723600 8452 723600 C 9168 618808 9885 542591 10601 437799 L 445260 218724 0 152049 8452 0 Z N">
            <draw:equation draw:name="f0" draw:formula="logwidth"/>
            <draw:equation draw:name="f1" draw:formula="logheight"/>
          </draw:enhanced-geometry>
        </draw:custom-shape>
        <draw:custom-shape draw:name="CustomShape 4" draw:style-name="gr54" draw:text-style-name="P18" draw:layer="layout" svg:width="9.794cm" svg:height="1.874cm" svg:x="10.21cm" svg:y="9.965cm">
          <text:p/>
          <draw:enhanced-geometry draw:mirror-horizontal="false" draw:mirror-vertical="false" svg:viewBox="0 0 0 0" drawooo:sub-view-size="4203631 723600" draw:text-areas="0 0 ?f0 ?f1" draw:type="ooxml-non-primitive" draw:enhanced-path="M 8452 0 L 3700357 0 4203631 400050 3700357 723600 8452 723600 C 9168 618808 9885 466391 10601 361599 L 307442 209199 0 152049 8452 0 Z N">
            <draw:equation draw:name="f0" draw:formula="logwidth"/>
            <draw:equation draw:name="f1" draw:formula="logheight"/>
          </draw:enhanced-geometry>
        </draw:custom-shape>
        <draw:custom-shape draw:name="CustomShape 5" draw:style-name="gr55" draw:text-style-name="P21" draw:layer="layout" svg:width="9.774cm" svg:height="1.874cm" svg:x="7.762cm" svg:y="6.123cm">
          <text:p/>
          <draw:enhanced-geometry draw:mirror-horizontal="false" draw:mirror-vertical="false" svg:viewBox="0 0 0 0" drawooo:sub-view-size="4195179 723600" draw:text-areas="0 0 ?f0 ?f1" draw:type="ooxml-non-primitive" draw:enhanced-path="M 0 0 L 3691905 0 4195179 400050 3691905 723600 0 723600 0 0 Z N">
            <draw:equation draw:name="f0" draw:formula="logwidth"/>
            <draw:equation draw:name="f1" draw:formula="logheight"/>
          </draw:enhanced-geometry>
        </draw:custom-shape>
        <draw:custom-shape draw:name="CustomShape 6" draw:style-name="gr56" draw:text-style-name="P20" draw:layer="layout" svg:width="9.794cm" svg:height="1.874cm" svg:x="8.86cm" svg:y="8.051cm">
          <text:p/>
          <draw:enhanced-geometry draw:mirror-horizontal="false" draw:mirror-vertical="false" svg:viewBox="0 0 0 0" drawooo:sub-view-size="4203631 723600" draw:text-areas="0 0 ?f0 ?f1" draw:type="ooxml-non-primitive" draw:enhanced-path="M 8452 0 L 3700357 0 4203631 400050 3700357 723600 8452 723600 C 9168 618808 9885 466391 10601 361599 L 307442 209199 0 152049 8452 0 Z N">
            <draw:equation draw:name="f0" draw:formula="logwidth"/>
            <draw:equation draw:name="f1" draw:formula="logheight"/>
          </draw:enhanced-geometry>
        </draw:custom-shape>
        <draw:custom-shape draw:name="CustomShape 7" draw:style-name="gr57" draw:text-style-name="P23" draw:layer="layout" svg:width="7.403cm" svg:height="2.076cm" draw:transform="rotate (-0.427256600888212) translate (2.37cm 12.27cm)">
          <text:p/>
          <draw:enhanced-geometry draw:mirror-horizontal="false" draw:mirror-vertical="false" svg:viewBox="0 0 0 0" drawooo:sub-view-size="915956 590927" draw:text-areas="0 0 ?f0 ?f1" draw:type="ooxml-non-primitive" draw:enhanced-path="M 0 590927 L 81628 48761 794383 0 915956 530714 0 590927 Z N">
            <draw:equation draw:name="f0" draw:formula="logwidth"/>
            <draw:equation draw:name="f1" draw:formula="logheight"/>
          </draw:enhanced-geometry>
        </draw:custom-shape>
        <draw:custom-shape draw:name="CustomShape 8" draw:style-name="gr58" draw:text-style-name="P14" draw:layer="layout" svg:width="6.12cm" svg:height="1.861cm" draw:transform="rotate (0.53232542185827) translate (7.389cm 15.424cm)">
          <text:p/>
          <draw:enhanced-geometry draw:mirror-horizontal="true" draw:mirror-vertical="false" svg:viewBox="0 0 0 0" drawooo:sub-view-size="713654 529533" draw:text-areas="0 0 ?f0 ?f1" draw:type="ooxml-non-primitive" draw:enhanced-path="M 0 492848 L 22818 14504 601253 0 713654 529533 0 492848 Z N">
            <draw:equation draw:name="f0" draw:formula="logwidth"/>
            <draw:equation draw:name="f1" draw:formula="logheight"/>
          </draw:enhanced-geometry>
        </draw:custom-shape>
        <draw:custom-shape draw:name="CustomShape 9" draw:style-name="gr59" draw:text-style-name="P24" draw:layer="layout" svg:width="6.412cm" svg:height="7.231cm" draw:transform="rotate (-0.81890848503574) translate (8.163cm 7.763cm)">
          <text:p/>
          <draw:enhanced-geometry draw:mirror-horizontal="false" draw:mirror-vertical="false" svg:viewBox="0 0 0 0" drawooo:sub-view-size="1823817 2056699" draw:text-areas="0 0 ?f0 ?f1" draw:type="ooxml-non-primitive" draw:enhanced-path="M 0 2056699 L 735883 865535 1823817 0 1507892 1375032 0 2056699 Z N">
            <draw:equation draw:name="f0" draw:formula="logwidth"/>
            <draw:equation draw:name="f1" draw:formula="logheight"/>
          </draw:enhanced-geometry>
        </draw:custom-shape>
        <draw:custom-shape draw:name="CustomShape 10" draw:style-name="gr60" draw:text-style-name="P25" draw:layer="layout" svg:width="5.259cm" svg:height="2.078cm" draw:transform="rotate (-0.427256600888212) translate (4.099cm 10.306cm)">
          <text:p/>
          <draw:enhanced-geometry draw:mirror-horizontal="false" draw:mirror-vertical="false" svg:viewBox="0 0 0 0" drawooo:sub-view-size="939374 591699" draw:text-areas="0 0 ?f0 ?f1" draw:type="ooxml-non-primitive" draw:enhanced-path="M 0 591699 L 108688 50544 760027 0 939374 534742 0 591699 Z N">
            <draw:equation draw:name="f0" draw:formula="logwidth"/>
            <draw:equation draw:name="f1" draw:formula="logheight"/>
          </draw:enhanced-geometry>
        </draw:custom-shape>
        <draw:custom-shape draw:name="CustomShape 11" draw:style-name="gr61" draw:text-style-name="P15" draw:layer="layout" svg:width="4.682cm" svg:height="1.952cm" draw:transform="rotate (0.53232542185827) translate (7.144cm 12.564cm)">
          <text:p/>
          <draw:enhanced-geometry draw:mirror-horizontal="true" draw:mirror-vertical="false" svg:viewBox="0 0 0 0" drawooo:sub-view-size="766549 555685" draw:text-areas="0 0 ?f0 ?f1" draw:type="ooxml-non-primitive" draw:enhanced-path="M 0 555685 L 41569 58209 609728 0 766549 539083 0 555685 Z N">
            <draw:equation draw:name="f0" draw:formula="logwidth"/>
            <draw:equation draw:name="f1" draw:formula="logheight"/>
          </draw:enhanced-geometry>
        </draw:custom-shape>
        <draw:custom-shape draw:name="CustomShape 12" draw:style-name="gr62" draw:text-style-name="P26" draw:layer="layout" svg:width="4.287cm" svg:height="4.959cm" draw:transform="skewX (-8.75777276622945E-017) rotate (-0.81890848503574) translate (8.207cm 7.336cm)">
          <text:p/>
          <draw:enhanced-geometry draw:mirror-horizontal="false" draw:mirror-vertical="false" svg:viewBox="0 0 0 0" drawooo:sub-view-size="1219510 1410781" draw:text-areas="0 0 ?f0 ?f1" draw:type="ooxml-non-primitive" draw:enhanced-path="M 0 1410781 L 373347 701926 1219510 0 937585 973461 0 1410781 Z N">
            <draw:equation draw:name="f0" draw:formula="logwidth"/>
            <draw:equation draw:name="f1" draw:formula="logheight"/>
          </draw:enhanced-geometry>
        </draw:custom-shape>
        <draw:custom-shape draw:name="CustomShape 13" draw:style-name="gr63" draw:text-style-name="P27" draw:layer="layout" svg:width="2.399cm" svg:height="2.682cm" draw:transform="rotate (-0.81890848503574) translate (8.01cm 6.844cm)">
          <text:p/>
          <draw:enhanced-geometry draw:mirror-horizontal="false" draw:mirror-vertical="false" svg:viewBox="0 0 0 0" drawooo:sub-view-size="682749 763222" draw:text-areas="0 0 ?f0 ?f1" draw:type="ooxml-non-primitive" draw:enhanced-path="M 0 763222 L 233257 328494 682749 0 527957 552441 0 763222 Z N">
            <draw:equation draw:name="f0" draw:formula="logwidth"/>
            <draw:equation draw:name="f1" draw:formula="logheight"/>
          </draw:enhanced-geometry>
        </draw:custom-shape>
        <draw:custom-shape draw:name="CustomShape 14" draw:style-name="gr64" draw:text-style-name="P28" draw:layer="layout" svg:width="3.413cm" svg:height="1.91cm" draw:transform="rotate (-0.427256600888212) translate (5.585cm 8.461cm)">
          <text:p/>
          <draw:enhanced-geometry draw:mirror-horizontal="false" draw:mirror-vertical="false" svg:viewBox="0 0 0 0" drawooo:sub-view-size="897911 543970" draw:text-areas="0 0 ?f0 ?f1" draw:type="ooxml-non-primitive" draw:enhanced-path="M 0 543970 L 135993 0 666132 3883 897911 504723 0 543970 Z N">
            <draw:equation draw:name="f0" draw:formula="logwidth"/>
            <draw:equation draw:name="f1" draw:formula="logheight"/>
          </draw:enhanced-geometry>
        </draw:custom-shape>
        <draw:custom-shape draw:name="CustomShape 15" draw:style-name="gr65" draw:text-style-name="P16" draw:layer="layout" svg:width="3.188cm" svg:height="1.956cm" draw:transform="rotate (0.545764457098627) translate (7.058cm 10.012cm)">
          <text:p/>
          <draw:enhanced-geometry draw:mirror-horizontal="true" draw:mirror-vertical="false" svg:viewBox="0 0 0 0" drawooo:sub-view-size="848463 557150" draw:text-areas="0 0 ?f0 ?f1" draw:type="ooxml-non-primitive" draw:enhanced-path="M 0 557150 L 60064 37722 595628 0 848463 495781 0 557150 Z N">
            <draw:equation draw:name="f0" draw:formula="logwidth"/>
            <draw:equation draw:name="f1" draw:formula="logheight"/>
          </draw:enhanced-geometry>
        </draw:custom-shape>
        <draw:custom-shape draw:name="CustomShape 16" draw:style-name="gr66" draw:text-style-name="P29" draw:layer="layout" svg:width="1.655cm" svg:height="2.817cm" draw:transform="rotate (0.202981792006941) translate (7.232cm 6.194cm)">
          <text:p/>
          <draw:enhanced-geometry draw:mirror-horizontal="true" draw:mirror-vertical="false" svg:viewBox="0 0 0 0" drawooo:sub-view-size="487803 786906" draw:text-areas="0 0 ?f0 ?f1" draw:type="ooxml-non-primitive" draw:enhanced-path="M 0 667265 L 333633 0 487803 786906 0 667265 Z N">
            <draw:equation draw:name="f0" draw:formula="logwidth"/>
            <draw:equation draw:name="f1" draw:formula="logheight"/>
          </draw:enhanced-geometry>
        </draw:custom-shape>
        <draw:custom-shape draw:name="CustomShape 17" draw:style-name="gr67" draw:text-style-name="P30" draw:layer="layout" svg:width="1.713cm" svg:height="2.814cm" draw:transform="rotate (-0.165108147238663) translate (6.596cm 5.912cm)">
          <text:p/>
          <draw:enhanced-geometry draw:mirror-horizontal="false" draw:mirror-vertical="false" svg:viewBox="0 0 0 0" drawooo:sub-view-size="487803 786906" draw:text-areas="0 0 ?f0 ?f1" draw:type="ooxml-non-primitive" draw:enhanced-path="M 0 667265 L 333633 0 487803 786906 0 667265 Z N">
            <draw:equation draw:name="f0" draw:formula="logwidth"/>
            <draw:equation draw:name="f1" draw:formula="logheight"/>
          </draw:enhanced-geometry>
        </draw:custom-shape>
        <draw:custom-shape draw:name="CustomShape 18" draw:style-name="gr1" draw:text-style-name="P2" draw:layer="layout" svg:width="2.134cm" svg:height="1.601cm" svg:x="8.766cm" svg:y="6.236cm">
          <text:p text:style-name="P1"><text:span text:style-name="T12">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1" draw:text-style-name="P2" draw:layer="layout" svg:width="2.134cm" svg:height="1.601cm" svg:x="10.215cm" svg:y="8.253cm">
          <text:p text:style-name="P1"><text:span text:style-name="T12">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1" draw:text-style-name="P2" draw:layer="layout" svg:width="2.134cm" svg:height="1.601cm" svg:x="11.625cm" svg:y="10.175cm">
          <text:p text:style-name="P1"><text:span text:style-name="T12">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1" draw:text-style-name="P2" draw:layer="layout" svg:width="2.134cm" svg:height="1.601cm" svg:x="13.03cm" svg:y="12.052cm">
          <text:p text:style-name="P1"><text:span text:style-name="T12">0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68" draw:text-style-name="P2" draw:layer="layout" svg:width="6.724cm" svg:height="1.011cm" svg:x="10.501cm" svg:y="6.535cm">
          <text:p text:style-name="P22"><text:span text:style-name="T13">CPU:P4 1.8GHz</text:span><text:span text:style-name="T13">以上</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68" draw:text-style-name="P2" draw:layer="layout" svg:width="11.833cm" svg:height="1.011cm" svg:x="11.688cm" svg:y="8.609cm">
          <text:p text:style-name="P22"><text:span text:style-name="T13">内存：</text:span><text:span text:style-name="T13">256MB</text:span><text:span text:style-name="T13">以上硬盘：</text:span><text:span text:style-name="T13">500MB</text:span><text:span text:style-name="T13">以上</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gr68" draw:text-style-name="P2" draw:layer="layout" svg:width="9.649cm" svg:height="1.011cm" svg:x="13.143cm" svg:y="10.455cm">
          <text:p text:style-name="P22"><text:span text:style-name="T13">显示器分辨率：</text:span><text:span text:style-name="T13">1024*768</text:span><text:span text:style-name="T13">以上</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68" draw:text-style-name="P2" draw:layer="layout" svg:width="8.714cm" svg:height="1.011cm" svg:x="14.771cm" svg:y="12.39cm">
          <text:p text:style-name="P22"><text:span text:style-name="T13">操作系统：各种版本的</text:span><text:span text:style-name="T13">Linu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3" draw:master-page-name="Default">
        <draw:custom-shape draw:name="CustomShape 1" draw:style-name="gr1" draw:text-style-name="P2" draw:layer="layout" svg:width="2.269cm" svg:height="1.434cm" svg:x="0.973cm" svg:y="0.561cm">
          <text:p text:style-name="P1"><text:span text:style-name="T6">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2" draw:layer="layout" svg:width="10.063cm" svg:height="1.265cm" svg:x="2.673cm" svg:y="0.699cm">
          <text:p text:style-name="P22"><text:span text:style-name="T7">特点</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5" draw:text-style-name="P16" draw:layer="layout" svg:width="1.806cm" svg:height="1.719cm" svg:x="2.089cm" svg:y="4.747cm">
          <text:p/>
          <draw:enhanced-geometry draw:mirror-horizontal="false" draw:mirror-vertical="false" svg:viewBox="0 0 0 0" draw:text-areas="?f12 ?f17 ?f13 ?f16" draw:type="ooxml-pentagon" draw:modifiers="105146 110557" draw:enhanced-path="M ?f11 ?f15 L ?f10 0 ?f14 ?f15 ?f13 ?f16 ?f12 ?f16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cos(pi*(1080000)/10800000)"/>
            <draw:equation draw:name="f7" draw:formula="?f1 *cos(pi*(18360000)/10800000)"/>
            <draw:equation draw:name="f8" draw:formula="?f3 *sin(pi*(1080000)/10800000)"/>
            <draw:equation draw:name="f9" draw:formula="?f3 *sin(pi*(18360000)/10800000)"/>
            <draw:equation draw:name="f10" draw:formula="logwidth/2"/>
            <draw:equation draw:name="f11" draw:formula="?f10 +0-?f6 "/>
            <draw:equation draw:name="f12" draw:formula="?f10 +0-?f7 "/>
            <draw:equation draw:name="f13" draw:formula="?f10 +?f7 -0"/>
            <draw:equation draw:name="f14" draw:formula="?f10 +?f6 -0"/>
            <draw:equation draw:name="f15" draw:formula="?f5 +0-?f8 "/>
            <draw:equation draw:name="f16" draw:formula="?f5 +0-?f9 "/>
            <draw:equation draw:name="f17" draw:formula="?f15 *?f7 /?f6 "/>
            <draw:equation draw:name="f18" draw:formula="logheight"/>
          </draw:enhanced-geometry>
        </draw:custom-shape>
        <draw:custom-shape draw:name="CustomShape 4" draw:style-name="gr1" draw:text-style-name="P2" draw:layer="layout" svg:width="1.793cm" svg:height="1.265cm" svg:x="2.069cm" svg:y="4.966cm">
          <text:p text:style-name="P1"><text:span text:style-name="T9">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69" draw:text-style-name="P13" draw:layer="layout" svg:width="1.806cm" svg:height="1.719cm" svg:x="2.121cm" svg:y="10.644cm">
          <text:p/>
          <draw:enhanced-geometry draw:mirror-horizontal="false" draw:mirror-vertical="false" svg:viewBox="0 0 0 0" draw:text-areas="?f12 ?f17 ?f13 ?f16" draw:type="ooxml-pentagon" draw:modifiers="105146 110557" draw:enhanced-path="M ?f11 ?f15 L ?f10 0 ?f14 ?f15 ?f13 ?f16 ?f12 ?f16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cos(pi*(1080000)/10800000)"/>
            <draw:equation draw:name="f7" draw:formula="?f1 *cos(pi*(18360000)/10800000)"/>
            <draw:equation draw:name="f8" draw:formula="?f3 *sin(pi*(1080000)/10800000)"/>
            <draw:equation draw:name="f9" draw:formula="?f3 *sin(pi*(18360000)/10800000)"/>
            <draw:equation draw:name="f10" draw:formula="logwidth/2"/>
            <draw:equation draw:name="f11" draw:formula="?f10 +0-?f6 "/>
            <draw:equation draw:name="f12" draw:formula="?f10 +0-?f7 "/>
            <draw:equation draw:name="f13" draw:formula="?f10 +?f7 -0"/>
            <draw:equation draw:name="f14" draw:formula="?f10 +?f6 -0"/>
            <draw:equation draw:name="f15" draw:formula="?f5 +0-?f8 "/>
            <draw:equation draw:name="f16" draw:formula="?f5 +0-?f9 "/>
            <draw:equation draw:name="f17" draw:formula="?f15 *?f7 /?f6 "/>
            <draw:equation draw:name="f18" draw:formula="logheight"/>
          </draw:enhanced-geometry>
        </draw:custom-shape>
        <draw:custom-shape draw:name="CustomShape 6" draw:style-name="gr1" draw:text-style-name="P2" draw:layer="layout" svg:width="1.793cm" svg:height="1.265cm" svg:x="2.1cm" svg:y="10.936cm">
          <text:p text:style-name="P1"><text:span text:style-name="T9">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70" draw:text-style-name="P2" draw:layer="layout" svg:width="13.276cm" svg:height="1.551cm" svg:x="4.263cm" svg:y="4.826cm">
          <text:p text:style-name="P22"><text:span text:style-name="T14">发送离线文件：客户端将文件上传至服务器，在起初用户注册时，便会为每个用户在服务器创建文件夹。然后接收的用户可以通过在数据库中存储的信息从而从服务器下载文件。下载后服务器会删除该文件</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70" draw:text-style-name="P2" draw:layer="layout" svg:width="13.276cm" svg:height="1.551cm" svg:x="4.263cm" svg:y="10.936cm">
          <text:p text:style-name="P22"><text:span text:style-name="T14">客户端多线程刷新列表：这个主要时由于自己起初架构的原因不得已选择的方式，另外自己作死分了群列表和好友列表。导致一些提醒上面的功能不是非常的完善。</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图片 26" draw:style-name="gr71" draw:text-style-name="P11" draw:layer="layout" svg:width="13.821cm" svg:height="15.276cm" svg:x="18.6cm" svg:y="2.695cm">
          <draw:image xlink:href="Pictures/1000000000000486000005006FACCE52EDC7DF6B.jpg" xlink:type="simple" xlink:show="embed" xlink:actuate="onLoad">
            <text:p/>
          </draw:image>
        </draw:frame>
        <draw:custom-shape draw:name="CustomShape 9" draw:style-name="gr69" draw:text-style-name="P13" draw:layer="layout" svg:width="1.279cm" svg:height="1.279cm" draw:transform="rotate (-1.5707963267949) translate (19.883cm 2.696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CustomShape 10" draw:style-name="gr69" draw:text-style-name="P13" draw:layer="layout" svg:width="1.279cm" svg:height="1.279cm" draw:transform="rotate (1.5707963267949) translate (31.494cm 18.287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presentation:notes draw:style-name="dp2">
          <draw:page-thumbnail draw:style-name="gr3" draw:layer="layout" svg:width="19.798cm" svg:height="11.136cm" svg:x="0.6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3" draw:master-page-name="Default">
        <draw:custom-shape draw:name="CustomShape 1" draw:style-name="gr6" draw:text-style-name="P6" draw:layer="layout" svg:width="2.269cm" svg:height="1.434cm" svg:x="0.973cm" svg:y="0.561cm">
          <text:p text:style-name="P1"><text:span text:style-name="T6">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31" draw:layer="layout" svg:width="10.063cm" svg:height="1.265cm" svg:x="2.673cm" svg:y="0.699cm">
          <text:p text:style-name="P22"><text:span text:style-name="T7">一些骚操作</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2" draw:text-style-name="P32" draw:layer="layout" svg:width="11.471cm" svg:height="10.6cm" svg:x="1.529cm" svg:y="5.2cm">
          <draw:image xlink:href="Pictures/10000201000001E7000001C27106A3D1568E97A9.png" xlink:type="simple" xlink:show="embed" xlink:actuate="onLoad">
            <text:p/>
          </draw:image>
        </draw:frame>
        <draw:frame draw:style-name="gr73" draw:text-style-name="P33" draw:layer="layout" svg:width="7.6cm" svg:height="1.2cm" svg:x="3cm" svg:y="3.6cm">
          <draw:text-box>
            <text:p>实现文件描述符的刷新</text:p>
          </draw:text-box>
        </draw:frame>
        <draw:frame draw:style-name="gr74" draw:text-style-name="P33" draw:layer="layout" svg:width="6cm" svg:height="1.191cm" svg:x="20.2cm" svg:y="3.4cm">
          <draw:text-box>
            <text:p>手动锁的实现</text:p>
          </draw:text-box>
        </draw:frame>
        <draw:frame draw:style-name="gr72" draw:text-style-name="P32" draw:layer="layout" svg:width="19.314cm" svg:height="4.841cm" svg:x="14.286cm" svg:y="5.8cm">
          <draw:image xlink:href="Pictures/10000201000002DA000000B7971D61A8BA97CAFD.png" xlink:type="simple" xlink:show="embed" xlink:actuate="onLoad">
            <text:p/>
          </draw:image>
        </draw:frame>
        <draw:frame draw:style-name="gr72" draw:text-style-name="P32" draw:layer="layout" svg:width="19.287cm" svg:height="2.777cm" svg:x="14.4cm" svg:y="11.4cm">
          <draw:image xlink:href="Pictures/10000201000002D900000069F2D23FF78FEC9850.png" xlink:type="simple" xlink:show="embed" xlink:actuate="onLoad">
            <text:p/>
          </draw:image>
        </draw:frame>
        <presentation:notes draw:style-name="dp2">
          <draw:page-thumbnail draw:style-name="gr3" draw:layer="layout" svg:width="19.798cm" svg:height="11.136cm" svg:x="0.6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3" draw:master-page-name="Default">
        <draw:custom-shape draw:name="CustomShape 1" draw:style-name="gr1" draw:text-style-name="P2" draw:layer="layout" svg:width="2.269cm" svg:height="1.434cm" svg:x="0.973cm" svg:y="0.561cm">
          <text:p text:style-name="P1"><text:span text:style-name="T6">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2" draw:layer="layout" svg:width="10.063cm" svg:height="1.265cm" svg:x="2.673cm" svg:y="0.699cm">
          <text:p text:style-name="P22"><text:span text:style-name="T7">测试运行图片</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1" draw:text-style-name="P11" draw:layer="layout" svg:width="11.141cm" svg:height="7.198cm" svg:x="3.129cm" svg:y="2.6cm">
          <draw:image xlink:href="Pictures/100002010000032E0000020EFCBB7458F7EE6DEA.png" xlink:type="simple" xlink:show="embed" xlink:actuate="onLoad">
            <text:p/>
          </draw:image>
        </draw:frame>
        <draw:frame draw:style-name="gr71" draw:text-style-name="P11" draw:layer="layout" svg:width="11.518cm" svg:height="7.441cm" svg:x="16.8cm" svg:y="2.6cm">
          <draw:image xlink:href="Pictures/100002010000032E0000020EDD586300AA0D5C72.png" xlink:type="simple" xlink:show="embed" xlink:actuate="onLoad">
            <text:p/>
          </draw:image>
        </draw:frame>
        <draw:frame draw:style-name="gr71" draw:text-style-name="P11" draw:layer="layout" svg:width="11.251cm" svg:height="7.269cm" svg:x="3cm" svg:y="10.6cm">
          <draw:image xlink:href="Pictures/100002010000032E0000020E317F6C53AD5B3377.png" xlink:type="simple" xlink:show="embed" xlink:actuate="onLoad">
            <text:p/>
          </draw:image>
        </draw:frame>
        <draw:frame draw:style-name="gr71" draw:text-style-name="P11" draw:layer="layout" svg:width="11.344cm" svg:height="7.33cm" svg:x="16.8cm" svg:y="10.668cm">
          <draw:image xlink:href="Pictures/100002010000032E0000020E2F90A3A795E53142.png" xlink:type="simple" xlink:show="embed" xlink:actuate="onLoad">
            <text:p/>
          </draw:image>
        </draw:frame>
        <presentation:notes draw:style-name="dp2">
          <draw:page-thumbnail draw:style-name="gr3" draw:layer="layout" svg:width="19.798cm" svg:height="11.136cm" svg:x="0.6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6" draw:master-page-name="Default_20_1" xml:id="id4" draw:id="id4">
        <draw:custom-shape draw:name="CustomShape 1" draw:style-name="gr1" draw:text-style-name="P2" draw:layer="layout" svg:width="18.628cm" svg:height="2.412cm" svg:x="7.622cm" svg:y="9.274cm">
          <text:p text:style-name="P1"><text:span text:style-name="T15">谢谢观看</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5" draw:text-style-name="P2" draw:layer="layout" svg:width="18.617cm" svg:height="1.309cm" svg:x="7.622cm" svg:y="11.773cm">
          <text:p text:style-name="P4"><text:span text:style-name="T16">Thanks For Watch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begin">
            <anim:transitionFilter smil:dur="3s" smil:type="pinWheelWipe" smil:subtype="oneBlade"/>
          </anim:par>
          <anim:seq presentation:node-type="main-sequence"/>
        </anim:par>
        <presentation:notes draw:style-name="dp2">
          <draw:page-thumbnail draw:style-name="gr3" draw:layer="layout" svg:width="19.798cm" svg:height="11.136cm" svg:x="0.6cm" svg:y="2.257cm" draw:page-number="9" presentation:class="page"/>
          <draw:frame presentation:style-name="pr4"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DFKai-SB" svg:font-family="DFKai-SB"/>
    <style:font-face style:name="DejaVu Sans" svg:font-family="'DejaVu Sans'"/>
    <style:font-face style:name="Dotum" svg:font-family="Dotum"/>
    <style:font-face style:name="Impact" svg:font-family="Impact"/>
    <style:font-face style:name="Microsoft Yi Baiti" svg:font-family="'Microsoft Yi Baiti'"/>
    <style:font-face style:name="等线" svg:font-family="等线"/>
    <style:font-face style:name="等线 Light" svg:font-family="'等线 Light'"/>
    <style:font-face style:name="黑体" svg:font-family="黑体"/>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思源黑体 CN Regular" svg:font-family="'思源黑体 CN Regular'" style:font-family-generic="system" style:font-pitch="variable"/>
  </office:font-face-decls>
  <office:styles>
    <draw:fill-image draw:name="msFillBitmap_20_1" draw:display-name="msFillBitmap 1" xlink:href="Pictures/100000000000078000000465C870C0FE08B4E7D5.jpg" xlink:type="simple" xlink:show="embed" xlink:actuate="onLoad"/>
    <draw:fill-image draw:name="msFillBitmap_20_2" draw:display-name="msFillBitmap 2" xlink:href="Pictures/100000000000078000000465C870C0FE08B4E7D5.jpg" xlink:type="simple" xlink:show="embed" xlink:actuate="onLoad"/>
    <draw:fill-image draw:name="msFillBitmap_20_3" draw:display-name="msFillBitmap 3" xlink:href="Pictures/100000000000078000000465C870C0FE08B4E7D5.jpg" xlink:type="simple" xlink:show="embed" xlink:actuate="onLoad"/>
    <draw:fill-image draw:name="msFillBitmap_20_4" draw:display-name="msFillBitmap 4" xlink:href="Pictures/100000000000078000000465C870C0FE08B4E7D5.jpg" xlink:type="simple" xlink:show="embed" xlink:actuate="onLoad"/>
    <draw:marker draw:name="Arrow" svg:viewBox="0 0 20 30" svg:d="M10 0l-10 30h20z"/>
    <draw:marker draw:name="msArrowOpenEnd_20_5" draw:display-name="msArrowOpenEnd 5" svg:viewBox="0 0 450 450" svg:d="M225 0l225 409-68 41-157-288-158 288-67-41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思源黑体 CN Regular" style:font-size-asian="24pt" style:language-asian="zh" style:country-asian="CN" style:font-name-complex="思源黑体 CN Regular"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思源黑体 CN Regular" style:font-family-asian="'思源黑体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c__20_Content-background" style:display-name="Title, Content-background" style:family="presentation">
      <style:graphic-properties draw:stroke="none" draw:fill="bitmap" draw:fill-image-name="msFillBitmap_20_1" style:repeat="stretch"/>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思源黑体 CN Regular" style:font-family-asian="'思源黑体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思源黑体 CN Regular" style:font-family-asian="'思源黑体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思源黑体 CN Regular" style:font-family-asian="'思源黑体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思源黑体 CN Regular" style:font-family-asian="'思源黑体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bitmap" draw:fill-image-name="msFillBitmap_20_2" style:repeat="stretch"/>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思源黑体 CN Regular" style:font-family-asian="'思源黑体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思源黑体 CN Regular" style:font-family-asian="'思源黑体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思源黑体 CN Regular" style:font-family-asian="'思源黑体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思源黑体 CN Regular" style:font-family-asian="'思源黑体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bitmap" draw:fill-image-name="msFillBitmap_20_3"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思源黑体 CN Regular" style:font-family-asian="'思源黑体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思源黑体 CN Regular" style:font-family-asian="'思源黑体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思源黑体 CN Regular" style:font-family-asian="'思源黑体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思源黑体 CN Regular" style:font-family-asian="'思源黑体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bitmap" draw:fill-image-name="msFillBitmap_20_4" style:repeat="stretch"/>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思源黑体 CN Regular" style:font-family-asian="'思源黑体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思源黑体 CN Regular" style:font-family-asian="'思源黑体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思源黑体 CN Regular" style:font-family-asian="'思源黑体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思源黑体 CN Regular" style:font-family-asian="'思源黑体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draw:background-size="border" draw:fill="bitmap" draw:fill-image-name="msFillBitmap_20_4"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71cm" svg:stroke-color="#3a5f8b" draw:stroke-linejoin="round" draw:fill="solid" draw:fill-color="#4f81bd"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solid" svg:stroke-width="0.071cm" svg:stroke-color="#ffffff" draw:stroke-linejoin="round" draw:fill="solid" draw:fill-color="#11c6ff" draw:opacity="20%"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071cm" draw:fill="solid" draw:fill-color="#a8ca04" draw:opacity="50%"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071cm" draw:fill="solid" draw:fill-color="#f7bc00" draw:opacity="50%"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none" svg:stroke-width="0.071cm" draw:fill="solid" draw:fill-color="#e42887" draw:opacity="50%" draw:textarea-vertical-align="top" draw:auto-grow-height="false" fo:min-height="0cm" fo:min-width="0cm" fo:padding-top="0.125cm" fo:padding-bottom="0.125cm" fo:padding-left="0.25cm" fo:padding-right="0.25cm" fo:wrap-option="wrap"/>
    </style:style>
    <style:style style:name="Mgr8" style:family="graphic" style:parent-style-name="standard">
      <style:graphic-properties draw:stroke="solid" svg:stroke-width="0.071cm" svg:stroke-color="#ffffff" draw:stroke-linejoin="round" draw:fill="solid" draw:fill-color="#11c6ff" draw:opacity="50%" draw:textarea-vertical-align="top" draw:auto-grow-height="false" fo:min-height="0cm" fo:min-width="0cm" fo:padding-top="0.125cm" fo:padding-bottom="0.125cm" fo:padding-left="0.25cm" fo:padding-right="0.25cm" fo:wrap-option="wrap"/>
    </style:style>
    <style:style style:name="Mgr9" style:family="graphic" style:parent-style-name="standard">
      <style:graphic-properties draw:stroke="none" svg:stroke-width="0.071cm" draw:fill="solid" draw:fill-color="#ffffff" draw:textarea-vertical-align="top" draw:auto-grow-height="false" fo:min-height="0cm" fo:min-width="0cm" fo:padding-top="0.125cm" fo:padding-bottom="0.125cm" fo:padding-left="0.25cm" fo:padding-right="0.25cm" fo:wrap-option="wrap"/>
    </style:style>
    <style:style style:name="Mgr10" style:family="graphic" style:parent-style-name="standard">
      <style:graphic-properties draw:stroke="solid" svg:stroke-width="0.009cm" svg:stroke-color="#ffffff" draw:stroke-linejoin="round" draw:fill="none" draw:textarea-horizontal-align="center" draw:textarea-vertical-align="top" draw:auto-grow-height="false" fo:padding-top="0.125cm" fo:padding-bottom="0.125cm" fo:padding-left="0.25cm" fo:padding-right="0.25cm" fo:wrap-option="wrap"/>
    </style:style>
    <style:style style:name="Mgr11" style:family="graphic" style:parent-style-name="standard">
      <style:graphic-properties draw:stroke="solid" svg:stroke-width="0.053cm" svg:stroke-color="#ffffff" draw:stroke-linejoin="round" draw:fill="none" draw:textarea-vertical-align="top" draw:auto-grow-height="false" fo:min-height="0cm" fo:min-width="0cm" fo:padding-top="0.125cm" fo:padding-bottom="0.125cm" fo:padding-left="0.25cm" fo:padding-right="0.25cm" fo:wrap-option="wrap"/>
    </style:style>
    <style:style style:name="Mgr12" style:family="graphic" style:parent-style-name="standard">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Mgr1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4" style:family="graphic" style:parent-style-name="standard">
      <style:graphic-properties draw:stroke="solid" svg:stroke-width="0.026cm" svg:stroke-color="#ffffff" draw:stroke-linejoin="round" draw:fill="none" draw:textarea-horizontal-align="center" draw:textarea-vertical-align="top" draw:auto-grow-height="false" fo:padding-top="0.125cm" fo:padding-bottom="0.125cm" fo:padding-left="0.25cm" fo:padding-right="0.25cm" fo:wrap-option="wrap"/>
    </style:style>
    <style:style style:name="Mgr15" style:family="graphic" style:parent-style-name="standard">
      <style:graphic-properties draw:stroke="none" svg:stroke-width="0.009cm" draw:fill="solid" draw:fill-color="#ffffff" draw:textarea-vertical-align="top" draw:auto-grow-height="false" fo:min-height="0cm" fo:min-width="0cm" fo:padding-top="0.125cm" fo:padding-bottom="0.125cm" fo:padding-left="0.25cm" fo:padding-right="0.25cm" fo:wrap-option="wrap"/>
    </style:style>
    <style:style style:name="Mgr16" style:family="graphic" style:parent-style-name="standard">
      <style:graphic-properties draw:stroke="solid" svg:stroke-width="0.035cm" svg:stroke-color="#ffffff" draw:stroke-linejoin="round" draw:fill="none" draw:textarea-horizontal-align="center" draw:textarea-vertical-align="top" draw:auto-grow-height="false" fo:padding-top="0.125cm" fo:padding-bottom="0.125cm" fo:padding-left="0.25cm" fo:padding-right="0.25cm" fo:wrap-option="wrap"/>
    </style:style>
    <style:style style:name="Mgr17" style:family="graphic" style:parent-style-name="standard">
      <style:graphic-properties draw:stroke="none" svg:stroke-width="0.071cm" draw:fill="solid" draw:fill-color="#ffffff" draw:opacity="20%" draw:textarea-vertical-align="top" draw:auto-grow-height="false" fo:min-height="0cm" fo:min-width="0cm" fo:padding-top="0.125cm" fo:padding-bottom="0.125cm" fo:padding-left="0.25cm" fo:padding-right="0.25cm" fo:wrap-option="wrap"/>
    </style:style>
    <style:style style:name="Mgr18" style:family="graphic" style:parent-style-name="standard">
      <style:graphic-properties draw:stroke="solid" svg:stroke-width="0.053cm" svg:stroke-color="#11c6ff" draw:stroke-linejoin="round" draw:fill="none" draw:textarea-vertical-align="top" draw:auto-grow-height="false" fo:min-height="0cm" fo:min-width="0cm" fo:padding-top="0.125cm" fo:padding-bottom="0.125cm" fo:padding-left="0.25cm" fo:padding-right="0.25cm" fo:wrap-option="wrap"/>
    </style:style>
    <style:style style:name="Mgr19" style:family="graphic" style:parent-style-name="standard">
      <style:graphic-properties draw:stroke="solid" svg:stroke-width="0.026cm" svg:stroke-color="#808080" draw:stroke-linejoin="round" draw:fill="none" draw:textarea-horizontal-align="center" draw:textarea-vertical-align="top" draw:auto-grow-height="false" fo:padding-top="0.125cm" fo:padding-bottom="0.125cm" fo:padding-left="0.25cm" fo:padding-right="0.25cm" fo:wrap-option="wrap"/>
    </style:style>
    <style:style style:name="Mgr20" style:family="graphic" style:parent-style-name="standard">
      <style:graphic-properties draw:stroke="solid" svg:stroke-width="0.018cm" svg:stroke-color="#ffffff" draw:stroke-linejoin="round" draw:fill="none" draw:textarea-vertical-align="top" draw:auto-grow-height="false" fo:min-height="0cm" fo:min-width="0cm" fo:padding-top="0.125cm" fo:padding-bottom="0.125cm" fo:padding-left="0.25cm" fo:padding-right="0.25cm" fo:wrap-option="wrap"/>
    </style:style>
    <style:style style:name="Mpr1" style:family="presentation" style:parent-style-name="Title_2c__20_Content-backgroundobjects">
      <style:graphic-properties draw:stroke="none" draw:fill="none" draw:fill-color="#ffffff" draw:auto-grow-height="false" fo:min-height="1.485cm"/>
    </style:style>
    <style:style style:name="Mpr2" style:family="presentation" style:parent-style-name="Title_2c__20_Content-backgroundobjects">
      <style:graphic-properties draw:stroke="none" draw:fill="none" draw:fill-color="#ffffff" draw:textarea-vertical-align="bottom" draw:auto-grow-height="false" fo:min-height="1.485cm"/>
    </style:style>
    <style:style style:name="Mpr3" style:family="presentation" style:parent-style-name="Blank_20_Slide-backgroundobjects">
      <style:graphic-properties draw:stroke="none" draw:fill="none" draw:fill-color="#ffffff" draw:auto-grow-height="false" fo:min-height="1.485cm"/>
    </style:style>
    <style:style style:name="Mpr4" style:family="presentation" style:parent-style-name="Blank_20_Slide-backgroundobjects">
      <style:graphic-properties draw:stroke="none" draw:fill="none" draw:fill-color="#ffffff" draw:textarea-vertical-align="bottom" draw:auto-grow-height="false" fo:min-height="1.485cm"/>
    </style:style>
    <style:style style:name="Mpr5" style:family="presentation" style:parent-style-name="Default-backgroundobjects">
      <style:graphic-properties draw:stroke="none" draw:fill="none" draw:fill-color="#ffffff" draw:auto-grow-height="false" fo:min-height="1.485cm"/>
    </style:style>
    <style:style style:name="Mpr6" style:family="presentation" style:parent-style-name="Default-backgroundobjects">
      <style:graphic-properties draw:stroke="none" draw:fill="none" draw:fill-color="#ffffff" draw:textarea-vertical-align="bottom" draw:auto-grow-height="false" fo:min-height="1.485cm"/>
    </style:style>
    <style:style style:name="Mpr7" style:family="presentation" style:parent-style-name="Default_20_1-backgroundobjects">
      <style:graphic-properties draw:stroke="none" draw:fill="none" draw:fill-color="#ffffff" draw:auto-grow-height="false" fo:min-height="1.485cm"/>
    </style:style>
    <style:style style:name="Mpr8" style:family="presentation" style:parent-style-name="Default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4f81bd"/>
      <style:paragraph-properties fo:text-align="start"/>
      <style:text-properties fo:font-size="18pt"/>
    </style:style>
    <style:style style:name="MP6" style:family="paragraph">
      <loext:graphic-properties draw:fill="solid" draw:fill-color="#11c6ff" draw:opacity="20%"/>
      <style:paragraph-properties fo:text-align="start"/>
      <style:text-properties fo:font-size="18pt"/>
    </style:style>
    <style:style style:name="MP7" style:family="paragraph">
      <loext:graphic-properties draw:fill="solid" draw:fill-color="#a8ca04" draw:opacity="50%"/>
      <style:paragraph-properties fo:text-align="start"/>
      <style:text-properties fo:font-size="18pt"/>
    </style:style>
    <style:style style:name="MP8" style:family="paragraph">
      <loext:graphic-properties draw:fill="solid" draw:fill-color="#f7bc00" draw:opacity="50%"/>
      <style:paragraph-properties fo:text-align="start"/>
      <style:text-properties fo:font-size="18pt"/>
    </style:style>
    <style:style style:name="MP9" style:family="paragraph">
      <loext:graphic-properties draw:fill="solid" draw:fill-color="#e42887" draw:opacity="50%"/>
      <style:paragraph-properties fo:text-align="start"/>
      <style:text-properties fo:font-size="18pt"/>
    </style:style>
    <style:style style:name="MP10" style:family="paragraph">
      <loext:graphic-properties draw:fill="solid" draw:fill-color="#11c6ff" draw:opacity="50%"/>
      <style:paragraph-properties fo:text-align="start"/>
      <style:text-properties fo:font-size="18pt"/>
    </style:style>
    <style:style style:name="MP11" style:family="paragraph">
      <loext:graphic-properties draw:fill="solid" draw:fill-color="#ffffff"/>
      <style:paragraph-properties fo:text-align="start"/>
      <style:text-properties fo:font-size="18pt"/>
    </style:style>
    <style:style style:name="MP12" style:family="paragraph">
      <loext:graphic-properties draw:fill="none"/>
      <style:paragraph-properties fo:text-align="start"/>
      <style:text-properties fo:font-size="18pt"/>
    </style:style>
    <style:style style:name="MP13" style:family="paragraph">
      <style:paragraph-properties fo:margin-top="0cm" fo:margin-bottom="0cm" fo:line-height="100%" fo:text-align="center"/>
    </style:style>
    <style:style style:name="MP14" style:family="paragraph">
      <loext:graphic-properties draw:fill="none"/>
      <style:paragraph-properties fo:text-align="start" style:font-independent-line-spacing="true"/>
      <style:text-properties fo:font-size="18pt"/>
    </style:style>
    <style:style style:name="MP15" style:family="paragraph">
      <loext:graphic-properties draw:fill="solid" draw:fill-color="#ffffff" draw:opacity="20%"/>
      <style:paragraph-properties fo:text-align="start"/>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DFKai-SB" fo:font-size="36pt" fo:letter-spacing="normal" fo:font-style="normal" style:text-underline-style="none" fo:font-weight="normal" style:font-name-asian="DFKai-SB" style:font-size-asian="36pt" style:font-style-asian="normal" style:font-weight-asian="normal" style:font-name-complex="DejaVu Sans" style:font-size-complex="36pt" style:font-style-complex="normal" style:font-weight-complex="normal"/>
    </style:style>
    <style:style style:name="MT3" style:family="text">
      <style:text-properties fo:font-variant="normal" fo:text-transform="none" fo:color="#11c6ff" style:text-line-through-style="none" style:text-line-through-type="none" style:text-position="0% 100%" style:font-name="DFKai-SB" fo:font-size="72pt" fo:letter-spacing="normal" fo:font-style="normal" style:text-underline-style="none" fo:font-weight="normal" style:font-name-asian="DFKai-SB" style:font-size-asian="72pt" style:font-style-asian="normal" style:font-weight-asian="normal" style:font-name-complex="DejaVu Sans" style:font-size-complex="7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c__20_Content" style:display-name="Title, Content" style:page-layout-name="PM1" draw:style-name="Mdp1">
      <draw:custom-shape draw:name="CustomShape 1" draw:style-name="Mgr3" draw:text-style-name="MP5" draw:layer="backgroundobjects" drawooo:display="printer" svg:width="0.001cm" svg:height="0.00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svg:width="2.813cm" svg:height="5.581cm" draw:transform="rotate (0.785398163397448) translate (12.004cm 5.379cm)">
        <text:p/>
        <draw:enhanced-geometry draw:mirror-horizontal="false" draw:mirror-vertical="fals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CustomShape 3" draw:style-name="Mgr5" draw:text-style-name="MP7" draw:layer="backgroundobjects" svg:width="2.813cm" svg:height="5.581cm" draw:transform="rotate (0.610865238198015) translate (12.612cm 4.565cm)">
        <text:p/>
        <draw:enhanced-geometry draw:mirror-horizontal="false" draw:mirror-vertical="fals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CustomShape 4" draw:style-name="Mgr6" draw:text-style-name="MP8" draw:layer="backgroundobjects" svg:width="2.813cm" svg:height="5.581cm" draw:transform="rotate (0.436332312998582) translate (13.331cm 3.865cm)">
        <text:p/>
        <draw:enhanced-geometry draw:mirror-horizontal="false" draw:mirror-vertical="fals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CustomShape 5" draw:style-name="Mgr7" draw:text-style-name="MP9" draw:layer="backgroundobjects" svg:width="2.813cm" svg:height="5.581cm" draw:transform="rotate (0.261799387799149) translate (14.163cm 3.302cm)">
        <text:p/>
        <draw:enhanced-geometry draw:mirror-horizontal="false" draw:mirror-vertical="fals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CustomShape 6" draw:style-name="Mgr4" draw:text-style-name="MP6" draw:layer="backgroundobjects" svg:width="2.813cm" svg:height="5.581cm" draw:transform="rotate (-0.785398163397448) translate (19.956cm 3.399cm)">
        <text:p/>
        <draw:enhanced-geometry draw:mirror-horizontal="false" draw:mirror-vertical="fals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CustomShape 7" draw:style-name="Mgr5" draw:text-style-name="MP7" draw:layer="backgroundobjects" svg:width="2.813cm" svg:height="5.581cm" draw:transform="rotate (-0.610865238198016) translate (18.973cm 2.97cm)">
        <text:p/>
        <draw:enhanced-geometry draw:mirror-horizontal="false" draw:mirror-vertical="fals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CustomShape 8" draw:style-name="Mgr6" draw:text-style-name="MP8" draw:layer="backgroundobjects" svg:width="2.813cm" svg:height="5.581cm" draw:transform="rotate (-0.436332312998582) translate (18.008cm 2.649cm)">
        <text:p/>
        <draw:enhanced-geometry draw:mirror-horizontal="false" draw:mirror-vertical="fals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CustomShape 9" draw:style-name="Mgr7" draw:text-style-name="MP9" draw:layer="backgroundobjects" svg:width="2.813cm" svg:height="5.581cm" draw:transform="rotate (-0.261799387799149) translate (17.008cm 2.546cm)">
        <text:p/>
        <draw:enhanced-geometry draw:mirror-horizontal="false" draw:mirror-vertical="fals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CustomShape 10" draw:style-name="Mgr8" draw:text-style-name="MP10" draw:layer="backgroundobjects" svg:width="2.813cm" svg:height="5.581cm" draw:transform="rotate (-0.0872664625997166) translate (16.053cm 2.648cm)">
        <text:p/>
        <draw:enhanced-geometry draw:mirror-horizontal="false" draw:mirror-vertical="fals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CustomShape 11" draw:style-name="Mgr8" draw:text-style-name="MP10" draw:layer="backgroundobjects" svg:width="2.813cm" svg:height="5.581cm" draw:transform="rotate (0.0872664625997165) translate (15.078cm 2.891cm)">
        <text:p/>
        <draw:enhanced-geometry draw:mirror-horizontal="false" draw:mirror-vertical="fals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CustomShape 12" draw:style-name="Mgr9" draw:text-style-name="MP11" draw:layer="backgroundobjects" svg:width="0.197cm" svg:height="0.197cm" svg:x="16.404cm" svg:y="13.87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3" draw:style-name="Mgr10" draw:text-style-name="MP12" draw:layer="backgroundobjects" svg:x1="5.928cm" svg:y1="13.963cm" svg:x2="16.503cm" svg:y2="13.964cm">
        <text:p/>
      </draw:line>
      <draw:custom-shape draw:name="CustomShape 14" draw:style-name="Mgr9" draw:text-style-name="MP11" draw:layer="backgroundobjects" svg:width="0.197cm" svg:height="0.197cm" draw:transform="rotate (-3.14159265358979) translate (17.86cm 14.4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5" draw:style-name="Mgr10" draw:text-style-name="MP12" draw:layer="backgroundobjects" svg:x1="27.937cm" svg:y1="13.984cm" svg:x2="17.363cm" svg:y2="13.985cm">
        <text:p/>
      </draw:line>
      <draw:custom-shape draw:name="CustomShape 16" draw:style-name="Mgr11" draw:text-style-name="MP12" draw:layer="backgroundobjects" svg:width="1.43cm" svg:height="1.361cm" svg:x="31.841cm" svg:y="0.434cm">
        <text:p/>
        <draw:enhanced-geometry draw:mirror-horizontal="false" draw:mirror-vertical="false" svg:viewBox="0 0 0 0" draw:text-areas="?f12 ?f17 ?f13 ?f16" draw:type="ooxml-pentagon" draw:modifiers="105146 110557" draw:enhanced-path="M ?f11 ?f15 L ?f10 0 ?f14 ?f15 ?f13 ?f16 ?f12 ?f16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cos(pi*(1080000)/10800000)"/>
          <draw:equation draw:name="f7" draw:formula="?f1 *cos(pi*(18360000)/10800000)"/>
          <draw:equation draw:name="f8" draw:formula="?f3 *sin(pi*(1080000)/10800000)"/>
          <draw:equation draw:name="f9" draw:formula="?f3 *sin(pi*(18360000)/10800000)"/>
          <draw:equation draw:name="f10" draw:formula="logwidth/2"/>
          <draw:equation draw:name="f11" draw:formula="?f10 +0-?f6 "/>
          <draw:equation draw:name="f12" draw:formula="?f10 +0-?f7 "/>
          <draw:equation draw:name="f13" draw:formula="?f10 +?f7 -0"/>
          <draw:equation draw:name="f14" draw:formula="?f10 +?f6 -0"/>
          <draw:equation draw:name="f15" draw:formula="?f5 +0-?f8 "/>
          <draw:equation draw:name="f16" draw:formula="?f5 +0-?f9 "/>
          <draw:equation draw:name="f17" draw:formula="?f15 *?f7 /?f6 "/>
          <draw:equation draw:name="f18" draw:formula="logheight"/>
        </draw:enhanced-geometry>
      </draw:custom-shape>
      <draw:custom-shape draw:name="CustomShape 17" draw:style-name="Mgr12" draw:text-style-name="MP14" draw:layer="backgroundobjects" svg:width="0.846cm" svg:height="1.774cm" svg:x="32.214cm" svg:y="0.228cm">
        <text:p text:style-name="MP13"><text:span text:style-name="MT2">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Title_2c__20_Content-title" draw:layer="backgroundobjects" svg:width="30.478cm" svg:height="3.179cm" svg:x="1.693cm" svg:y="0.76cm" presentation:class="title" presentation:placeholder="true" presentation:user-transformed="true">
        <draw:text-box/>
      </draw:frame>
      <draw:frame draw:name="PlaceHolder 2" presentation:style-name="Title_2c__20_Content-outline1" draw:layer="backgroundobjects" svg:width="30.478cm" svg:height="11.047cm" svg:x="1.693cm" svg:y="4.457cm" presentation:class="outline" presentation:placeholder="true" presentation:user-transformed="true">
        <draw:text-box/>
      </draw:frame>
      <presentation:notes style:page-layout-name="PM0">
        <draw:page-thumbnail presentation:style-name="Title_2c__20_Content-title" draw:layer="backgroundobjects" svg:width="14.848cm" svg:height="11.136cm" svg:x="3.075cm" svg:y="2.257cm" presentation:class="page"/>
        <draw:frame presentation:style-name="Title_2c__20_Content-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_20_Slide" style:display-name="Blank Slide" style:page-layout-name="PM1" draw:style-name="Mdp2">
      <draw:custom-shape draw:name="CustomShape 1" draw:style-name="Mgr3" draw:text-style-name="MP5" draw:layer="backgroundobjects" drawooo:display="printer" svg:width="0.001cm" svg:height="0.00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图片 6" draw:style-name="Mgr13" draw:text-style-name="MP12" draw:layer="backgroundobjects" svg:width="16.441cm" svg:height="7.855cm" svg:x="8.711cm" svg:y="5.596cm">
        <draw:image xlink:href="Pictures/10000200000003CB000001D0B42A684D11E892B7.png" xlink:type="simple" xlink:show="embed" xlink:actuate="onLoad">
          <text:p/>
        </draw:image>
      </draw:frame>
      <draw:line draw:name="Line 2" draw:style-name="Mgr14" draw:text-style-name="MP12" draw:layer="backgroundobjects" svg:x1="1.867cm" svg:y1="9.877cm" svg:x2="31.999cm" svg:y2="9.878cm">
        <text:p/>
      </draw:line>
      <draw:line draw:name="Line 3" draw:style-name="Mgr14" draw:text-style-name="MP12" draw:layer="backgroundobjects" svg:x1="1.867cm" svg:y1="11.777cm" svg:x2="31.999cm" svg:y2="11.778cm">
        <text:p/>
      </draw:line>
      <draw:custom-shape draw:name="CustomShape 4" draw:style-name="Mgr15" draw:text-style-name="MP11" draw:layer="backgroundobjects" svg:width="0.248cm" svg:height="0.248cm" svg:x="16.82cm" svg:y="12.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 draw:style-name="Mgr15" draw:text-style-name="MP11" draw:layer="backgroundobjects" svg:width="0.248cm" svg:height="0.248cm" svg:x="16.072cm" svg:y="12.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 draw:style-name="Mgr15" draw:text-style-name="MP11" draw:layer="backgroundobjects" svg:width="0.248cm" svg:height="0.248cm" svg:x="17.543cm" svg:y="12.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 draw:style-name="Mgr15" draw:text-style-name="MP11" draw:layer="backgroundobjects" svg:width="0.248cm" svg:height="0.248cm" svg:x="15.35cm" svg:y="12.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 draw:style-name="Mgr15" draw:text-style-name="MP11" draw:layer="backgroundobjects" svg:width="0.248cm" svg:height="0.248cm" svg:x="18.266cm" svg:y="12.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presentation:notes style:page-layout-name="PM0">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3">
      <draw:custom-shape draw:name="CustomShape 1" draw:style-name="Mgr3" draw:text-style-name="MP5" draw:layer="backgroundobjects" drawooo:display="printer" svg:width="0.001cm" svg:height="0.00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11" draw:text-style-name="MP12" draw:layer="backgroundobjects" svg:width="1.43cm" svg:height="1.361cm" svg:x="31.841cm" svg:y="0.434cm">
        <text:p/>
        <draw:enhanced-geometry draw:mirror-horizontal="false" draw:mirror-vertical="false" svg:viewBox="0 0 0 0" draw:text-areas="?f12 ?f17 ?f13 ?f16" draw:type="ooxml-pentagon" draw:modifiers="105146 110557" draw:enhanced-path="M ?f11 ?f15 L ?f10 0 ?f14 ?f15 ?f13 ?f16 ?f12 ?f16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cos(pi*(1080000)/10800000)"/>
          <draw:equation draw:name="f7" draw:formula="?f1 *cos(pi*(18360000)/10800000)"/>
          <draw:equation draw:name="f8" draw:formula="?f3 *sin(pi*(1080000)/10800000)"/>
          <draw:equation draw:name="f9" draw:formula="?f3 *sin(pi*(18360000)/10800000)"/>
          <draw:equation draw:name="f10" draw:formula="logwidth/2"/>
          <draw:equation draw:name="f11" draw:formula="?f10 +0-?f6 "/>
          <draw:equation draw:name="f12" draw:formula="?f10 +0-?f7 "/>
          <draw:equation draw:name="f13" draw:formula="?f10 +?f7 -0"/>
          <draw:equation draw:name="f14" draw:formula="?f10 +?f6 -0"/>
          <draw:equation draw:name="f15" draw:formula="?f5 +0-?f8 "/>
          <draw:equation draw:name="f16" draw:formula="?f5 +0-?f9 "/>
          <draw:equation draw:name="f17" draw:formula="?f15 *?f7 /?f6 "/>
          <draw:equation draw:name="f18" draw:formula="logheight"/>
        </draw:enhanced-geometry>
      </draw:custom-shape>
      <draw:custom-shape draw:name="CustomShape 3" draw:style-name="Mgr12" draw:text-style-name="MP14" draw:layer="backgroundobjects" svg:width="0.846cm" svg:height="1.774cm" svg:x="32.214cm" svg:y="0.228cm">
        <text:p text:style-name="MP13"><text:span text:style-name="MT2">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 draw:style-name="Mgr16" draw:text-style-name="MP12" draw:layer="backgroundobjects" svg:x1="1.487cm" svg:y1="1.981cm" svg:x2="33.062cm" svg:y2="1.982cm">
        <text:p/>
      </draw:line>
      <draw:frame presentation:style-name="Default-title" draw:layer="backgroundobjects" svg:width="30.479cm" svg:height="3.18cm" svg:x="1.693cm" svg:y="0.76cm" presentation:class="title" presentation:placeholder="true">
        <draw:text-box/>
      </draw:frame>
      <draw:frame presentation:style-name="Default-outline1" draw:layer="backgroundobjects" svg:width="30.479cm" svg:height="11.048cm" svg:x="1.693cm" svg:y="4.457cm" presentation:class="outline" presentation:placeholder="true">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4">
      <draw:custom-shape draw:name="CustomShape 1" draw:style-name="Mgr3" draw:text-style-name="MP5" draw:layer="backgroundobjects" drawooo:display="printer" svg:width="0.001cm" svg:height="0.00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17" draw:text-style-name="MP15" draw:layer="backgroundobjects" svg:width="9.354cm" svg:height="18.603cm" draw:transform="rotate (0.785398163397448) translate (0.499cm 9.021cm)">
        <text:p/>
        <draw:enhanced-geometry draw:mirror-horizontal="false" draw:mirror-vertical="fals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CustomShape 3" draw:style-name="Mgr17" draw:text-style-name="MP15" draw:layer="backgroundobjects" svg:width="9.355cm" svg:height="18.601cm" draw:transform="rotate (0.610341639422417) translate (2.453cm 6.316cm)">
        <text:p/>
        <draw:enhanced-geometry draw:mirror-horizontal="false" draw:mirror-vertical="fals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CustomShape 4" draw:style-name="Mgr17" draw:text-style-name="MP15" draw:layer="backgroundobjects" svg:width="9.357cm" svg:height="18.597cm" draw:transform="rotate (0.435459648372585) translate (4.846cm 3.994cm)">
        <text:p/>
        <draw:enhanced-geometry draw:mirror-horizontal="false" draw:mirror-vertical="fals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CustomShape 5" draw:style-name="Mgr17" draw:text-style-name="MP15" draw:layer="backgroundobjects" svg:width="9.36cm" svg:height="18.59cm" draw:transform="skewX (4.28119609833105E-017) rotate (0.260752190247953) translate (7.609cm 2.121cm)">
        <text:p/>
        <draw:enhanced-geometry draw:mirror-horizontal="false" draw:mirror-vertical="fals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CustomShape 6" draw:style-name="Mgr17" draw:text-style-name="MP15" draw:layer="backgroundobjects" svg:width="9.368cm" svg:height="18.574cm" draw:transform="rotate (-0.0884881930761126) translate (13.824cm -0.055cm)">
        <text:p/>
        <draw:enhanced-geometry draw:mirror-horizontal="false" draw:mirror-vertical="fals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CustomShape 7" draw:style-name="Mgr17" draw:text-style-name="MP15" draw:layer="backgroundobjects" svg:width="9.372cm" svg:height="18.566cm" draw:transform="skewX (-4.28124185534875E-017) rotate (-0.262846585350346) translate (17.185cm -0.387cm)">
        <text:p/>
        <draw:enhanced-geometry draw:mirror-horizontal="false" draw:mirror-vertical="fals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CustomShape 8" draw:style-name="Mgr17" draw:text-style-name="MP15" draw:layer="backgroundobjects" svg:width="9.376cm" svg:height="18.56cm" draw:transform="rotate (-0.43720497762458) translate (20.509cm -0.041cm)">
        <text:p/>
        <draw:enhanced-geometry draw:mirror-horizontal="false" draw:mirror-vertical="fals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CustomShape 9" draw:style-name="Mgr17" draw:text-style-name="MP15" draw:layer="backgroundobjects" svg:width="9.378cm" svg:height="18.554cm" draw:transform="skewX (-8.5625400961255E-017) rotate (-0.785398163397448) translate (26.732cm 2.409cm)">
        <text:p/>
        <draw:enhanced-geometry draw:mirror-horizontal="false" draw:mirror-vertical="fals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CustomShape 10" draw:style-name="Mgr17" draw:text-style-name="MP15" draw:layer="backgroundobjects" svg:width="9.378cm" svg:height="18.555cm" draw:transform="skewX (8.56207865292135E-017) rotate (-0.611388836973613) translate (23.723cm 0.945cm)">
        <text:p/>
        <draw:enhanced-geometry draw:mirror-horizontal="false" draw:mirror-vertical="fals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CustomShape 11" draw:style-name="Mgr17" draw:text-style-name="MP15" draw:layer="backgroundobjects" svg:width="9.364cm" svg:height="18.582cm" draw:transform="rotate (0.0860447321233204) translate (10.655cm 0.76cm)">
        <text:p/>
        <draw:enhanced-geometry draw:mirror-horizontal="false" draw:mirror-vertical="fals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CustomShape 12" draw:style-name="Mgr18" draw:text-style-name="MP12" draw:layer="backgroundobjects" svg:width="2.904cm" svg:height="2.766cm" svg:x="15.48cm" svg:y="5.744cm">
        <text:p/>
        <draw:enhanced-geometry draw:mirror-horizontal="false" draw:mirror-vertical="false" svg:viewBox="0 0 0 0" draw:text-areas="?f12 ?f17 ?f13 ?f16" draw:type="ooxml-pentagon" draw:modifiers="105146 110557" draw:enhanced-path="M ?f11 ?f15 L ?f10 0 ?f14 ?f15 ?f13 ?f16 ?f12 ?f16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cos(pi*(1080000)/10800000)"/>
          <draw:equation draw:name="f7" draw:formula="?f1 *cos(pi*(18360000)/10800000)"/>
          <draw:equation draw:name="f8" draw:formula="?f3 *sin(pi*(1080000)/10800000)"/>
          <draw:equation draw:name="f9" draw:formula="?f3 *sin(pi*(18360000)/10800000)"/>
          <draw:equation draw:name="f10" draw:formula="logwidth/2"/>
          <draw:equation draw:name="f11" draw:formula="?f10 +0-?f6 "/>
          <draw:equation draw:name="f12" draw:formula="?f10 +0-?f7 "/>
          <draw:equation draw:name="f13" draw:formula="?f10 +?f7 -0"/>
          <draw:equation draw:name="f14" draw:formula="?f10 +?f6 -0"/>
          <draw:equation draw:name="f15" draw:formula="?f5 +0-?f8 "/>
          <draw:equation draw:name="f16" draw:formula="?f5 +0-?f9 "/>
          <draw:equation draw:name="f17" draw:formula="?f15 *?f7 /?f6 "/>
          <draw:equation draw:name="f18" draw:formula="logheight"/>
        </draw:enhanced-geometry>
      </draw:custom-shape>
      <draw:custom-shape draw:name="CustomShape 13" draw:style-name="Mgr12" draw:text-style-name="MP14" draw:layer="backgroundobjects" svg:width="1.719cm" svg:height="3.298cm" svg:x="16.238cm" svg:y="5.477cm">
        <text:p text:style-name="MP13"><text:span text:style-name="MT3">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4" draw:style-name="Mgr19" draw:text-style-name="MP12" draw:layer="backgroundobjects" svg:x1="6.852cm" svg:y1="12.899cm" svg:x2="27.013cm" svg:y2="12.9cm">
        <text:p/>
      </draw:line>
      <draw:line draw:name="Line 15" draw:style-name="Mgr19" draw:text-style-name="MP12" draw:layer="backgroundobjects" svg:x1="6.852cm" svg:y1="9.307cm" svg:x2="27.013cm" svg:y2="9.308cm">
        <text:p/>
      </draw:line>
      <draw:custom-shape draw:name="CustomShape 16" draw:style-name="Mgr20" draw:text-style-name="MP12" draw:layer="backgroundobjects" svg:width="21.771cm" svg:height="4.695cm" draw:transform="rotate (-3.14159265358979) translate (71.365cm 25.952cm)">
        <text:p/>
        <draw:enhanced-geometry draw:mirror-horizontal="false" draw:mirror-vertical="false" svg:viewBox="0 0 0 0" drawooo:sub-view-size="4467225 2514600" draw:text-areas="0 0 ?f0 ?f1" draw:type="ooxml-non-primitive" draw:enhanced-path="M 0 2514600 L 2238375 0 4467225 2514600 N">
          <draw:equation draw:name="f0" draw:formula="logwidth"/>
          <draw:equation draw:name="f1" draw:formula="logheight"/>
        </draw:enhanced-geometry>
      </draw:custom-shape>
      <draw:custom-shape draw:name="CustomShape 17" draw:style-name="Mgr20" draw:text-style-name="MP12" draw:layer="backgroundobjects" svg:width="21.771cm" svg:height="4.695cm" svg:x="6.046cm" svg:y="14.346cm">
        <text:p/>
        <draw:enhanced-geometry draw:mirror-horizontal="false" draw:mirror-vertical="false" svg:viewBox="0 0 0 0" drawooo:sub-view-size="4467225 2514600" draw:text-areas="0 0 ?f0 ?f1" draw:type="ooxml-non-primitive" draw:enhanced-path="M 0 2514600 L 2238375 0 4467225 2514600 N">
          <draw:equation draw:name="f0" draw:formula="logwidth"/>
          <draw:equation draw:name="f1" draw:formula="logheight"/>
        </draw:enhanced-geometry>
      </draw:custom-shape>
      <draw:custom-shape draw:name="CustomShape 18" draw:style-name="Mgr20" draw:text-style-name="MP12" draw:layer="backgroundobjects" svg:width="21.771cm" svg:height="4.695cm" svg:x="3.14cm" svg:y="14.346cm">
        <text:p/>
        <draw:enhanced-geometry draw:mirror-horizontal="false" draw:mirror-vertical="false" svg:viewBox="0 0 0 0" drawooo:sub-view-size="4467225 2514600" draw:text-areas="0 0 ?f0 ?f1" draw:type="ooxml-non-primitive" draw:enhanced-path="M 0 2514600 L 2238375 0 4467225 2514600 N">
          <draw:equation draw:name="f0" draw:formula="logwidth"/>
          <draw:equation draw:name="f1" draw:formula="logheight"/>
        </draw:enhanced-geometry>
      </draw:custom-shape>
      <draw:custom-shape draw:name="CustomShape 19" draw:style-name="Mgr20" draw:text-style-name="MP12" draw:layer="backgroundobjects" svg:width="21.771cm" svg:height="4.695cm" svg:x="13.754cm" svg:y="14.347cm">
        <text:p/>
        <draw:enhanced-geometry draw:mirror-horizontal="false" draw:mirror-vertical="false" svg:viewBox="0 0 0 0" drawooo:sub-view-size="4467225 2514600" draw:text-areas="0 0 ?f0 ?f1" draw:type="ooxml-non-primitive" draw:enhanced-path="M 0 2514600 L 2238375 0 4467225 2514600 N">
          <draw:equation draw:name="f0" draw:formula="logwidth"/>
          <draw:equation draw:name="f1" draw:formula="logheight"/>
        </draw:enhanced-geometry>
      </draw:custom-shape>
      <draw:custom-shape draw:name="CustomShape 20" draw:style-name="Mgr20" draw:text-style-name="MP12" draw:layer="backgroundobjects" svg:width="21.771cm" svg:height="4.695cm" svg:x="-1.178cm" svg:y="14.531cm">
        <text:p/>
        <draw:enhanced-geometry draw:mirror-horizontal="false" draw:mirror-vertical="false" svg:viewBox="0 0 0 0" drawooo:sub-view-size="4467225 2514600" draw:text-areas="0 0 ?f0 ?f1" draw:type="ooxml-non-primitive" draw:enhanced-path="M 0 2514600 L 2238375 0 4467225 2514600 N">
          <draw:equation draw:name="f0" draw:formula="logwidth"/>
          <draw:equation draw:name="f1" draw:formula="logheight"/>
        </draw:enhanced-geometry>
      </draw:custom-shape>
      <draw:custom-shape draw:name="CustomShape 21" draw:style-name="Mgr20" draw:text-style-name="MP12" draw:layer="backgroundobjects" svg:width="21.771cm" svg:height="4.695cm" svg:x="8.9cm" svg:y="14.346cm">
        <text:p/>
        <draw:enhanced-geometry draw:mirror-horizontal="false" draw:mirror-vertical="false" svg:viewBox="0 0 0 0" drawooo:sub-view-size="4467225 2514600" draw:text-areas="0 0 ?f0 ?f1" draw:type="ooxml-non-primitive" draw:enhanced-path="M 0 2514600 L 2238375 0 4467225 2514600 N">
          <draw:equation draw:name="f0" draw:formula="logwidth"/>
          <draw:equation draw:name="f1" draw:formula="logheight"/>
        </draw:enhanced-geometry>
      </draw:custom-shape>
      <presentation:notes style:page-layout-name="PM0">
        <draw:page-thumbnail presentation:style-name="Default_20_1-title" draw:layer="backgroundobjects" svg:width="19.798cm" svg:height="11.136cm" svg:x="0.6cm" svg:y="2.257cm" presentation:class="page"/>
        <draw:frame presentation:style-name="Default_20_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2-21T09:16:00</meta:creation-date>
    <dc:language>zh-CN</dc:language>
    <dc:date>2017-09-21T20:54:55.050391845</dc:date>
    <meta:editing-cycles>12</meta:editing-cycles>
    <meta:editing-duration>PT8M48S</meta:editing-duration>
    <meta:generator>LibreOffice/5.3.4.2$Linux_X86_64 LibreOffice_project/30$Build-2</meta:generator>
    <meta:document-statistic meta:object-count="225"/>
    <meta:user-defined meta:name="AppVersion">14.0000</meta:user-defined>
    <meta:user-defined meta:name="HiddenSlides" meta:value-type="float">0</meta:user-defined>
    <meta:user-defined meta:name="HyperlinksChanged" meta:value-type="boolean">false</meta:user-defined>
    <meta:user-defined meta:name="KSOProductBuildVer">2052-10.1.0.6748</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宽屏</meta:user-defined>
    <meta:user-defined meta:name="ScaleCrop" meta:value-type="boolean">false</meta:user-defined>
    <meta:user-defined meta:name="ShareDoc" meta:value-type="boolean">false</meta:user-defined>
    <meta:user-defined meta:name="Slides" meta:value-type="float">9</meta:user-defined>
  </office:meta>
</office:document-meta>
</file>